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58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b80dd8d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b763bee" style:font-style-asian="italic" style:font-style-complex="italic"/>
    </style:style>
    <style:style style:name="P17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8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9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0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30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1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2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3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4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5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6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7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8" style:family="paragraph" style:parent-style-name="Text_20_body">
      <style:text-properties fo:font-style="italic" officeooo:rsid="2a9fdee7" officeooo:paragraph-rsid="2b66f36b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41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2" style:family="paragraph" style:parent-style-name="Text_20_body">
      <style:text-properties fo:language="cs" fo:country="CZ" fo:font-style="normal" officeooo:rsid="1ff514e4" officeooo:paragraph-rsid="2b90c701" style:font-style-asian="normal" style:font-style-complex="normal"/>
    </style:style>
    <style:style style:name="P43" style:family="paragraph" style:parent-style-name="Text_20_body">
      <style:text-properties fo:font-style="normal" style:font-style-asian="normal" style:font-style-complex="normal"/>
    </style:style>
    <style:style style:name="P44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6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7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8" style:family="paragraph" style:parent-style-name="Text_20_body">
      <style:text-properties fo:font-style="normal" officeooo:rsid="27f0fe41" officeooo:paragraph-rsid="2b73c421" style:font-style-asian="normal" style:font-style-complex="normal"/>
    </style:style>
    <style:style style:name="P49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50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51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52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3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4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5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6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7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8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60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61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2" style:family="paragraph" style:parent-style-name="Text_20_body">
      <style:text-properties fo:font-style="normal" officeooo:paragraph-rsid="2a5b9c85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b747b6a" style:font-style-asian="normal" style:font-style-complex="normal"/>
    </style:style>
    <style:style style:name="P70" style:family="paragraph" style:parent-style-name="Text_20_body">
      <style:text-properties fo:font-style="normal" officeooo:rsid="2750f31d" officeooo:paragraph-rsid="2b85e681" style:font-style-asian="normal" style:font-style-complex="normal"/>
    </style:style>
    <style:style style:name="P71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2" style:family="paragraph" style:parent-style-name="Text_20_body">
      <style:text-properties fo:font-style="normal" officeooo:paragraph-rsid="2a1cfa81" style:font-style-asian="normal" style:font-style-complex="normal"/>
    </style:style>
    <style:style style:name="P73" style:family="paragraph" style:parent-style-name="Text_20_body">
      <style:text-properties fo:font-style="normal" officeooo:paragraph-rsid="29e284b1" style:font-style-asian="normal" style:font-style-complex="normal"/>
    </style:style>
    <style:style style:name="P74" style:family="paragraph" style:parent-style-name="Text_20_body">
      <style:text-properties fo:font-style="normal" officeooo:paragraph-rsid="2af26975" style:font-style-asian="normal" style:font-style-complex="normal"/>
    </style:style>
    <style:style style:name="P75" style:family="paragraph" style:parent-style-name="Text_20_body">
      <style:text-properties fo:font-style="normal" officeooo:paragraph-rsid="2a1a1aad" style:font-style-asian="normal" style:font-style-complex="normal"/>
    </style:style>
    <style:style style:name="P76" style:family="paragraph" style:parent-style-name="Text_20_body">
      <style:text-properties fo:font-style="normal" officeooo:paragraph-rsid="2b721cd0" style:font-style-asian="normal" style:font-style-complex="normal"/>
    </style:style>
    <style:style style:name="P77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80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81" style:family="paragraph" style:parent-style-name="Text_20_body">
      <style:text-properties style:font-name="Georgia3"/>
    </style:style>
    <style:style style:name="P82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3" style:family="paragraph" style:parent-style-name="Text_20_body">
      <style:text-properties officeooo:paragraph-rsid="0ce95318"/>
    </style:style>
    <style:style style:name="P84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5" style:family="paragraph" style:parent-style-name="Text_20_body">
      <style:text-properties officeooo:rsid="17e6c942" officeooo:paragraph-rsid="26d15f04"/>
    </style:style>
    <style:style style:name="P86" style:family="paragraph" style:parent-style-name="Text_20_body">
      <style:text-properties officeooo:rsid="17e6c942" officeooo:paragraph-rsid="27018d5e"/>
    </style:style>
    <style:style style:name="P87" style:family="paragraph" style:parent-style-name="Text_20_body">
      <style:text-properties officeooo:rsid="17e6c942" officeooo:paragraph-rsid="27c60ff3"/>
    </style:style>
    <style:style style:name="P88" style:family="paragraph" style:parent-style-name="Text_20_body">
      <style:text-properties officeooo:rsid="17e6c942" officeooo:paragraph-rsid="27f970dc"/>
    </style:style>
    <style:style style:name="P89" style:family="paragraph" style:parent-style-name="Text_20_body">
      <style:text-properties officeooo:rsid="17e6c942" officeooo:paragraph-rsid="28c32d75"/>
    </style:style>
    <style:style style:name="P90" style:family="paragraph" style:parent-style-name="Text_20_body">
      <style:text-properties officeooo:rsid="17e6c942" officeooo:paragraph-rsid="2a1a1aad"/>
    </style:style>
    <style:style style:name="P91" style:family="paragraph" style:parent-style-name="Text_20_body">
      <style:text-properties officeooo:rsid="17e6c942" officeooo:paragraph-rsid="2b12fe45"/>
    </style:style>
    <style:style style:name="P92" style:family="paragraph" style:parent-style-name="Text_20_body">
      <style:text-properties officeooo:rsid="17e6c942" officeooo:paragraph-rsid="2b4752fc"/>
    </style:style>
    <style:style style:name="P93" style:family="paragraph" style:parent-style-name="Text_20_body">
      <style:text-properties officeooo:rsid="26da25e0" officeooo:paragraph-rsid="26da25e0"/>
    </style:style>
    <style:style style:name="P94" style:family="paragraph" style:parent-style-name="Text_20_body">
      <style:text-properties officeooo:rsid="26da25e0" officeooo:paragraph-rsid="272bf80e"/>
    </style:style>
    <style:style style:name="P95" style:family="paragraph" style:parent-style-name="Text_20_body">
      <style:text-properties officeooo:rsid="26da25e0" officeooo:paragraph-rsid="2a91d861"/>
    </style:style>
    <style:style style:name="P96" style:family="paragraph" style:parent-style-name="Text_20_body">
      <style:text-properties officeooo:rsid="17d7660b" officeooo:paragraph-rsid="272cb78a"/>
    </style:style>
    <style:style style:name="P97" style:family="paragraph" style:parent-style-name="Text_20_body">
      <style:text-properties officeooo:rsid="27350553" officeooo:paragraph-rsid="2a1cfa81"/>
    </style:style>
    <style:style style:name="P98" style:family="paragraph" style:parent-style-name="Text_20_body">
      <style:text-properties officeooo:rsid="2829b265" officeooo:paragraph-rsid="2a1cfa81"/>
    </style:style>
    <style:style style:name="P99" style:family="paragraph" style:parent-style-name="Text_20_body">
      <style:text-properties officeooo:rsid="284ed08a" officeooo:paragraph-rsid="289c8c9e"/>
    </style:style>
    <style:style style:name="P100" style:family="paragraph" style:parent-style-name="Text_20_body">
      <style:text-properties officeooo:rsid="284ed08a" officeooo:paragraph-rsid="289e4813"/>
    </style:style>
    <style:style style:name="P101" style:family="paragraph" style:parent-style-name="Text_20_body">
      <style:text-properties officeooo:rsid="284ed08a" officeooo:paragraph-rsid="28b10dad"/>
    </style:style>
    <style:style style:name="P102" style:family="paragraph" style:parent-style-name="Text_20_body">
      <style:text-properties officeooo:rsid="2898e3a2" officeooo:paragraph-rsid="289c8c9e"/>
    </style:style>
    <style:style style:name="P103" style:family="paragraph" style:parent-style-name="Text_20_body">
      <style:text-properties officeooo:paragraph-rsid="289237d1"/>
    </style:style>
    <style:style style:name="P104" style:family="paragraph" style:parent-style-name="Text_20_body">
      <style:text-properties officeooo:paragraph-rsid="28cee6a8"/>
    </style:style>
    <style:style style:name="P105" style:family="paragraph" style:parent-style-name="Text_20_body">
      <style:text-properties officeooo:paragraph-rsid="290619f9"/>
    </style:style>
    <style:style style:name="P106" style:family="paragraph" style:parent-style-name="Text_20_body">
      <style:text-properties officeooo:rsid="2853910b" officeooo:paragraph-rsid="2a1a1aad"/>
    </style:style>
    <style:style style:name="P107" style:family="paragraph" style:parent-style-name="Text_20_body">
      <style:text-properties officeooo:paragraph-rsid="2a1cfa81"/>
    </style:style>
    <style:style style:name="P108" style:family="paragraph" style:parent-style-name="Text_20_body">
      <style:text-properties officeooo:rsid="269c1a18" officeooo:paragraph-rsid="2a43267f"/>
    </style:style>
    <style:style style:name="P109" style:family="paragraph" style:parent-style-name="Text_20_body">
      <style:text-properties officeooo:rsid="2a489033" officeooo:paragraph-rsid="2a51747c"/>
    </style:style>
    <style:style style:name="P110" style:family="paragraph" style:parent-style-name="Text_20_body">
      <style:text-properties officeooo:rsid="2a4c87a3" officeooo:paragraph-rsid="2a4d8505"/>
    </style:style>
    <style:style style:name="P111" style:family="paragraph" style:parent-style-name="Text_20_body">
      <style:text-properties officeooo:rsid="2a4c87a3" officeooo:paragraph-rsid="2a5b9c85"/>
    </style:style>
    <style:style style:name="P112" style:family="paragraph" style:parent-style-name="Text_20_body">
      <style:text-properties officeooo:rsid="2a4c87a3" officeooo:paragraph-rsid="2a5da05a"/>
    </style:style>
    <style:style style:name="P113" style:family="paragraph" style:parent-style-name="Text_20_body">
      <style:text-properties officeooo:rsid="2707d48d" officeooo:paragraph-rsid="2a91d861"/>
    </style:style>
    <style:style style:name="P114" style:family="paragraph" style:parent-style-name="Text_20_body">
      <style:text-properties officeooo:rsid="2707d48d" officeooo:paragraph-rsid="272c2712"/>
    </style:style>
    <style:style style:name="P115" style:family="paragraph" style:parent-style-name="Text_20_body">
      <style:text-properties officeooo:paragraph-rsid="28200880"/>
    </style:style>
    <style:style style:name="P116" style:family="paragraph" style:parent-style-name="Text_20_body">
      <style:text-properties officeooo:rsid="27c60ff3" officeooo:paragraph-rsid="27c60ff3"/>
    </style:style>
    <style:style style:name="P117" style:family="paragraph" style:parent-style-name="Text_20_body">
      <style:text-properties officeooo:paragraph-rsid="2ac44257"/>
    </style:style>
    <style:style style:name="P118" style:family="paragraph" style:parent-style-name="Text_20_body">
      <style:text-properties officeooo:paragraph-rsid="2ace9c05"/>
    </style:style>
    <style:style style:name="P119" style:family="paragraph" style:parent-style-name="Text_20_body">
      <style:text-properties officeooo:paragraph-rsid="26a9ee82"/>
    </style:style>
    <style:style style:name="P120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22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3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4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25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126" style:family="paragraph" style:parent-style-name="Text_20_body">
      <style:text-properties officeooo:paragraph-rsid="2b0c4069"/>
    </style:style>
    <style:style style:name="P127" style:family="paragraph" style:parent-style-name="Text_20_body">
      <style:text-properties officeooo:paragraph-rsid="2b429740"/>
    </style:style>
    <style:style style:name="P128" style:family="paragraph" style:parent-style-name="Text_20_body">
      <style:text-properties officeooo:rsid="274b62ce" officeooo:paragraph-rsid="2aeb8a63"/>
    </style:style>
    <style:style style:name="P129" style:family="paragraph" style:parent-style-name="Text_20_body">
      <style:text-properties officeooo:rsid="2b4f4d60" officeooo:paragraph-rsid="2b4f4d60"/>
    </style:style>
    <style:style style:name="P130" style:family="paragraph" style:parent-style-name="Text_20_body">
      <style:text-properties officeooo:paragraph-rsid="2a1a1aad"/>
    </style:style>
    <style:style style:name="P131" style:family="paragraph" style:parent-style-name="Text_20_body">
      <style:text-properties officeooo:rsid="2b92bc72" officeooo:paragraph-rsid="2b92bc72"/>
    </style:style>
    <style:style style:name="P132" style:family="paragraph" style:parent-style-name="Example_20_Header">
      <style:text-properties officeooo:paragraph-rsid="0ce95318"/>
    </style:style>
    <style:style style:name="P13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4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35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36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37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38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39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fo:font-style="normal" officeooo:rsid="2b90c701" officeooo:paragraph-rsid="2b90c701" style:font-style-asian="normal" style:font-style-complex="normal"/>
    </style:style>
    <style:style style:name="P141" style:family="paragraph" style:parent-style-name="Table_20_Contents">
      <style:paragraph-properties fo:text-align="center" style:justify-single-word="false"/>
      <style:text-properties fo:font-style="normal" officeooo:rsid="2b944982" officeooo:paragraph-rsid="2b944982" style:font-style-asian="normal" style:font-style-complex="normal"/>
    </style:style>
    <style:style style:name="P142" style:family="paragraph" style:parent-style-name="Table_20_Contents">
      <style:paragraph-properties fo:text-align="center" style:justify-single-word="false"/>
      <style:text-properties fo:font-style="normal" officeooo:rsid="2b956c26" officeooo:paragraph-rsid="2b956c26" style:font-style-asian="normal" style:font-style-complex="normal"/>
    </style:style>
    <style:style style:name="P143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44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45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b90c701"/>
    </style:style>
    <style:style style:name="P146" style:family="paragraph" style:parent-style-name="Table_20_Contents">
      <style:paragraph-properties fo:text-align="center" style:justify-single-word="false"/>
      <style:text-properties fo:language="cs" fo:country="CZ" officeooo:rsid="2b944982" officeooo:paragraph-rsid="2b944982"/>
    </style:style>
    <style:style style:name="P147" style:family="paragraph" style:parent-style-name="Table_20_Contents">
      <style:paragraph-properties fo:text-align="center" style:justify-single-word="false"/>
      <style:text-properties officeooo:rsid="272cb78a" officeooo:paragraph-rsid="2b90c701"/>
    </style:style>
    <style:style style:name="P148" style:family="paragraph" style:parent-style-name="Table_20_Contents">
      <style:paragraph-properties fo:text-align="center" style:justify-single-word="false"/>
      <style:text-properties officeooo:rsid="295b4878" officeooo:paragraph-rsid="2b90c701"/>
    </style:style>
    <style:style style:name="P149" style:family="paragraph" style:parent-style-name="Table_20_Contents">
      <style:paragraph-properties fo:text-align="center" style:justify-single-word="false"/>
      <style:text-properties officeooo:rsid="2b944982" officeooo:paragraph-rsid="2b944982"/>
    </style:style>
    <style:style style:name="P150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151" style:family="paragraph" style:parent-style-name="Text_20_body" style:list-style-name="L13">
      <style:text-properties officeooo:paragraph-rsid="290619f9"/>
    </style:style>
    <style:style style:name="P152" style:family="paragraph" style:parent-style-name="Text_20_body" style:list-style-name="L14">
      <style:text-properties officeooo:paragraph-rsid="28ff8a0c"/>
    </style:style>
    <style:style style:name="P153" style:family="paragraph" style:parent-style-name="Text_20_body" style:list-style-name="L14">
      <style:text-properties fo:font-style="normal" officeooo:rsid="17e6c942" officeooo:paragraph-rsid="2903ed8a" style:font-style-asian="normal" style:font-style-complex="normal"/>
    </style:style>
    <style:style style:name="P154" style:family="paragraph" style:parent-style-name="Text_20_body" style:list-style-name="L14">
      <style:text-properties fo:font-style="normal" officeooo:rsid="17e6c942" officeooo:paragraph-rsid="292f3adc" style:font-style-asian="normal" style:font-style-complex="normal"/>
    </style:style>
    <style:style style:name="P155" style:family="paragraph" style:parent-style-name="Text_20_body" style:list-style-name="L14">
      <style:text-properties fo:font-style="normal" officeooo:rsid="17e6c942" officeooo:paragraph-rsid="2b3f0753" style:font-style-asian="normal" style:font-style-complex="normal"/>
    </style:style>
    <style:style style:name="P156" style:family="paragraph" style:parent-style-name="Text_20_body" style:list-style-name="L14">
      <style:text-properties fo:font-style="normal" officeooo:rsid="17e6c942" officeooo:paragraph-rsid="29090231" style:font-style-asian="normal" style:font-style-complex="normal"/>
    </style:style>
    <style:style style:name="P157" style:family="paragraph" style:parent-style-name="Text_20_body" style:list-style-name="L15">
      <style:text-properties fo:font-style="normal" officeooo:rsid="28c54d8e" officeooo:paragraph-rsid="28c54d8e" style:font-style-asian="normal" style:font-style-complex="normal"/>
    </style:style>
    <style:style style:name="P158" style:family="paragraph" style:parent-style-name="Text_20_body" style:list-style-name="L15">
      <style:text-properties fo:font-style="normal" officeooo:rsid="28fa9cc2" officeooo:paragraph-rsid="292164fb" style:font-style-asian="normal" style:font-style-complex="normal"/>
    </style:style>
    <style:style style:name="P159" style:family="paragraph" style:parent-style-name="Text_20_body" style:list-style-name="L15">
      <style:text-properties fo:font-style="normal" officeooo:rsid="28fa9cc2" officeooo:paragraph-rsid="29201ac6" style:font-style-asian="normal" style:font-style-complex="normal"/>
    </style:style>
    <style:style style:name="P160" style:family="paragraph" style:parent-style-name="Text_20_body" style:list-style-name="L16">
      <style:text-properties fo:font-style="normal" officeooo:rsid="28fa9cc2" officeooo:paragraph-rsid="2935dcfb" style:font-style-asian="normal" style:font-style-complex="normal"/>
    </style:style>
    <style:style style:name="P161" style:family="paragraph" style:parent-style-name="Text_20_body" style:list-style-name="L16">
      <style:text-properties fo:font-style="normal" officeooo:rsid="28fa9cc2" officeooo:paragraph-rsid="2b438613" style:font-style-asian="normal" style:font-style-complex="normal"/>
    </style:style>
    <style:style style:name="P162" style:family="paragraph" style:parent-style-name="Text_20_body" style:list-style-name="L19">
      <style:text-properties fo:font-style="normal" officeooo:rsid="2a4e672f" officeooo:paragraph-rsid="2a4e672f" style:font-style-asian="normal" style:font-style-complex="normal"/>
    </style:style>
    <style:style style:name="P163" style:family="paragraph" style:parent-style-name="Text_20_body" style:list-style-name="L24">
      <style:text-properties fo:font-style="normal" officeooo:rsid="2a4d8505" officeooo:paragraph-rsid="2a592604" style:font-style-asian="normal" style:font-style-complex="normal"/>
    </style:style>
    <style:style style:name="P164" style:family="paragraph" style:parent-style-name="Text_20_body" style:list-style-name="L24">
      <style:text-properties fo:font-style="normal" officeooo:rsid="2a4d8505" officeooo:paragraph-rsid="2a5b9c85" style:font-style-asian="normal" style:font-style-complex="normal"/>
    </style:style>
    <style:style style:name="P165" style:family="paragraph" style:parent-style-name="Text_20_body" style:list-style-name="L24">
      <style:text-properties fo:font-style="normal" officeooo:rsid="2a4d8505" officeooo:paragraph-rsid="2a5da05a" style:font-style-asian="normal" style:font-style-complex="normal"/>
    </style:style>
    <style:style style:name="P166" style:family="paragraph" style:parent-style-name="Text_20_body" style:list-style-name="L24">
      <style:text-properties fo:font-style="normal" officeooo:rsid="2a4d8505" officeooo:paragraph-rsid="2b77f646" style:font-style-asian="normal" style:font-style-complex="normal"/>
    </style:style>
    <style:style style:name="P167" style:family="paragraph" style:parent-style-name="Text_20_body" style:list-style-name="L24">
      <style:text-properties fo:font-style="normal" officeooo:rsid="2aa569a6" officeooo:paragraph-rsid="2aa569a6" style:font-style-asian="normal" style:font-style-complex="normal"/>
    </style:style>
    <style:style style:name="P168" style:family="paragraph" style:parent-style-name="Text_20_body" style:list-style-name="L28">
      <style:text-properties fo:font-style="normal" officeooo:rsid="2a39070f" officeooo:paragraph-rsid="2b63e74e" style:font-style-asian="normal" style:font-style-complex="normal"/>
    </style:style>
    <style:style style:name="P169" style:family="paragraph" style:parent-style-name="Text_20_body" style:list-style-name="L44">
      <style:text-properties fo:font-style="normal" officeooo:rsid="2a39070f" officeooo:paragraph-rsid="2b7cf8b5" style:font-style-asian="normal" style:font-style-complex="normal"/>
    </style:style>
    <style:style style:name="P170" style:family="paragraph" style:parent-style-name="Text_20_body" style:list-style-name="L35">
      <style:text-properties fo:font-style="normal" officeooo:rsid="2b6e8079" officeooo:paragraph-rsid="2b6e8079" style:font-style-asian="normal" style:font-style-complex="normal"/>
    </style:style>
    <style:style style:name="P171" style:family="paragraph" style:parent-style-name="Text_20_body" style:list-style-name="L35">
      <style:text-properties fo:font-style="normal" officeooo:rsid="2738801d" officeooo:paragraph-rsid="2a1cfa81" style:font-style-asian="normal" style:font-style-complex="normal"/>
    </style:style>
    <style:style style:name="P172" style:family="paragraph" style:parent-style-name="Text_20_body" style:list-style-name="L35">
      <style:text-properties fo:font-style="normal" officeooo:rsid="2a9c535b" officeooo:paragraph-rsid="2a9c535b" style:font-style-asian="normal" style:font-style-complex="normal"/>
    </style:style>
    <style:style style:name="P173" style:family="paragraph" style:parent-style-name="Text_20_body" style:list-style-name="L49">
      <style:text-properties fo:font-style="normal" officeooo:rsid="2a9c535b" officeooo:paragraph-rsid="2b278a1a" style:font-style-asian="normal" style:font-style-complex="normal"/>
    </style:style>
    <style:style style:name="P174" style:family="paragraph" style:parent-style-name="Text_20_body" style:list-style-name="L26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175" style:family="paragraph" style:parent-style-name="Text_20_body" style:list-style-name="L36">
      <style:text-properties fo:font-style="normal" style:text-underline-style="none" officeooo:rsid="29aaf50b" officeooo:paragraph-rsid="2a1cfa81" style:font-style-asian="normal" style:font-style-complex="normal"/>
    </style:style>
    <style:style style:name="P176" style:family="paragraph" style:parent-style-name="Text_20_body" style:list-style-name="L41">
      <style:text-properties fo:font-style="normal" style:text-underline-style="none" officeooo:rsid="29e284b1" officeooo:paragraph-rsid="29e284b1" style:font-style-asian="normal" style:font-style-complex="normal"/>
    </style:style>
    <style:style style:name="P177" style:family="paragraph" style:parent-style-name="Text_20_body" style:list-style-name="L16">
      <style:text-properties officeooo:paragraph-rsid="290d3fbb"/>
    </style:style>
    <style:style style:name="P178" style:family="paragraph" style:parent-style-name="Text_20_body" style:list-style-name="L16">
      <style:text-properties officeooo:paragraph-rsid="2aa24bac"/>
    </style:style>
    <style:style style:name="P179" style:family="paragraph" style:parent-style-name="Text_20_body" style:list-style-name="L17">
      <style:text-properties officeooo:rsid="284ed08a" officeooo:paragraph-rsid="28a0da05"/>
    </style:style>
    <style:style style:name="P180" style:family="paragraph" style:parent-style-name="Text_20_body" style:list-style-name="L18">
      <style:text-properties officeooo:paragraph-rsid="2af49e58"/>
    </style:style>
    <style:style style:name="P181" style:family="paragraph" style:parent-style-name="Text_20_body" style:list-style-name="L19">
      <style:text-properties officeooo:paragraph-rsid="2a4e672f"/>
    </style:style>
    <style:style style:name="P182" style:family="paragraph" style:parent-style-name="Text_20_body" style:list-style-name="L19">
      <style:text-properties fo:language="cs" fo:country="CZ" fo:font-style="normal" officeooo:rsid="2a4e672f" officeooo:paragraph-rsid="2b4d92c9" style:font-style-asian="normal" style:font-style-complex="normal"/>
    </style:style>
    <style:style style:name="P183" style:family="paragraph" style:parent-style-name="Text_20_body" style:list-style-name="L19">
      <style:text-properties fo:language="cs" fo:country="CZ" fo:font-style="normal" officeooo:rsid="2a4e672f" officeooo:paragraph-rsid="2a4e672f" style:font-style-asian="normal" style:font-style-complex="normal"/>
    </style:style>
    <style:style style:name="P184" style:family="paragraph" style:parent-style-name="Text_20_body" style:list-style-name="L19">
      <style:text-properties fo:language="cs" fo:country="CZ" fo:font-style="normal" officeooo:rsid="2aa569a6" officeooo:paragraph-rsid="2b4d92c9" style:font-style-asian="normal" style:font-style-complex="normal"/>
    </style:style>
    <style:style style:name="P185" style:family="paragraph" style:parent-style-name="Text_20_body" style:list-style-name="L20">
      <style:text-properties fo:language="cs" fo:country="CZ" fo:font-style="normal" officeooo:rsid="2a3083ee" officeooo:paragraph-rsid="2a2ecec8" style:font-style-asian="normal" style:font-style-complex="normal"/>
    </style:style>
    <style:style style:name="P186" style:family="paragraph" style:parent-style-name="Text_20_body" style:list-style-name="L20">
      <style:text-properties fo:language="cs" fo:country="CZ" fo:font-style="normal" officeooo:rsid="2a2ecec8" officeooo:paragraph-rsid="2a2ecec8" style:font-style-asian="normal" style:font-style-complex="normal"/>
    </style:style>
    <style:style style:name="P187" style:family="paragraph" style:parent-style-name="Text_20_body" style:list-style-name="L26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26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21">
      <style:text-properties officeooo:rsid="27958f96" officeooo:paragraph-rsid="2a1cfa81"/>
    </style:style>
    <style:style style:name="P190" style:family="paragraph" style:parent-style-name="Text_20_body" style:list-style-name="L21">
      <style:text-properties officeooo:rsid="2b2f65b9" officeooo:paragraph-rsid="2b2f65b9"/>
    </style:style>
    <style:style style:name="P191" style:family="paragraph" style:parent-style-name="Text_20_body" style:list-style-name="L21">
      <style:text-properties officeooo:rsid="2796d2f6" officeooo:paragraph-rsid="2a1cfa81"/>
    </style:style>
    <style:style style:name="P192" style:family="paragraph" style:parent-style-name="Text_20_body" style:list-style-name="L22">
      <style:text-properties officeooo:rsid="2829b265" officeooo:paragraph-rsid="2a1cfa81"/>
    </style:style>
    <style:style style:name="P193" style:family="paragraph" style:parent-style-name="Text_20_body" style:list-style-name="L23">
      <style:text-properties officeooo:rsid="27f392a0" officeooo:paragraph-rsid="2a18df2b"/>
    </style:style>
    <style:style style:name="P194" style:family="paragraph" style:parent-style-name="Text_20_body" style:list-style-name="L25">
      <style:text-properties officeooo:paragraph-rsid="2b4ef272"/>
    </style:style>
    <style:style style:name="P195" style:family="paragraph" style:parent-style-name="Text_20_body" style:list-style-name="L27">
      <style:text-properties officeooo:rsid="28590130" officeooo:paragraph-rsid="2a1a1aad"/>
    </style:style>
    <style:style style:name="P196" style:family="paragraph" style:parent-style-name="Text_20_body" style:list-style-name="L28">
      <style:text-properties officeooo:paragraph-rsid="2a1a1aad"/>
    </style:style>
    <style:style style:name="P197" style:family="paragraph" style:parent-style-name="Text_20_body" style:list-style-name="L28">
      <style:text-properties fo:font-style="italic" officeooo:rsid="2981f907" officeooo:paragraph-rsid="2a1a1aad" style:font-style-asian="italic" style:font-style-complex="italic"/>
    </style:style>
    <style:style style:name="P198" style:family="paragraph" style:parent-style-name="Text_20_body" style:list-style-name="L46">
      <style:text-properties fo:font-style="italic" officeooo:rsid="26da25e0" officeooo:paragraph-rsid="26e6e731" style:font-style-asian="italic" style:font-style-complex="italic"/>
    </style:style>
    <style:style style:name="P199" style:family="paragraph" style:parent-style-name="Text_20_body" style:list-style-name="L29">
      <style:text-properties officeooo:paragraph-rsid="2a1a1aad"/>
    </style:style>
    <style:style style:name="P200" style:family="paragraph" style:parent-style-name="Text_20_body" style:list-style-name="L29">
      <style:text-properties officeooo:paragraph-rsid="2b6406a1"/>
    </style:style>
    <style:style style:name="P201" style:family="paragraph" style:parent-style-name="Text_20_body" style:list-style-name="L29">
      <style:text-properties officeooo:rsid="17e6c942" officeooo:paragraph-rsid="2b0b51e1"/>
    </style:style>
    <style:style style:name="P202" style:family="paragraph" style:parent-style-name="Text_20_body" style:list-style-name="L29">
      <style:text-properties officeooo:rsid="17e6c942" officeooo:paragraph-rsid="2a1a1aad"/>
    </style:style>
    <style:style style:name="P203" style:family="paragraph" style:parent-style-name="Text_20_body" style:list-style-name="L43">
      <style:text-properties officeooo:rsid="17e6c942" officeooo:paragraph-rsid="26ec1902"/>
    </style:style>
    <style:style style:name="P204" style:family="paragraph" style:parent-style-name="Text_20_body" style:list-style-name="L43">
      <style:text-properties officeooo:rsid="17e6c942" officeooo:paragraph-rsid="26ee21f9"/>
    </style:style>
    <style:style style:name="P205" style:family="paragraph" style:parent-style-name="Text_20_body" style:list-style-name="L43">
      <style:text-properties officeooo:rsid="17e6c942" officeooo:paragraph-rsid="26ecb252"/>
    </style:style>
    <style:style style:name="P206" style:family="paragraph" style:parent-style-name="Text_20_body" style:list-style-name="L44">
      <style:text-properties officeooo:rsid="17e6c942" officeooo:paragraph-rsid="26d15f04"/>
    </style:style>
    <style:style style:name="P207" style:family="paragraph" style:parent-style-name="Text_20_body" style:list-style-name="L44">
      <style:text-properties officeooo:rsid="17e6c942" officeooo:paragraph-rsid="2a44f337"/>
    </style:style>
    <style:style style:name="P208" style:family="paragraph" style:parent-style-name="Text_20_body" style:list-style-name="L44">
      <style:text-properties officeooo:rsid="17e6c942" officeooo:paragraph-rsid="26d36516"/>
    </style:style>
    <style:style style:name="P209" style:family="paragraph" style:parent-style-name="Text_20_body" style:list-style-name="L30">
      <style:text-properties officeooo:paragraph-rsid="2b66f36b"/>
    </style:style>
    <style:style style:name="P210" style:family="paragraph" style:parent-style-name="Text_20_body" style:list-style-name="L31">
      <style:text-properties officeooo:paragraph-rsid="29995283"/>
    </style:style>
    <style:style style:name="P211" style:family="paragraph" style:parent-style-name="Text_20_body" style:list-style-name="L32">
      <style:text-properties officeooo:paragraph-rsid="29995283"/>
    </style:style>
    <style:style style:name="P212" style:family="paragraph" style:parent-style-name="Text_20_body" style:list-style-name="L32">
      <style:text-properties officeooo:paragraph-rsid="299f01f7"/>
    </style:style>
    <style:style style:name="P213" style:family="paragraph" style:parent-style-name="Text_20_body" style:list-style-name="L32">
      <style:text-properties officeooo:paragraph-rsid="299ad1d2"/>
    </style:style>
    <style:style style:name="P214" style:family="paragraph" style:parent-style-name="Text_20_body" style:list-style-name="L32">
      <style:text-properties officeooo:rsid="299ca2ec" officeooo:paragraph-rsid="299ca2ec"/>
    </style:style>
    <style:style style:name="P215" style:family="paragraph" style:parent-style-name="Text_20_body" style:list-style-name="L33">
      <style:text-properties officeooo:paragraph-rsid="2b73c421"/>
    </style:style>
    <style:style style:name="P216" style:family="paragraph" style:parent-style-name="Text_20_body" style:list-style-name="L34">
      <style:text-properties officeooo:paragraph-rsid="29645d30"/>
    </style:style>
    <style:style style:name="P217" style:family="paragraph" style:parent-style-name="Text_20_body" style:list-style-name="L34">
      <style:text-properties officeooo:paragraph-rsid="296935da"/>
    </style:style>
    <style:style style:name="P218" style:family="paragraph" style:parent-style-name="Text_20_body" style:list-style-name="L35">
      <style:text-properties officeooo:paragraph-rsid="2a1cfa81"/>
    </style:style>
    <style:style style:name="P219" style:family="paragraph" style:parent-style-name="Text_20_body" style:list-style-name="L35">
      <style:text-properties officeooo:rsid="273ae6ca" officeooo:paragraph-rsid="2a1cfa81"/>
    </style:style>
    <style:style style:name="P220" style:family="paragraph" style:parent-style-name="Text_20_body" style:list-style-name="L35">
      <style:text-properties officeooo:rsid="273e3f29" officeooo:paragraph-rsid="2a1cfa81"/>
    </style:style>
    <style:style style:name="P221" style:family="paragraph" style:parent-style-name="Text_20_body" style:list-style-name="L37">
      <style:text-properties officeooo:paragraph-rsid="2a1cfa81"/>
    </style:style>
    <style:style style:name="P222" style:family="paragraph" style:parent-style-name="Text_20_body" style:list-style-name="L37">
      <style:text-properties officeooo:paragraph-rsid="2b721cd0"/>
    </style:style>
    <style:style style:name="P223" style:family="paragraph" style:parent-style-name="Text_20_body" style:list-style-name="L38">
      <style:text-properties officeooo:paragraph-rsid="2a8dd993"/>
    </style:style>
    <style:style style:name="P224" style:family="paragraph" style:parent-style-name="Text_20_body" style:list-style-name="L38">
      <style:text-properties officeooo:rsid="29515b8c" officeooo:paragraph-rsid="2aa2c670"/>
    </style:style>
    <style:style style:name="P225" style:family="paragraph" style:parent-style-name="Text_20_body" style:list-style-name="L39">
      <style:text-properties officeooo:paragraph-rsid="2b0ee4b3"/>
    </style:style>
    <style:style style:name="P226" style:family="paragraph" style:parent-style-name="Text_20_body" style:list-style-name="L40">
      <style:text-properties officeooo:paragraph-rsid="29ba11ee"/>
    </style:style>
    <style:style style:name="P227" style:family="paragraph" style:parent-style-name="Text_20_body" style:list-style-name="L41">
      <style:text-properties officeooo:paragraph-rsid="2794b590"/>
    </style:style>
    <style:style style:name="P228" style:family="paragraph" style:parent-style-name="Text_20_body" style:list-style-name="L42">
      <style:text-properties officeooo:paragraph-rsid="26c7af33"/>
    </style:style>
    <style:style style:name="P229" style:family="paragraph" style:parent-style-name="Text_20_body" style:list-style-name="L42">
      <style:text-properties officeooo:rsid="26ae7694" officeooo:paragraph-rsid="2775f45a"/>
    </style:style>
    <style:style style:name="P230" style:family="paragraph" style:parent-style-name="Text_20_body" style:list-style-name="L42">
      <style:text-properties fo:font-weight="bold" officeooo:rsid="2774dace" officeooo:paragraph-rsid="2774dace" style:font-weight-asian="bold" style:font-weight-complex="bold"/>
    </style:style>
    <style:style style:name="P231" style:family="paragraph" style:parent-style-name="Text_20_body" style:list-style-name="L42">
      <style:text-properties officeooo:rsid="2774dace" officeooo:paragraph-rsid="2774dace"/>
    </style:style>
    <style:style style:name="P232" style:family="paragraph" style:parent-style-name="Text_20_body" style:list-style-name="L42">
      <style:text-properties officeooo:rsid="2774dace" officeooo:paragraph-rsid="2b79648f"/>
    </style:style>
    <style:style style:name="P233" style:family="paragraph" style:parent-style-name="Text_20_body" style:list-style-name="L42">
      <style:text-properties officeooo:rsid="26c2ee38" officeooo:paragraph-rsid="2b79648f"/>
    </style:style>
    <style:style style:name="P234" style:family="paragraph" style:parent-style-name="Text_20_body" style:list-style-name="L42">
      <style:text-properties officeooo:rsid="26f9802d" officeooo:paragraph-rsid="26fbf756"/>
    </style:style>
    <style:style style:name="P235" style:family="paragraph" style:parent-style-name="Text_20_body" style:list-style-name="L45">
      <style:text-properties officeooo:rsid="2706f839" officeooo:paragraph-rsid="2706f839"/>
    </style:style>
    <style:style style:name="P236" style:family="paragraph" style:parent-style-name="Text_20_body" style:list-style-name="L45">
      <style:text-properties officeooo:rsid="2705f4df" officeooo:paragraph-rsid="26a8d4af"/>
    </style:style>
    <style:style style:name="P237" style:family="paragraph" style:parent-style-name="Text_20_body" style:list-style-name="L47">
      <style:text-properties officeooo:paragraph-rsid="2726737a"/>
    </style:style>
    <style:style style:name="P238" style:family="paragraph" style:parent-style-name="Text_20_body" style:list-style-name="L48">
      <style:text-properties officeooo:rsid="26da25e0" officeooo:paragraph-rsid="26e58a3c"/>
    </style:style>
    <style:style style:name="P239" style:family="paragraph" style:parent-style-name="Text_20_body" style:list-style-name="L49">
      <style:text-properties officeooo:rsid="26936a8c" officeooo:paragraph-rsid="26e03ca8"/>
    </style:style>
    <style:style style:name="P240" style:family="paragraph" style:parent-style-name="Text_20_body" style:list-style-name="L49">
      <style:text-properties officeooo:rsid="26d8fc9c" officeooo:paragraph-rsid="26e15b30"/>
    </style:style>
    <style:style style:name="P241" style:family="paragraph" style:parent-style-name="Text_20_body" style:list-style-name="L49">
      <style:text-properties officeooo:rsid="26d8fc9c" officeooo:paragraph-rsid="26e0b8c7"/>
    </style:style>
    <style:style style:name="P24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43" style:family="paragraph" style:parent-style-name="Heading_20_3">
      <style:text-properties officeooo:rsid="280dabbd" officeooo:paragraph-rsid="27c4a71b"/>
    </style:style>
    <style:style style:name="P244" style:family="paragraph" style:parent-style-name="Heading_20_3">
      <style:text-properties officeooo:rsid="280323f7" officeooo:paragraph-rsid="27d8324c"/>
    </style:style>
    <style:style style:name="P245" style:family="paragraph" style:parent-style-name="Heading_20_3">
      <style:text-properties officeooo:paragraph-rsid="2a18df2b"/>
    </style:style>
    <style:style style:name="P246" style:family="paragraph" style:parent-style-name="Heading_20_3">
      <style:text-properties officeooo:rsid="283820ca" officeooo:paragraph-rsid="2a18df2b"/>
    </style:style>
    <style:style style:name="P247" style:family="paragraph" style:parent-style-name="Heading_20_3">
      <style:text-properties officeooo:paragraph-rsid="2a1cfa81"/>
    </style:style>
    <style:style style:name="P248" style:family="paragraph" style:parent-style-name="Heading_20_3">
      <style:text-properties officeooo:rsid="281ee320" officeooo:paragraph-rsid="281ee320"/>
    </style:style>
    <style:style style:name="P249" style:family="paragraph" style:parent-style-name="Heading_20_3">
      <style:text-properties officeooo:rsid="2a1a1aad" officeooo:paragraph-rsid="2a18df2b"/>
    </style:style>
    <style:style style:name="P250" style:family="paragraph" style:parent-style-name="Heading_20_3">
      <style:text-properties officeooo:rsid="2a1a1aad" officeooo:paragraph-rsid="2a1a1aad"/>
    </style:style>
    <style:style style:name="P251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252" style:family="paragraph" style:parent-style-name="Heading_20_3">
      <style:text-properties officeooo:rsid="2a1a1aad" officeooo:paragraph-rsid="2a1ba76b"/>
    </style:style>
    <style:style style:name="P253" style:family="paragraph" style:parent-style-name="Heading_20_3">
      <style:text-properties officeooo:rsid="29ea32cc" officeooo:paragraph-rsid="2a1a1aad"/>
    </style:style>
    <style:style style:name="P254" style:family="paragraph" style:parent-style-name="Heading_20_3">
      <style:text-properties officeooo:paragraph-rsid="2a1a1aad"/>
    </style:style>
    <style:style style:name="P255" style:family="paragraph" style:parent-style-name="Heading_20_3">
      <style:text-properties officeooo:rsid="2a15c51f" officeooo:paragraph-rsid="2a1a1aad"/>
    </style:style>
    <style:style style:name="P256" style:family="paragraph" style:parent-style-name="Heading_20_3">
      <style:text-properties officeooo:rsid="2a15c51f" officeooo:paragraph-rsid="2a9fdee7"/>
    </style:style>
    <style:style style:name="P257" style:family="paragraph" style:parent-style-name="Heading_20_3">
      <style:text-properties officeooo:rsid="283e3eea" officeooo:paragraph-rsid="27d3a2a0"/>
    </style:style>
    <style:style style:name="P258" style:family="paragraph" style:parent-style-name="Heading_20_3">
      <style:text-properties officeooo:rsid="29ed4c29" officeooo:paragraph-rsid="27b89adf"/>
    </style:style>
    <style:style style:name="P259" style:family="paragraph" style:parent-style-name="Heading_20_3">
      <style:text-properties officeooo:rsid="29fcf315" officeooo:paragraph-rsid="2793e769"/>
    </style:style>
    <style:style style:name="P260" style:family="paragraph" style:parent-style-name="Heading_20_3">
      <style:text-properties officeooo:rsid="2a18df2b" officeooo:paragraph-rsid="2a20905e"/>
    </style:style>
    <style:style style:name="P261" style:family="paragraph" style:parent-style-name="Heading_20_3">
      <style:text-properties officeooo:paragraph-rsid="2ac44257"/>
    </style:style>
    <style:style style:name="P262" style:family="paragraph" style:parent-style-name="Heading_20_3">
      <style:text-properties officeooo:paragraph-rsid="2a91d861"/>
    </style:style>
    <style:style style:name="P263" style:family="paragraph" style:parent-style-name="Heading_20_1">
      <style:text-properties officeooo:rsid="268cf146" officeooo:paragraph-rsid="268cf146"/>
    </style:style>
    <style:style style:name="P264" style:family="paragraph" style:parent-style-name="Heading_20_1">
      <style:text-properties officeooo:paragraph-rsid="272cb78a"/>
    </style:style>
    <style:style style:name="P26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6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style:text-underline-style="none" officeooo:rsid="002eb51a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122a6ace"/>
    </style:style>
    <style:style style:name="T4" style:family="text">
      <style:text-properties fo:language="cs" fo:country="CZ" fo:font-style="italic" style:font-style-asian="italic" style:font-style-complex="italic"/>
    </style:style>
    <style:style style:name="T5" style:family="text">
      <style:text-properties fo:language="cs" fo:country="CZ" fo:font-style="italic" officeooo:rsid="27cb2800" style:font-style-asian="italic" style:font-style-complex="italic"/>
    </style:style>
    <style:style style:name="T6" style:family="text">
      <style:text-properties fo:language="cs" fo:country="CZ" fo:font-style="italic" officeooo:rsid="29264fe1" style:font-style-asian="italic" style:font-style-complex="italic"/>
    </style:style>
    <style:style style:name="T7" style:family="text">
      <style:text-properties fo:language="cs" fo:country="CZ" fo:font-style="italic" officeooo:rsid="285227e7" style:font-style-asian="italic" style:font-style-complex="italic"/>
    </style:style>
    <style:style style:name="T8" style:family="text">
      <style:text-properties fo:language="cs" fo:country="CZ" fo:font-style="italic" officeooo:rsid="284a5191" style:font-style-asian="italic" style:font-style-complex="italic"/>
    </style:style>
    <style:style style:name="T9" style:family="text">
      <style:text-properties fo:language="cs" fo:country="CZ" fo:font-style="italic" officeooo:rsid="29d97e1f" style:font-style-asian="italic" style:font-style-complex="italic"/>
    </style:style>
    <style:style style:name="T10" style:family="text">
      <style:text-properties fo:language="cs" fo:country="CZ" fo:font-style="italic" officeooo:rsid="29dd45df" style:font-style-asian="italic" style:font-style-complex="italic"/>
    </style:style>
    <style:style style:name="T11" style:family="text">
      <style:text-properties fo:language="cs" fo:country="CZ" fo:font-style="italic" officeooo:rsid="2a39e571" style:font-style-asian="italic" style:font-style-complex="italic"/>
    </style:style>
    <style:style style:name="T12" style:family="text">
      <style:text-properties fo:language="cs" fo:country="CZ" fo:font-style="italic" officeooo:rsid="2a4e672f" style:font-style-asian="italic" style:font-style-complex="italic"/>
    </style:style>
    <style:style style:name="T13" style:family="text">
      <style:text-properties fo:language="cs" fo:country="CZ" fo:font-style="italic" officeooo:rsid="27d9b9dd" style:font-style-asian="italic" style:font-style-complex="italic"/>
    </style:style>
    <style:style style:name="T14" style:family="text">
      <style:text-properties fo:language="cs" fo:country="CZ" fo:font-style="italic" officeooo:rsid="2a4c87a3" style:font-style-asian="italic" style:font-style-complex="italic"/>
    </style:style>
    <style:style style:name="T15" style:family="text">
      <style:text-properties fo:language="cs" fo:country="CZ" fo:font-style="italic" officeooo:rsid="2a5117c9" style:font-style-asian="italic" style:font-style-complex="italic"/>
    </style:style>
    <style:style style:name="T16" style:family="text">
      <style:text-properties fo:language="cs" fo:country="CZ" fo:font-style="italic" officeooo:rsid="2a51747c" style:font-style-asian="italic" style:font-style-complex="italic"/>
    </style:style>
    <style:style style:name="T17" style:family="text">
      <style:text-properties fo:language="cs" fo:country="CZ" fo:font-style="italic" officeooo:rsid="2a537355" style:font-style-asian="italic" style:font-style-complex="italic"/>
    </style:style>
    <style:style style:name="T18" style:family="text">
      <style:text-properties fo:language="cs" fo:country="CZ" fo:font-style="italic" officeooo:rsid="2a874811" style:font-style-asian="italic" style:font-style-complex="italic"/>
    </style:style>
    <style:style style:name="T19" style:family="text">
      <style:text-properties fo:language="cs" fo:country="CZ" fo:font-style="italic" officeooo:rsid="2a9ab105" style:font-style-asian="italic" style:font-style-complex="italic"/>
    </style:style>
    <style:style style:name="T20" style:family="text">
      <style:text-properties fo:language="cs" fo:country="CZ" fo:font-style="italic" officeooo:rsid="28200880" style:font-style-asian="italic" style:font-style-complex="italic"/>
    </style:style>
    <style:style style:name="T21" style:family="text">
      <style:text-properties fo:language="cs" fo:country="CZ" fo:font-style="italic" officeooo:rsid="282237a6" style:font-style-asian="italic" style:font-style-complex="italic"/>
    </style:style>
    <style:style style:name="T22" style:family="text">
      <style:text-properties fo:language="cs" fo:country="CZ" fo:font-style="italic" officeooo:rsid="2a9acb71" style:font-style-asian="italic" style:font-style-complex="italic"/>
    </style:style>
    <style:style style:name="T23" style:family="text">
      <style:text-properties fo:language="cs" fo:country="CZ" fo:font-style="italic" officeooo:rsid="2ad73243" style:font-style-asian="italic" style:font-style-complex="italic"/>
    </style:style>
    <style:style style:name="T24" style:family="text">
      <style:text-properties fo:language="cs" fo:country="CZ" fo:font-style="italic" officeooo:rsid="2aedc0a1" style:font-style-asian="italic" style:font-style-complex="italic"/>
    </style:style>
    <style:style style:name="T25" style:family="text">
      <style:text-properties fo:language="cs" fo:country="CZ" fo:font-style="italic" officeooo:rsid="2b054724" style:font-style-asian="italic" style:font-style-complex="italic"/>
    </style:style>
    <style:style style:name="T26" style:family="text">
      <style:text-properties fo:language="cs" fo:country="CZ" fo:font-style="italic" officeooo:rsid="2a9fdee7" style:font-style-asian="italic" style:font-style-complex="italic"/>
    </style:style>
    <style:style style:name="T27" style:family="text">
      <style:text-properties fo:language="cs" fo:country="CZ" fo:font-style="italic" officeooo:rsid="2b5ae84b" style:font-style-asian="italic" style:font-style-complex="italic"/>
    </style:style>
    <style:style style:name="T28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1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4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5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6" style:family="text">
      <style:text-properties fo:language="cs" fo:country="CZ" fo:font-style="normal" style:font-style-asian="normal" style:font-style-complex="normal"/>
    </style:style>
    <style:style style:name="T37" style:family="text">
      <style:text-properties fo:language="cs" fo:country="CZ" fo:font-style="normal" officeooo:rsid="27d9b9dd" style:font-style-asian="normal" style:font-style-complex="normal"/>
    </style:style>
    <style:style style:name="T38" style:family="text">
      <style:text-properties fo:language="cs" fo:country="CZ" fo:font-style="normal" officeooo:rsid="29d97e1f" style:font-style-asian="normal" style:font-style-complex="normal"/>
    </style:style>
    <style:style style:name="T39" style:family="text">
      <style:text-properties fo:language="cs" fo:country="CZ" fo:font-style="normal" officeooo:rsid="282237a6" style:font-style-asian="normal" style:font-style-complex="normal"/>
    </style:style>
    <style:style style:name="T40" style:family="text">
      <style:text-properties fo:language="cs" fo:country="CZ" fo:font-style="normal" officeooo:rsid="284a5191" style:font-style-asian="normal" style:font-style-complex="normal"/>
    </style:style>
    <style:style style:name="T41" style:family="text">
      <style:text-properties fo:language="cs" fo:country="CZ" fo:font-style="normal" officeooo:rsid="295f1c38" style:font-style-asian="normal" style:font-style-complex="normal"/>
    </style:style>
    <style:style style:name="T42" style:family="text">
      <style:text-properties fo:language="cs" fo:country="CZ" fo:font-style="normal" officeooo:rsid="28451b0b" style:font-style-asian="normal" style:font-style-complex="normal"/>
    </style:style>
    <style:style style:name="T43" style:family="text">
      <style:text-properties fo:language="cs" fo:country="CZ" fo:font-style="normal" officeooo:rsid="2a4c87a3" style:font-style-asian="normal" style:font-style-complex="normal"/>
    </style:style>
    <style:style style:name="T44" style:family="text">
      <style:text-properties fo:language="cs" fo:country="CZ" fo:font-style="normal" officeooo:rsid="2a4e672f" style:font-style-asian="normal" style:font-style-complex="normal"/>
    </style:style>
    <style:style style:name="T45" style:family="text">
      <style:text-properties fo:language="cs" fo:country="CZ" fo:font-style="normal" officeooo:rsid="2a5117c9" style:font-style-asian="normal" style:font-style-complex="normal"/>
    </style:style>
    <style:style style:name="T46" style:family="text">
      <style:text-properties fo:language="cs" fo:country="CZ" fo:font-style="normal" officeooo:rsid="2ab9b231" style:font-style-asian="normal" style:font-style-complex="normal"/>
    </style:style>
    <style:style style:name="T47" style:family="text">
      <style:text-properties fo:language="cs" fo:country="CZ" fo:font-style="normal" officeooo:rsid="2abbf9a7" style:font-style-asian="normal" style:font-style-complex="normal"/>
    </style:style>
    <style:style style:name="T48" style:family="text">
      <style:text-properties fo:language="cs" fo:country="CZ" fo:font-style="normal" officeooo:rsid="2abb9598" style:font-style-asian="normal" style:font-style-complex="normal"/>
    </style:style>
    <style:style style:name="T49" style:family="text">
      <style:text-properties fo:language="cs" fo:country="CZ" fo:font-style="normal" officeooo:rsid="2a39e571" style:font-style-asian="normal" style:font-style-complex="normal"/>
    </style:style>
    <style:style style:name="T50" style:family="text">
      <style:text-properties fo:language="cs" fo:country="CZ" fo:font-style="normal" officeooo:rsid="2b05c9a1" style:font-style-asian="normal" style:font-style-complex="normal"/>
    </style:style>
    <style:style style:name="T51" style:family="text">
      <style:text-properties fo:language="cs" fo:country="CZ" fo:font-style="normal" officeooo:rsid="2b2ac2ba" style:font-style-asian="normal" style:font-style-complex="normal"/>
    </style:style>
    <style:style style:name="T52" style:family="text">
      <style:text-properties fo:language="cs" fo:country="CZ" fo:font-style="normal" officeooo:rsid="2b5c061d" style:font-style-asian="normal" style:font-style-complex="normal"/>
    </style:style>
    <style:style style:name="T53" style:family="text">
      <style:text-properties fo:language="cs" fo:country="CZ" fo:font-style="normal" officeooo:rsid="2b5c2dca" style:font-style-asian="normal" style:font-style-complex="normal"/>
    </style:style>
    <style:style style:name="T54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5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6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57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58" style:family="text">
      <style:text-properties fo:language="cs" fo:country="CZ" officeooo:rsid="17d9dad5"/>
    </style:style>
    <style:style style:name="T59" style:family="text">
      <style:text-properties fo:language="cs" fo:country="CZ" officeooo:rsid="17db9b9e"/>
    </style:style>
    <style:style style:name="T60" style:family="text">
      <style:text-properties fo:language="cs" fo:country="CZ" fo:font-weight="bold" officeooo:rsid="282237a6" style:font-weight-asian="bold" style:font-weight-complex="bold"/>
    </style:style>
    <style:style style:name="T61" style:family="text">
      <style:text-properties fo:language="cs" fo:country="CZ" fo:font-weight="bold" officeooo:rsid="2a0e528b" style:font-weight-asian="bold" style:font-weight-complex="bold"/>
    </style:style>
    <style:style style:name="T62" style:family="text">
      <style:text-properties fo:language="cs" fo:country="CZ" fo:font-weight="bold" officeooo:rsid="27cb2800" style:font-weight-asian="bold" style:font-weight-complex="bold"/>
    </style:style>
    <style:style style:name="T63" style:family="text">
      <style:text-properties fo:language="cs" fo:country="CZ" officeooo:rsid="1fb71feb"/>
    </style:style>
    <style:style style:name="T64" style:family="text">
      <style:text-properties fo:language="cs" fo:country="CZ" officeooo:rsid="1fb7ab9e"/>
    </style:style>
    <style:style style:name="T65" style:family="text">
      <style:text-properties fo:language="cs" fo:country="CZ" officeooo:rsid="202b4e26"/>
    </style:style>
    <style:style style:name="T66" style:family="text">
      <style:text-properties fo:language="cs" fo:country="CZ" officeooo:rsid="207bc3d6"/>
    </style:style>
    <style:style style:name="T67" style:family="text">
      <style:text-properties fo:language="cs" fo:country="CZ" officeooo:rsid="273164f3"/>
    </style:style>
    <style:style style:name="T68" style:family="text">
      <style:text-properties fo:language="cs" fo:country="CZ" officeooo:rsid="27bb24ac"/>
    </style:style>
    <style:style style:name="T69" style:family="text">
      <style:text-properties fo:language="cs" fo:country="CZ" officeooo:rsid="281de97a"/>
    </style:style>
    <style:style style:name="T70" style:family="text">
      <style:text-properties fo:language="cs" fo:country="CZ" officeooo:rsid="28200880"/>
    </style:style>
    <style:style style:name="T71" style:family="text">
      <style:text-properties fo:language="cs" fo:country="CZ" officeooo:rsid="28213d47"/>
    </style:style>
    <style:style style:name="T72" style:family="text">
      <style:text-properties fo:language="cs" fo:country="CZ" officeooo:rsid="2821b2a5"/>
    </style:style>
    <style:style style:name="T73" style:family="text">
      <style:text-properties fo:language="cs" fo:country="CZ" officeooo:rsid="282237a6"/>
    </style:style>
    <style:style style:name="T74" style:family="text">
      <style:text-properties fo:language="cs" fo:country="CZ" officeooo:rsid="283ede64"/>
    </style:style>
    <style:style style:name="T75" style:family="text">
      <style:text-properties fo:language="cs" fo:country="CZ" officeooo:rsid="28520c6c"/>
    </style:style>
    <style:style style:name="T76" style:family="text">
      <style:text-properties fo:language="cs" fo:country="CZ" fo:font-weight="normal" style:font-weight-asian="normal" style:font-weight-complex="normal"/>
    </style:style>
    <style:style style:name="T77" style:family="text">
      <style:text-properties fo:language="cs" fo:country="CZ" officeooo:rsid="2a0ab732"/>
    </style:style>
    <style:style style:name="T78" style:family="text">
      <style:text-properties fo:language="cs" fo:country="CZ" officeooo:rsid="2a0cadf3"/>
    </style:style>
    <style:style style:name="T79" style:family="text">
      <style:text-properties fo:language="cs" fo:country="CZ" officeooo:rsid="2a0e528b"/>
    </style:style>
    <style:style style:name="T80" style:family="text">
      <style:text-properties fo:language="cs" fo:country="CZ" officeooo:rsid="2a2d4dd8"/>
    </style:style>
    <style:style style:name="T81" style:family="text">
      <style:text-properties fo:language="cs" fo:country="CZ" officeooo:rsid="2a4f670f"/>
    </style:style>
    <style:style style:name="T82" style:family="text">
      <style:text-properties fo:language="cs" fo:country="CZ" officeooo:rsid="2ac037d7"/>
    </style:style>
    <style:style style:name="T83" style:family="text">
      <style:text-properties fo:language="cs" fo:country="CZ" officeooo:rsid="27cb2800"/>
    </style:style>
    <style:style style:name="T84" style:family="text">
      <style:text-properties fo:language="cs" fo:country="CZ" officeooo:rsid="2a5468fd"/>
    </style:style>
    <style:style style:name="T85" style:family="text">
      <style:text-properties fo:language="cs" fo:country="CZ" officeooo:rsid="2ad73243"/>
    </style:style>
    <style:style style:name="T86" style:family="text">
      <style:text-properties fo:language="cs" fo:country="CZ" officeooo:rsid="2af26975"/>
    </style:style>
    <style:style style:name="T87" style:family="text">
      <style:text-properties fo:language="cs" fo:country="CZ" officeooo:rsid="2b04a3eb"/>
    </style:style>
    <style:style style:name="T88" style:family="text">
      <style:text-properties fo:language="cs" fo:country="CZ" officeooo:rsid="2b429740"/>
    </style:style>
    <style:style style:name="T89" style:family="text">
      <style:text-properties fo:language="cs" fo:country="CZ" officeooo:rsid="2b4d92c9"/>
    </style:style>
    <style:style style:name="T90" style:family="text">
      <style:text-properties fo:language="cs" fo:country="CZ" officeooo:rsid="2b51006b"/>
    </style:style>
    <style:style style:name="T91" style:family="text">
      <style:text-properties fo:language="cs" fo:country="CZ" officeooo:rsid="2b5ae84b"/>
    </style:style>
    <style:style style:name="T92" style:family="text">
      <style:text-properties fo:language="cs" fo:country="CZ" officeooo:rsid="2b8f1d4f"/>
    </style:style>
    <style:style style:name="T93" style:family="text">
      <style:text-properties fo:language="cs" fo:country="CZ" officeooo:rsid="2b944982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26c8cb7a" style:font-style-asian="italic" style:font-style-complex="italic"/>
    </style:style>
    <style:style style:name="T96" style:family="text">
      <style:text-properties fo:font-style="italic" officeooo:rsid="26f2a356" style:font-style-asian="italic" style:font-style-complex="italic"/>
    </style:style>
    <style:style style:name="T97" style:family="text">
      <style:text-properties fo:font-style="italic" officeooo:rsid="2702a9f6" style:font-style-asian="italic" style:font-style-complex="italic"/>
    </style:style>
    <style:style style:name="T98" style:family="text">
      <style:text-properties fo:font-style="italic" officeooo:rsid="2740c793" style:font-style-asian="italic" style:font-style-complex="italic"/>
    </style:style>
    <style:style style:name="T99" style:family="text">
      <style:text-properties fo:font-style="italic" officeooo:rsid="2783b192" style:font-style-asian="italic" style:font-style-complex="italic"/>
    </style:style>
    <style:style style:name="T100" style:family="text">
      <style:text-properties fo:font-style="italic" officeooo:rsid="2814d50f" style:font-style-asian="italic" style:font-style-complex="italic"/>
    </style:style>
    <style:style style:name="T101" style:family="text">
      <style:text-properties fo:font-style="italic" officeooo:rsid="284a5191" style:font-style-asian="italic" style:font-style-complex="italic"/>
    </style:style>
    <style:style style:name="T102" style:family="text">
      <style:text-properties fo:font-style="italic" officeooo:rsid="28a2e098" style:font-style-asian="italic" style:font-style-complex="italic"/>
    </style:style>
    <style:style style:name="T103" style:family="text">
      <style:text-properties fo:font-style="italic" officeooo:rsid="29201ac6" style:font-style-asian="italic" style:font-style-complex="italic"/>
    </style:style>
    <style:style style:name="T104" style:family="text">
      <style:text-properties fo:font-style="italic" officeooo:rsid="2952b3f6" style:font-style-asian="italic" style:font-style-complex="italic"/>
    </style:style>
    <style:style style:name="T105" style:family="text">
      <style:text-properties fo:font-style="italic" officeooo:rsid="299ad1d2" style:font-style-asian="italic" style:font-style-complex="italic"/>
    </style:style>
    <style:style style:name="T106" style:family="text">
      <style:text-properties fo:font-style="italic" officeooo:rsid="299f01f7" style:font-style-asian="italic" style:font-style-complex="italic"/>
    </style:style>
    <style:style style:name="T107" style:family="text">
      <style:text-properties fo:font-style="italic" officeooo:rsid="299fb11a" style:font-style-asian="italic" style:font-style-complex="italic"/>
    </style:style>
    <style:style style:name="T108" style:family="text">
      <style:text-properties fo:font-style="italic" officeooo:rsid="29a09a34" style:font-style-asian="italic" style:font-style-complex="italic"/>
    </style:style>
    <style:style style:name="T109" style:family="text">
      <style:text-properties fo:font-style="italic" officeooo:rsid="2750f31d" style:font-style-asian="italic" style:font-style-complex="italic"/>
    </style:style>
    <style:style style:name="T110" style:family="text">
      <style:text-properties fo:font-style="italic" officeooo:rsid="27e2dc8a" style:font-style-asian="italic" style:font-style-complex="italic"/>
    </style:style>
    <style:style style:name="T111" style:family="text">
      <style:text-properties fo:font-style="italic" officeooo:rsid="29cbfb64" style:font-style-asian="italic" style:font-style-complex="italic"/>
    </style:style>
    <style:style style:name="T112" style:family="text">
      <style:text-properties fo:font-style="italic" officeooo:rsid="29b72064" style:font-style-asian="italic" style:font-style-complex="italic"/>
    </style:style>
    <style:style style:name="T113" style:family="text">
      <style:text-properties fo:font-style="italic" officeooo:rsid="2794b590" style:font-style-asian="italic" style:font-style-complex="italic"/>
    </style:style>
    <style:style style:name="T114" style:family="text">
      <style:text-properties fo:font-style="italic" officeooo:rsid="2a46c372" style:font-style-asian="italic" style:font-style-complex="italic"/>
    </style:style>
    <style:style style:name="T115" style:family="text">
      <style:text-properties fo:font-style="italic" officeooo:rsid="2a5117c9" style:font-style-asian="italic" style:font-style-complex="italic"/>
    </style:style>
    <style:style style:name="T116" style:family="text">
      <style:text-properties fo:font-style="italic" officeooo:rsid="2a528bee" style:font-style-asian="italic" style:font-style-complex="italic"/>
    </style:style>
    <style:style style:name="T117" style:family="text">
      <style:text-properties fo:font-style="italic" officeooo:rsid="2a5b9c85" style:font-style-asian="italic" style:font-style-complex="italic"/>
    </style:style>
    <style:style style:name="T118" style:family="text">
      <style:text-properties fo:font-style="italic" officeooo:rsid="2a5da05a" style:font-style-asian="italic" style:font-style-complex="italic"/>
    </style:style>
    <style:style style:name="T119" style:family="text">
      <style:text-properties fo:font-style="italic" officeooo:rsid="2a8dd993" style:font-style-asian="italic" style:font-style-complex="italic"/>
    </style:style>
    <style:style style:name="T120" style:family="text">
      <style:text-properties fo:font-style="italic" officeooo:rsid="2a9fdee7" style:font-style-asian="italic" style:font-style-complex="italic"/>
    </style:style>
    <style:style style:name="T121" style:family="text">
      <style:text-properties fo:font-style="italic" officeooo:rsid="2b22444d" style:font-style-asian="italic" style:font-style-complex="italic"/>
    </style:style>
    <style:style style:name="T122" style:family="text">
      <style:text-properties fo:font-style="italic" officeooo:rsid="2b242202" style:font-style-asian="italic" style:font-style-complex="italic"/>
    </style:style>
    <style:style style:name="T123" style:family="text">
      <style:text-properties fo:font-style="italic" officeooo:rsid="2b278a1a" style:font-style-asian="italic" style:font-style-complex="italic"/>
    </style:style>
    <style:style style:name="T124" style:family="text">
      <style:text-properties fo:font-style="italic" style:text-underline-style="none" style:font-style-asian="italic" style:font-style-complex="italic"/>
    </style:style>
    <style:style style:name="T125" style:family="text">
      <style:text-properties fo:font-style="italic" style:text-underline-style="none" officeooo:rsid="26f2a356" style:font-style-asian="italic" style:font-style-complex="italic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19e265e8" style:font-style-asian="normal" style:font-style-complex="normal"/>
    </style:style>
    <style:style style:name="T130" style:family="text">
      <style:text-properties fo:font-style="normal" officeooo:rsid="26fbf756" style:font-style-asian="normal" style:font-style-complex="normal"/>
    </style:style>
    <style:style style:name="T131" style:family="text">
      <style:text-properties fo:font-style="normal" officeooo:rsid="27360cc4" style:font-style-asian="normal" style:font-style-complex="normal"/>
    </style:style>
    <style:style style:name="T132" style:family="text">
      <style:text-properties fo:font-style="normal" officeooo:rsid="2737d4ef" style:font-style-asian="normal" style:font-style-complex="normal"/>
    </style:style>
    <style:style style:name="T133" style:family="text">
      <style:text-properties fo:font-style="normal" officeooo:rsid="2738801d" style:font-style-asian="normal" style:font-style-complex="normal"/>
    </style:style>
    <style:style style:name="T134" style:family="text">
      <style:text-properties fo:font-style="normal" officeooo:rsid="2740c793" style:font-style-asian="normal" style:font-style-complex="normal"/>
    </style:style>
    <style:style style:name="T135" style:family="text">
      <style:text-properties fo:font-style="normal" officeooo:rsid="27581f62" style:font-style-asian="normal" style:font-style-complex="normal"/>
    </style:style>
    <style:style style:name="T136" style:family="text">
      <style:text-properties fo:font-style="normal" officeooo:rsid="275dd37e" style:font-style-asian="normal" style:font-style-complex="normal"/>
    </style:style>
    <style:style style:name="T137" style:family="text">
      <style:text-properties fo:font-style="normal" officeooo:rsid="289a74d5" style:font-style-asian="normal" style:font-style-complex="normal"/>
    </style:style>
    <style:style style:name="T138" style:family="text">
      <style:text-properties fo:font-style="normal" officeooo:rsid="296c71b6" style:font-style-asian="normal" style:font-style-complex="normal"/>
    </style:style>
    <style:style style:name="T139" style:family="text">
      <style:text-properties fo:font-style="normal" officeooo:rsid="2980577d" style:font-style-asian="normal" style:font-style-complex="normal"/>
    </style:style>
    <style:style style:name="T140" style:family="text">
      <style:text-properties fo:font-style="normal" officeooo:rsid="2981f907" style:font-style-asian="normal" style:font-style-complex="normal"/>
    </style:style>
    <style:style style:name="T141" style:family="text">
      <style:text-properties fo:font-style="normal" officeooo:rsid="2983cd33" style:font-style-asian="normal" style:font-style-complex="normal"/>
    </style:style>
    <style:style style:name="T142" style:family="text">
      <style:text-properties fo:font-style="normal" officeooo:rsid="2984a4c3" style:font-style-asian="normal" style:font-style-complex="normal"/>
    </style:style>
    <style:style style:name="T143" style:family="text">
      <style:text-properties fo:font-style="normal" officeooo:rsid="29869e1b" style:font-style-asian="normal" style:font-style-complex="normal"/>
    </style:style>
    <style:style style:name="T144" style:family="text">
      <style:text-properties fo:font-style="normal" officeooo:rsid="2988820b" style:font-style-asian="normal" style:font-style-complex="normal"/>
    </style:style>
    <style:style style:name="T145" style:family="text">
      <style:text-properties fo:font-style="normal" officeooo:rsid="29e1b3f0" style:font-style-asian="normal" style:font-style-complex="normal"/>
    </style:style>
    <style:style style:name="T146" style:family="text">
      <style:text-properties fo:font-style="normal" officeooo:rsid="27dd4a13" style:font-style-asian="normal" style:font-style-complex="normal"/>
    </style:style>
    <style:style style:name="T147" style:family="text">
      <style:text-properties fo:font-style="normal" officeooo:rsid="299fb11a" style:font-style-asian="normal" style:font-style-complex="normal"/>
    </style:style>
    <style:style style:name="T148" style:family="text">
      <style:text-properties fo:font-style="normal" officeooo:rsid="298a66dd" style:font-style-asian="normal" style:font-style-complex="normal"/>
    </style:style>
    <style:style style:name="T149" style:family="text">
      <style:text-properties fo:font-style="normal" officeooo:rsid="2952b3f6" style:font-style-asian="normal" style:font-style-complex="normal"/>
    </style:style>
    <style:style style:name="T150" style:family="text">
      <style:text-properties fo:font-style="normal" officeooo:rsid="29ba11ee" style:font-style-asian="normal" style:font-style-complex="normal"/>
    </style:style>
    <style:style style:name="T151" style:family="text">
      <style:text-properties fo:font-style="normal" officeooo:rsid="2a8dd993" style:font-style-asian="normal" style:font-style-complex="normal"/>
    </style:style>
    <style:style style:name="T152" style:family="text">
      <style:text-properties fo:font-style="normal" officeooo:rsid="2a8e77a5" style:font-style-asian="normal" style:font-style-complex="normal"/>
    </style:style>
    <style:style style:name="T153" style:family="text">
      <style:text-properties fo:font-style="normal" officeooo:rsid="29b72064" style:font-style-asian="normal" style:font-style-complex="normal"/>
    </style:style>
    <style:style style:name="T154" style:family="text">
      <style:text-properties fo:font-style="normal" officeooo:rsid="2a91d861" style:font-style-asian="normal" style:font-style-complex="normal"/>
    </style:style>
    <style:style style:name="T155" style:family="text">
      <style:text-properties fo:font-style="normal" officeooo:rsid="2a9e6f19" style:font-style-asian="normal" style:font-style-complex="normal"/>
    </style:style>
    <style:style style:name="T156" style:family="text">
      <style:text-properties fo:font-style="normal" officeooo:rsid="2783b192" style:font-style-asian="normal" style:font-style-complex="normal"/>
    </style:style>
    <style:style style:name="T157" style:family="text">
      <style:text-properties fo:font-style="normal" officeooo:rsid="2aa2c670" style:font-style-asian="normal" style:font-style-complex="normal"/>
    </style:style>
    <style:style style:name="T158" style:family="text">
      <style:text-properties fo:font-style="normal" officeooo:rsid="275aa269" style:font-style-asian="normal" style:font-style-complex="normal"/>
    </style:style>
    <style:style style:name="T159" style:family="text">
      <style:text-properties fo:font-style="normal" officeooo:rsid="2ab37952" style:font-style-asian="normal" style:font-style-complex="normal"/>
    </style:style>
    <style:style style:name="T160" style:family="text">
      <style:text-properties fo:font-style="normal" officeooo:rsid="2a9fdee7" style:font-style-asian="normal" style:font-style-complex="normal"/>
    </style:style>
    <style:style style:name="T161" style:family="text">
      <style:text-properties fo:font-style="normal" officeooo:rsid="2b0ee4b3" style:font-style-asian="normal" style:font-style-complex="normal"/>
    </style:style>
    <style:style style:name="T162" style:family="text">
      <style:text-properties fo:font-style="normal" officeooo:rsid="2b293a44" style:font-style-asian="normal" style:font-style-complex="normal"/>
    </style:style>
    <style:style style:name="T163" style:family="text">
      <style:text-properties fo:font-style="normal" officeooo:rsid="2b2ac2ba" style:font-style-asian="normal" style:font-style-complex="normal"/>
    </style:style>
    <style:style style:name="T164" style:family="text">
      <style:text-properties fo:font-style="normal" officeooo:rsid="289824b7" style:font-style-asian="normal" style:font-style-complex="normal"/>
    </style:style>
    <style:style style:name="T165" style:family="text">
      <style:text-properties fo:font-style="normal" officeooo:rsid="2b3c1118" style:font-style-asian="normal" style:font-style-complex="normal"/>
    </style:style>
    <style:style style:name="T166" style:family="text">
      <style:text-properties fo:font-style="normal" officeooo:rsid="2b66f36b" style:font-style-asian="normal" style:font-style-complex="normal"/>
    </style:style>
    <style:style style:name="T167" style:family="text">
      <style:text-properties fo:font-style="normal" officeooo:rsid="2b0c4069" style:font-style-asian="normal" style:font-style-complex="normal"/>
    </style:style>
    <style:style style:name="T168" style:family="text">
      <style:text-properties fo:font-style="normal" officeooo:rsid="2b701378" style:font-style-asian="normal" style:font-style-complex="normal"/>
    </style:style>
    <style:style style:name="T169" style:family="text">
      <style:text-properties fo:font-style="normal" officeooo:rsid="2b763bee" style:font-style-asian="normal" style:font-style-complex="normal"/>
    </style:style>
    <style:style style:name="T170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78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1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82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83" style:family="text">
      <style:text-properties fo:font-style="normal" style:text-underline-style="none" officeooo:rsid="2a8dd993" style:font-style-asian="normal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officeooo:rsid="26a9ee82" style:font-weight-asian="bold" style:font-weight-complex="bold"/>
    </style:style>
    <style:style style:name="T186" style:family="text">
      <style:text-properties fo:font-weight="bold" officeooo:rsid="28f654b5" style:font-weight-asian="bold" style:font-weight-complex="bold"/>
    </style:style>
    <style:style style:name="T187" style:family="text">
      <style:text-properties fo:font-weight="bold" officeooo:rsid="28fa5655" style:font-weight-asian="bold" style:font-weight-complex="bold"/>
    </style:style>
    <style:style style:name="T188" style:family="text">
      <style:text-properties fo:font-weight="bold" officeooo:rsid="291c77bf" style:font-weight-asian="bold" style:font-weight-complex="bold"/>
    </style:style>
    <style:style style:name="T189" style:family="text">
      <style:text-properties fo:font-weight="bold" officeooo:rsid="29c1d6ca" style:font-weight-asian="bold" style:font-weight-complex="bold"/>
    </style:style>
    <style:style style:name="T190" style:family="text">
      <style:text-properties fo:font-weight="bold" officeooo:rsid="2a12f018" style:font-weight-asian="bold" style:font-weight-complex="bold"/>
    </style:style>
    <style:style style:name="T191" style:family="text">
      <style:text-properties fo:font-weight="bold" officeooo:rsid="2a148a63" style:font-weight-asian="bold" style:font-weight-complex="bold"/>
    </style:style>
    <style:style style:name="T192" style:family="text">
      <style:text-properties fo:font-weight="bold" officeooo:rsid="2a173314" style:font-weight-asian="bold" style:font-weight-complex="bold"/>
    </style:style>
    <style:style style:name="T193" style:family="text">
      <style:text-properties fo:font-weight="bold" officeooo:rsid="2a560cd0" style:font-weight-asian="bold" style:font-weight-complex="bold"/>
    </style:style>
    <style:style style:name="T194" style:family="text">
      <style:text-properties fo:font-weight="bold" officeooo:rsid="2a5e749b" style:font-weight-asian="bold" style:font-weight-complex="bold"/>
    </style:style>
    <style:style style:name="T195" style:family="text">
      <style:text-properties fo:font-weight="bold" officeooo:rsid="2794b590" style:font-weight-asian="bold" style:font-weight-complex="bold"/>
    </style:style>
    <style:style style:name="T196" style:family="text">
      <style:text-properties fo:font-weight="bold" officeooo:rsid="2b40a7ec" style:font-weight-asian="bold" style:font-weight-complex="bold"/>
    </style:style>
    <style:style style:name="T197" style:family="text">
      <style:text-properties fo:font-weight="bold" officeooo:rsid="2a0e528b" style:font-weight-asian="bold" style:font-weight-complex="bold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2a560cd0" style:font-weight-asian="normal" style:font-weight-complex="normal"/>
    </style:style>
    <style:style style:name="T200" style:family="text">
      <style:text-properties fo:font-weight="normal" officeooo:rsid="2a5e749b" style:font-weight-asian="normal" style:font-weight-complex="normal"/>
    </style:style>
    <style:style style:name="T201" style:family="text">
      <style:text-properties fo:font-weight="normal" officeooo:rsid="2a5ec47e" style:font-weight-asian="normal" style:font-weight-complex="normal"/>
    </style:style>
    <style:style style:name="T202" style:family="text">
      <style:text-properties fo:font-weight="normal" officeooo:rsid="2a91d861" style:font-weight-asian="normal" style:font-weight-complex="normal"/>
    </style:style>
    <style:style style:name="T203" style:family="text">
      <style:text-properties fo:font-weight="normal" officeooo:rsid="26ab7652" style:font-weight-asian="normal" style:font-weight-complex="normal"/>
    </style:style>
    <style:style style:name="T204" style:family="text">
      <style:text-properties fo:font-weight="normal" officeooo:rsid="2b77f646" style:font-weight-asian="normal" style:font-weight-complex="normal"/>
    </style:style>
    <style:style style:name="T205" style:family="text">
      <style:text-properties officeooo:rsid="19e265e8"/>
    </style:style>
    <style:style style:name="T206" style:family="text">
      <style:text-properties fo:language="en" fo:country="US" officeooo:rsid="202b4e26"/>
    </style:style>
    <style:style style:name="T207" style:family="text">
      <style:text-properties style:text-underline-style="solid" style:text-underline-width="auto" style:text-underline-color="font-color"/>
    </style:style>
    <style:style style:name="T208" style:family="text">
      <style:text-properties style:text-underline-style="solid" style:text-underline-width="auto" style:text-underline-color="font-color" officeooo:rsid="26989a2f"/>
    </style:style>
    <style:style style:name="T209" style:family="text">
      <style:text-properties style:text-underline-style="solid" style:text-underline-width="auto" style:text-underline-color="font-color" officeooo:rsid="26d7526d"/>
    </style:style>
    <style:style style:name="T210" style:family="text">
      <style:text-properties style:text-underline-style="solid" style:text-underline-width="auto" style:text-underline-color="font-color" officeooo:rsid="275aa269"/>
    </style:style>
    <style:style style:name="T211" style:family="text">
      <style:text-properties style:text-underline-style="solid" style:text-underline-width="auto" style:text-underline-color="font-color" officeooo:rsid="28129265"/>
    </style:style>
    <style:style style:name="T212" style:family="text">
      <style:text-properties style:text-underline-style="solid" style:text-underline-width="auto" style:text-underline-color="font-color" officeooo:rsid="17e6c942"/>
    </style:style>
    <style:style style:name="T213" style:family="text">
      <style:text-properties style:text-underline-style="solid" style:text-underline-width="auto" style:text-underline-color="font-color" officeooo:rsid="2896bafe"/>
    </style:style>
    <style:style style:name="T214" style:family="text">
      <style:text-properties style:text-underline-style="solid" style:text-underline-width="auto" style:text-underline-color="font-color" officeooo:rsid="289b8866"/>
    </style:style>
    <style:style style:name="T215" style:family="text">
      <style:text-properties style:text-underline-style="solid" style:text-underline-width="auto" style:text-underline-color="font-color" officeooo:rsid="284ed08a"/>
    </style:style>
    <style:style style:name="T216" style:family="text">
      <style:text-properties style:text-underline-style="solid" style:text-underline-width="auto" style:text-underline-color="font-color" officeooo:rsid="289e4813"/>
    </style:style>
    <style:style style:name="T217" style:family="text">
      <style:text-properties style:text-underline-style="solid" style:text-underline-width="auto" style:text-underline-color="font-color" officeooo:rsid="2783b192"/>
    </style:style>
    <style:style style:name="T218" style:family="text">
      <style:text-properties style:text-underline-style="solid" style:text-underline-width="auto" style:text-underline-color="font-color" officeooo:rsid="28bd5469"/>
    </style:style>
    <style:style style:name="T219" style:family="text">
      <style:text-properties style:text-underline-style="solid" style:text-underline-width="auto" style:text-underline-color="font-color" officeooo:rsid="28e76ce5"/>
    </style:style>
    <style:style style:name="T220" style:family="text">
      <style:text-properties style:text-underline-style="solid" style:text-underline-width="auto" style:text-underline-color="font-color" officeooo:rsid="28c62bc8"/>
    </style:style>
    <style:style style:name="T221" style:family="text">
      <style:text-properties style:text-underline-style="solid" style:text-underline-width="auto" style:text-underline-color="font-color" officeooo:rsid="29645d30"/>
    </style:style>
    <style:style style:name="T222" style:family="text">
      <style:text-properties style:text-underline-style="solid" style:text-underline-width="auto" style:text-underline-color="font-color" officeooo:rsid="296c71b6"/>
    </style:style>
    <style:style style:name="T223" style:family="text">
      <style:text-properties style:text-underline-style="solid" style:text-underline-width="auto" style:text-underline-color="font-color" officeooo:rsid="29e284b1"/>
    </style:style>
    <style:style style:name="T224" style:family="text">
      <style:text-properties style:text-underline-style="solid" style:text-underline-width="auto" style:text-underline-color="font-color" officeooo:rsid="2984a4c3"/>
    </style:style>
    <style:style style:name="T225" style:family="text">
      <style:text-properties style:text-underline-style="solid" style:text-underline-width="auto" style:text-underline-color="font-color" officeooo:rsid="28951655"/>
    </style:style>
    <style:style style:name="T226" style:family="text">
      <style:text-properties style:text-underline-style="solid" style:text-underline-width="auto" style:text-underline-color="font-color" officeooo:rsid="27f5495c"/>
    </style:style>
    <style:style style:name="T227" style:family="text">
      <style:text-properties style:text-underline-style="solid" style:text-underline-width="auto" style:text-underline-color="font-color" officeooo:rsid="2b0e1368"/>
    </style:style>
    <style:style style:name="T228" style:family="text">
      <style:text-properties style:text-underline-style="solid" style:text-underline-width="auto" style:text-underline-color="font-color" officeooo:rsid="26a694d9"/>
    </style:style>
    <style:style style:name="T229" style:family="text">
      <style:text-properties style:text-underline-style="solid" style:text-underline-width="auto" style:text-underline-color="font-color" officeooo:rsid="2b80dd8d"/>
    </style:style>
    <style:style style:name="T230" style:family="text">
      <style:text-properties style:text-underline-style="none"/>
    </style:style>
    <style:style style:name="T231" style:family="text">
      <style:text-properties style:text-underline-style="none" officeooo:rsid="26d7526d"/>
    </style:style>
    <style:style style:name="T232" style:family="text">
      <style:text-properties style:text-underline-style="none" officeooo:rsid="26daeec0"/>
    </style:style>
    <style:style style:name="T233" style:family="text">
      <style:text-properties style:text-underline-style="none" officeooo:rsid="280323f7"/>
    </style:style>
    <style:style style:name="T234" style:family="text">
      <style:text-properties style:text-underline-style="none" officeooo:rsid="289b8866"/>
    </style:style>
    <style:style style:name="T235" style:family="text">
      <style:text-properties style:text-underline-style="none" officeooo:rsid="289e4813"/>
    </style:style>
    <style:style style:name="T236" style:family="text">
      <style:text-properties style:text-underline-style="none" officeooo:rsid="28c62bc8"/>
    </style:style>
    <style:style style:name="T237" style:family="text">
      <style:text-properties style:text-underline-style="none" officeooo:rsid="284ed08a"/>
    </style:style>
    <style:style style:name="T238" style:family="text">
      <style:text-properties style:text-underline-style="none" officeooo:rsid="28ed2fb6"/>
    </style:style>
    <style:style style:name="T239" style:family="text">
      <style:text-properties style:text-underline-style="none" officeooo:rsid="290011b2"/>
    </style:style>
    <style:style style:name="T240" style:family="text">
      <style:text-properties style:text-underline-style="none" officeooo:rsid="296c71b6"/>
    </style:style>
    <style:style style:name="T241" style:family="text">
      <style:text-properties style:text-underline-style="none" officeooo:rsid="29b72064"/>
    </style:style>
    <style:style style:name="T242" style:family="text">
      <style:text-properties style:text-underline-style="none" officeooo:rsid="29e284b1"/>
    </style:style>
    <style:style style:name="T243" style:family="text">
      <style:text-properties style:text-underline-style="none" officeooo:rsid="29e46aeb"/>
    </style:style>
    <style:style style:name="T244" style:family="text">
      <style:text-properties style:text-underline-style="none" officeooo:rsid="29e6026e"/>
    </style:style>
    <style:style style:name="T245" style:family="text">
      <style:text-properties style:text-underline-style="none" officeooo:rsid="2aaf8ce8"/>
    </style:style>
    <style:style style:name="T246" style:family="text">
      <style:text-properties style:text-underline-style="none" officeooo:rsid="293b8584"/>
    </style:style>
    <style:style style:name="T247" style:family="text">
      <style:text-properties style:text-underline-style="none" officeooo:rsid="2afa8910"/>
    </style:style>
    <style:style style:name="T248" style:family="text">
      <style:text-properties style:text-underline-style="none" officeooo:rsid="2b0f4773"/>
    </style:style>
    <style:style style:name="T249" style:family="text">
      <style:text-properties style:text-underline-style="none" officeooo:rsid="27f5495c"/>
    </style:style>
    <style:style style:name="T250" style:family="text">
      <style:text-properties style:text-underline-style="none" officeooo:rsid="2b4752fc"/>
    </style:style>
    <style:style style:name="T251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52" style:family="text">
      <style:text-properties fo:font-variant="normal" fo:text-transform="none" fo:color="#222222" fo:letter-spacing="normal" fo:language="cs" fo:country="CZ"/>
    </style:style>
    <style:style style:name="T253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54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55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56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57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58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59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60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61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62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63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64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65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67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68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69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70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71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72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73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74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b6e4022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28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28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28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28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28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29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29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29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29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83cd33" style:font-style-asian="normal" style:font-weight-asian="normal" style:font-style-complex="normal" style:font-weight-complex="normal"/>
    </style:style>
    <style:style style:name="T29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9e571" style:font-style-asian="normal" style:font-weight-asian="normal" style:font-style-complex="normal" style:font-weight-complex="normal"/>
    </style:style>
    <style:style style:name="T29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b6e79" style:font-style-asian="normal" style:font-weight-asian="normal" style:font-style-complex="normal" style:font-weight-complex="normal"/>
    </style:style>
    <style:style style:name="T296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297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298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299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00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01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02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11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12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13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14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15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16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17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18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19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20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21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22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23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24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25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26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27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28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3c99dd" style:font-style-asian="italic" style:font-weight-asian="normal" style:font-style-complex="italic" style:font-weight-complex="normal"/>
    </style:style>
    <style:style style:name="T329" style:family="text">
      <style:text-properties fo:font-variant="normal" fo:text-transform="none" fo:color="#222222" fo:letter-spacing="normal" fo:language="cs" fo:country="CZ" officeooo:rsid="1d1a7fb6"/>
    </style:style>
    <style:style style:name="T330" style:family="text">
      <style:text-properties fo:font-variant="normal" fo:text-transform="none" fo:color="#222222" fo:letter-spacing="normal" fo:language="cs" fo:country="CZ" officeooo:rsid="2745d62c"/>
    </style:style>
    <style:style style:name="T331" style:family="text">
      <style:text-properties fo:font-variant="normal" fo:text-transform="none" fo:color="#222222" fo:letter-spacing="normal" fo:language="cs" fo:country="CZ" officeooo:rsid="27ecaabe"/>
    </style:style>
    <style:style style:name="T332" style:family="text">
      <style:text-properties fo:font-variant="normal" fo:text-transform="none" fo:color="#222222" fo:letter-spacing="normal" fo:language="cs" fo:country="CZ" officeooo:rsid="27ef7ad8"/>
    </style:style>
    <style:style style:name="T333" style:family="text">
      <style:text-properties fo:font-variant="normal" fo:text-transform="none" fo:color="#222222" fo:letter-spacing="normal" fo:language="cs" fo:country="CZ" officeooo:rsid="27f0fe41"/>
    </style:style>
    <style:style style:name="T334" style:family="text">
      <style:text-properties fo:font-variant="normal" fo:text-transform="none" fo:color="#222222" fo:letter-spacing="normal" fo:language="cs" fo:country="CZ" officeooo:rsid="19e265e8"/>
    </style:style>
    <style:style style:name="T335" style:family="text">
      <style:text-properties fo:font-variant="normal" fo:text-transform="none" fo:color="#222222" fo:letter-spacing="normal" fo:language="cs" fo:country="CZ" officeooo:rsid="27f295fc"/>
    </style:style>
    <style:style style:name="T336" style:family="text">
      <style:text-properties fo:font-variant="normal" fo:text-transform="none" fo:color="#222222" fo:letter-spacing="normal" fo:language="cs" fo:country="CZ" officeooo:rsid="2847ad8e"/>
    </style:style>
    <style:style style:name="T337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3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3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4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4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4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43" style:family="text">
      <style:text-properties fo:font-variant="normal" fo:text-transform="none" fo:color="#222222" fo:letter-spacing="normal" fo:language="cs" fo:country="CZ" officeooo:rsid="2857abd7"/>
    </style:style>
    <style:style style:name="T344" style:family="text">
      <style:text-properties fo:font-variant="normal" fo:text-transform="none" fo:color="#222222" fo:letter-spacing="normal" fo:language="cs" fo:country="CZ" officeooo:rsid="28590130"/>
    </style:style>
    <style:style style:name="T345" style:family="text">
      <style:text-properties fo:font-variant="normal" fo:text-transform="none" fo:color="#222222" fo:letter-spacing="normal" fo:language="cs" fo:country="CZ" officeooo:rsid="289bb0bd"/>
    </style:style>
    <style:style style:name="T346" style:family="text">
      <style:text-properties fo:font-variant="normal" fo:text-transform="none" fo:color="#222222" fo:letter-spacing="normal" fo:language="cs" fo:country="CZ" officeooo:rsid="28e96a34"/>
    </style:style>
    <style:style style:name="T347" style:family="text">
      <style:text-properties fo:font-variant="normal" fo:text-transform="none" fo:color="#222222" fo:letter-spacing="normal" fo:language="cs" fo:country="CZ" officeooo:rsid="28fac9b6"/>
    </style:style>
    <style:style style:name="T348" style:family="text">
      <style:text-properties fo:font-variant="normal" fo:text-transform="none" fo:color="#222222" fo:letter-spacing="normal" fo:language="cs" fo:country="CZ" officeooo:rsid="28fc33eb"/>
    </style:style>
    <style:style style:name="T349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50" style:family="text">
      <style:text-properties fo:font-variant="normal" fo:text-transform="none" fo:color="#222222" fo:letter-spacing="normal" fo:language="cs" fo:country="CZ" fo:font-weight="bold" officeooo:rsid="2a0e528b" style:font-weight-asian="bold" style:font-weight-complex="bold"/>
    </style:style>
    <style:style style:name="T351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52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53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54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55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56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57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58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59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60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61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62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63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64" style:family="text">
      <style:text-properties fo:font-variant="normal" fo:text-transform="none" fo:color="#222222" fo:letter-spacing="normal" fo:language="cs" fo:country="CZ" officeooo:rsid="294899d6"/>
    </style:style>
    <style:style style:name="T365" style:family="text">
      <style:text-properties fo:font-variant="normal" fo:text-transform="none" fo:color="#222222" fo:letter-spacing="normal" fo:language="cs" fo:country="CZ" officeooo:rsid="2ab9b231"/>
    </style:style>
    <style:style style:name="T366" style:family="text">
      <style:text-properties fo:font-variant="normal" fo:text-transform="none" fo:color="#222222" fo:letter-spacing="normal" fo:language="cs" fo:country="CZ" officeooo:rsid="2abaeed8"/>
    </style:style>
    <style:style style:name="T367" style:family="text">
      <style:text-properties fo:font-variant="normal" fo:text-transform="none" fo:color="#222222" fo:letter-spacing="normal" fo:language="cs" fo:country="CZ" officeooo:rsid="2ac44257"/>
    </style:style>
    <style:style style:name="T368" style:family="text">
      <style:text-properties fo:font-variant="normal" fo:text-transform="none" fo:color="#222222" fo:letter-spacing="normal" fo:language="cs" fo:country="CZ" officeooo:rsid="2ac4710d"/>
    </style:style>
    <style:style style:name="T369" style:family="text">
      <style:text-properties fo:font-variant="normal" fo:text-transform="none" fo:color="#222222" fo:letter-spacing="normal" fo:language="cs" fo:country="CZ" officeooo:rsid="15520144"/>
    </style:style>
    <style:style style:name="T370" style:family="text">
      <style:text-properties fo:font-variant="normal" fo:text-transform="none" fo:color="#222222" fo:letter-spacing="normal" fo:language="cs" fo:country="CZ" officeooo:rsid="2ac614e1"/>
    </style:style>
    <style:style style:name="T371" style:family="text">
      <style:text-properties fo:font-variant="normal" fo:text-transform="none" fo:color="#222222" fo:letter-spacing="normal" fo:language="cs" fo:country="CZ" officeooo:rsid="2ac8713c"/>
    </style:style>
    <style:style style:name="T372" style:family="text">
      <style:text-properties fo:font-variant="normal" fo:text-transform="none" fo:color="#222222" fo:letter-spacing="normal" fo:language="cs" fo:country="CZ" officeooo:rsid="2b429740"/>
    </style:style>
    <style:style style:name="T373" style:family="text">
      <style:text-properties fo:font-variant="normal" fo:text-transform="none" fo:color="#222222" fo:letter-spacing="normal" fo:language="cs" fo:country="CZ" officeooo:rsid="2b6ac877"/>
    </style:style>
    <style:style style:name="T374" style:family="text">
      <style:text-properties fo:font-variant="normal" fo:text-transform="none" fo:color="#222222" fo:letter-spacing="normal" fo:language="cs" fo:country="CZ" officeooo:rsid="2b721cd0"/>
    </style:style>
    <style:style style:name="T375" style:family="text">
      <style:text-properties fo:font-variant="normal" fo:text-transform="none" fo:color="#222222" fo:letter-spacing="normal" fo:language="cs" fo:country="CZ" officeooo:rsid="2b747b6a"/>
    </style:style>
    <style:style style:name="T376" style:family="text">
      <style:text-properties fo:font-variant="normal" fo:text-transform="none" fo:color="#222222" fo:letter-spacing="normal" fo:language="cs" fo:country="CZ" officeooo:rsid="2b763bee"/>
    </style:style>
    <style:style style:name="T377" style:family="text">
      <style:text-properties fo:font-variant="normal" fo:text-transform="none" fo:color="#222222" fo:letter-spacing="normal" fo:language="cs" fo:country="CZ" officeooo:rsid="2b785c7c"/>
    </style:style>
    <style:style style:name="T378" style:family="text">
      <style:text-properties fo:font-variant="normal" fo:text-transform="none" fo:color="#222222" fo:letter-spacing="normal" style:text-underline-style="none" officeooo:rsid="29dae328"/>
    </style:style>
    <style:style style:name="T379" style:family="text">
      <style:text-properties fo:font-variant="normal" fo:text-transform="none" fo:color="#222222" fo:letter-spacing="normal" style:text-underline-style="none" officeooo:rsid="2a39070f"/>
    </style:style>
    <style:style style:name="T380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3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3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3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3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3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3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3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3c421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648f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ee8c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baa39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cf8b5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e6dfa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a509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dd8d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1bd2e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262b8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80dd8d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d4b82e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28691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cfb21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01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02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03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04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05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06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07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08" style:family="text">
      <style:text-properties fo:font-variant="normal" fo:text-transform="none" fo:color="#333333" fo:letter-spacing="normal" fo:language="cs" fo:country="CZ" officeooo:rsid="2745d62c"/>
    </style:style>
    <style:style style:name="T709" style:family="text">
      <style:text-properties fo:font-variant="normal" fo:text-transform="none" fo:color="#333333" fo:letter-spacing="normal" fo:language="cs" fo:country="CZ" officeooo:rsid="2ac8713c"/>
    </style:style>
    <style:style style:name="T710" style:family="text">
      <style:text-properties fo:font-variant="normal" fo:text-transform="none" fo:color="#333333" fo:letter-spacing="normal" fo:language="cs" fo:country="CZ" officeooo:rsid="2b743117"/>
    </style:style>
    <style:style style:name="T711" style:family="text">
      <style:text-properties fo:font-variant="normal" fo:text-transform="none" fo:color="#333333" fo:letter-spacing="normal" fo:language="cs" fo:country="CZ" fo:font-weight="bold" officeooo:rsid="2b743117" style:font-weight-asian="bold" style:font-weight-complex="bold"/>
    </style:style>
    <style:style style:name="T712" style:family="text">
      <style:text-properties fo:font-variant="normal" fo:text-transform="none" fo:color="#333333" fo:letter-spacing="normal" officeooo:rsid="2745d62c"/>
    </style:style>
    <style:style style:name="T713" style:family="text">
      <style:text-properties fo:font-variant="normal" fo:text-transform="none" fo:color="#333333" fo:letter-spacing="normal" officeooo:rsid="2b0319f8"/>
    </style:style>
    <style:style style:name="T714" style:family="text">
      <style:text-properties fo:font-variant="normal" fo:text-transform="none" fo:color="#333333" fo:letter-spacing="normal" officeooo:rsid="27ec0962"/>
    </style:style>
    <style:style style:name="T715" style:family="text">
      <style:text-properties fo:font-variant="normal" fo:text-transform="none" fo:color="#333333" fo:letter-spacing="normal" officeooo:rsid="292ed6e3"/>
    </style:style>
    <style:style style:name="T716" style:family="text">
      <style:text-properties officeooo:rsid="24543bc7"/>
    </style:style>
    <style:style style:name="T717" style:family="text">
      <style:text-properties officeooo:rsid="25dfe54b"/>
    </style:style>
    <style:style style:name="T718" style:family="text">
      <style:text-properties officeooo:rsid="2697720b"/>
    </style:style>
    <style:style style:name="T719" style:family="text">
      <style:text-properties officeooo:rsid="26989a2f"/>
    </style:style>
    <style:style style:name="T720" style:family="text">
      <style:text-properties officeooo:rsid="269dc869"/>
    </style:style>
    <style:style style:name="T721" style:family="text">
      <style:text-properties officeooo:rsid="26a2c07e"/>
    </style:style>
    <style:style style:name="T722" style:family="text">
      <style:text-properties officeooo:rsid="26a694d9"/>
    </style:style>
    <style:style style:name="T723" style:family="text">
      <style:text-properties officeooo:rsid="26b833f0"/>
    </style:style>
    <style:style style:name="T724" style:family="text">
      <style:text-properties officeooo:rsid="26c2ee38"/>
    </style:style>
    <style:style style:name="T725" style:family="text">
      <style:text-properties officeooo:rsid="26c8cb7a"/>
    </style:style>
    <style:style style:name="T726" style:family="text">
      <style:text-properties officeooo:rsid="26d36516"/>
    </style:style>
    <style:style style:name="T727" style:family="text">
      <style:text-properties officeooo:rsid="26d7526d"/>
    </style:style>
    <style:style style:name="T728" style:family="text">
      <style:text-properties officeooo:rsid="26e7fa1f"/>
    </style:style>
    <style:style style:name="T729" style:family="text">
      <style:text-properties officeooo:rsid="26f34754"/>
    </style:style>
    <style:style style:name="T730" style:family="text">
      <style:text-properties officeooo:rsid="26f505f0"/>
    </style:style>
    <style:style style:name="T731" style:family="text">
      <style:text-properties officeooo:rsid="26fbf756"/>
    </style:style>
    <style:style style:name="T732" style:family="text">
      <style:text-properties officeooo:rsid="270ccdb0"/>
    </style:style>
    <style:style style:name="T733" style:family="text">
      <style:text-properties officeooo:rsid="270db580"/>
    </style:style>
    <style:style style:name="T734" style:family="text">
      <style:text-properties officeooo:rsid="27159c3b"/>
    </style:style>
    <style:style style:name="T735" style:family="text">
      <style:text-properties officeooo:rsid="27309ce7"/>
    </style:style>
    <style:style style:name="T736" style:family="text">
      <style:text-properties officeooo:rsid="2735fc92"/>
    </style:style>
    <style:style style:name="T737" style:family="text">
      <style:text-properties officeooo:rsid="2745d62c"/>
    </style:style>
    <style:style style:name="T738" style:family="text">
      <style:text-properties officeooo:rsid="2750f31d"/>
    </style:style>
    <style:style style:name="T739" style:family="text">
      <style:text-properties officeooo:rsid="275aa269"/>
    </style:style>
    <style:style style:name="T740" style:family="text">
      <style:text-properties officeooo:rsid="2783b192"/>
    </style:style>
    <style:style style:name="T741" style:family="text">
      <style:text-properties officeooo:rsid="2797fc5b"/>
    </style:style>
    <style:style style:name="T742" style:family="text">
      <style:text-properties officeooo:rsid="280323f7"/>
    </style:style>
    <style:style style:name="T743" style:family="text">
      <style:text-properties officeooo:rsid="28301bf5"/>
    </style:style>
    <style:style style:name="T744" style:family="text">
      <style:text-properties officeooo:rsid="2839631f"/>
    </style:style>
    <style:style style:name="T745" style:family="text">
      <style:text-properties officeooo:rsid="283d0077"/>
    </style:style>
    <style:style style:name="T746" style:family="text">
      <style:text-properties officeooo:rsid="284a5191"/>
    </style:style>
    <style:style style:name="T747" style:family="text">
      <style:text-properties officeooo:rsid="28646340"/>
    </style:style>
    <style:style style:name="T748" style:family="text">
      <style:text-properties officeooo:rsid="17e6c942"/>
    </style:style>
    <style:style style:name="T749" style:family="text">
      <style:text-properties officeooo:rsid="28951655"/>
    </style:style>
    <style:style style:name="T750" style:family="text">
      <style:text-properties officeooo:rsid="2896bafe"/>
    </style:style>
    <style:style style:name="T751" style:family="text">
      <style:text-properties officeooo:rsid="289824b7"/>
    </style:style>
    <style:style style:name="T752" style:family="text">
      <style:text-properties officeooo:rsid="2898625d"/>
    </style:style>
    <style:style style:name="T753" style:family="text">
      <style:text-properties officeooo:rsid="289a74d5"/>
    </style:style>
    <style:style style:name="T754" style:family="text">
      <style:text-properties officeooo:rsid="289b8866"/>
    </style:style>
    <style:style style:name="T755" style:family="text">
      <style:text-properties officeooo:rsid="284ed08a"/>
    </style:style>
    <style:style style:name="T756" style:family="text">
      <style:text-properties officeooo:rsid="28e87d10"/>
    </style:style>
    <style:style style:name="T757" style:family="text">
      <style:text-properties officeooo:rsid="28eaa0d5"/>
    </style:style>
    <style:style style:name="T758" style:family="text">
      <style:text-properties officeooo:rsid="28ebcfd8"/>
    </style:style>
    <style:style style:name="T759" style:family="text">
      <style:text-properties officeooo:rsid="28f84b09"/>
    </style:style>
    <style:style style:name="T760" style:family="text">
      <style:text-properties officeooo:rsid="28f9fa77"/>
    </style:style>
    <style:style style:name="T761" style:family="text">
      <style:text-properties officeooo:rsid="291a21a4"/>
    </style:style>
    <style:style style:name="T762" style:family="text">
      <style:text-properties officeooo:rsid="291c77bf"/>
    </style:style>
    <style:style style:name="T763" style:family="text">
      <style:text-properties officeooo:rsid="291d9679"/>
    </style:style>
    <style:style style:name="T764" style:family="text">
      <style:text-properties officeooo:rsid="29201ac6"/>
    </style:style>
    <style:style style:name="T765" style:family="text">
      <style:text-properties officeooo:rsid="295dac73"/>
    </style:style>
    <style:style style:name="T766" style:family="text">
      <style:text-properties officeooo:rsid="29636b46"/>
    </style:style>
    <style:style style:name="T767" style:family="text">
      <style:text-properties officeooo:rsid="29645d30"/>
    </style:style>
    <style:style style:name="T768" style:family="text">
      <style:text-properties officeooo:rsid="296c71b6"/>
    </style:style>
    <style:style style:name="T769" style:family="text">
      <style:text-properties officeooo:rsid="2984a4c3"/>
    </style:style>
    <style:style style:name="T770" style:family="text">
      <style:text-properties officeooo:rsid="299ad1d2"/>
    </style:style>
    <style:style style:name="T771" style:family="text">
      <style:text-properties officeooo:rsid="29a09a34"/>
    </style:style>
    <style:style style:name="T772" style:family="text">
      <style:text-properties officeooo:rsid="29a1bf74"/>
    </style:style>
    <style:style style:name="T773" style:family="text">
      <style:text-properties officeooo:rsid="27e2dc8a"/>
    </style:style>
    <style:style style:name="T774" style:family="text">
      <style:text-properties officeooo:rsid="29c1d6ca"/>
    </style:style>
    <style:style style:name="T775" style:family="text">
      <style:text-properties officeooo:rsid="29e1b3f0"/>
    </style:style>
    <style:style style:name="T776" style:family="text">
      <style:text-properties officeooo:rsid="29e284b1"/>
    </style:style>
    <style:style style:name="T777" style:family="text">
      <style:text-properties officeooo:rsid="2794b590"/>
    </style:style>
    <style:style style:name="T778" style:family="text">
      <style:text-properties officeooo:rsid="29e46aeb"/>
    </style:style>
    <style:style style:name="T779" style:family="text">
      <style:text-properties officeooo:rsid="2a0ab732"/>
    </style:style>
    <style:style style:name="T780" style:family="text">
      <style:text-properties officeooo:rsid="2a10fa17"/>
    </style:style>
    <style:style style:name="T781" style:family="text">
      <style:text-properties officeooo:rsid="2a148a63"/>
    </style:style>
    <style:style style:name="T782" style:family="text">
      <style:text-properties officeooo:rsid="2a15c51f"/>
    </style:style>
    <style:style style:name="T783" style:family="text">
      <style:text-properties officeooo:rsid="2a16d032"/>
    </style:style>
    <style:style style:name="T784" style:family="text">
      <style:text-properties officeooo:rsid="2a173314"/>
    </style:style>
    <style:style style:name="T785" style:family="text">
      <style:text-properties officeooo:rsid="2a18bced"/>
    </style:style>
    <style:style style:name="T786" style:family="text">
      <style:text-properties officeooo:rsid="2a1efa5d"/>
    </style:style>
    <style:style style:name="T787" style:family="text">
      <style:text-properties officeooo:rsid="2a20905e"/>
    </style:style>
    <style:style style:name="T788" style:family="text">
      <style:text-properties officeooo:rsid="2a41ea57"/>
    </style:style>
    <style:style style:name="T789" style:family="text">
      <style:text-properties officeooo:rsid="2a46c372"/>
    </style:style>
    <style:style style:name="T790" style:family="text">
      <style:text-properties officeooo:rsid="2a4715b4"/>
    </style:style>
    <style:style style:name="T791" style:family="text">
      <style:text-properties officeooo:rsid="2a560cd0"/>
    </style:style>
    <style:style style:name="T792" style:family="text">
      <style:text-properties officeooo:rsid="2a91d861"/>
    </style:style>
    <style:style style:name="T793" style:family="text">
      <style:text-properties officeooo:rsid="2a9e6f19"/>
    </style:style>
    <style:style style:name="T794" style:family="text">
      <style:text-properties officeooo:rsid="295ccb54"/>
    </style:style>
    <style:style style:name="T795" style:family="text">
      <style:text-properties officeooo:rsid="2abce980"/>
    </style:style>
    <style:style style:name="T796" style:family="text">
      <style:text-properties officeooo:rsid="15520144"/>
    </style:style>
    <style:style style:name="T797" style:family="text">
      <style:text-properties officeooo:rsid="29d4e64a"/>
    </style:style>
    <style:style style:name="T798" style:family="text">
      <style:text-properties officeooo:rsid="2aea3290"/>
    </style:style>
    <style:style style:name="T799" style:family="text">
      <style:text-properties officeooo:rsid="27f5495c"/>
    </style:style>
    <style:style style:name="T800" style:family="text">
      <style:text-properties officeooo:rsid="2af826eb"/>
    </style:style>
    <style:style style:name="T801" style:family="text">
      <style:text-properties officeooo:rsid="2afa8910"/>
    </style:style>
    <style:style style:name="T802" style:family="text">
      <style:text-properties officeooo:rsid="2b00ed1d"/>
    </style:style>
    <style:style style:name="T803" style:family="text">
      <style:text-properties officeooo:rsid="2b072b04"/>
    </style:style>
    <style:style style:name="T804" style:family="text">
      <style:text-properties officeooo:rsid="2b103d82"/>
    </style:style>
    <style:style style:name="T805" style:family="text">
      <style:text-properties officeooo:rsid="2b1bd64f"/>
    </style:style>
    <style:style style:name="T806" style:family="text">
      <style:text-properties officeooo:rsid="2b1d3f34"/>
    </style:style>
    <style:style style:name="T807" style:family="text">
      <style:text-properties officeooo:rsid="2b1f10a1"/>
    </style:style>
    <style:style style:name="T808" style:family="text">
      <style:text-properties officeooo:rsid="2b22444d"/>
    </style:style>
    <style:style style:name="T809" style:family="text">
      <style:text-properties officeooo:rsid="2b278a1a"/>
    </style:style>
    <style:style style:name="T810" style:family="text">
      <style:text-properties officeooo:rsid="2b3c1118"/>
    </style:style>
    <style:style style:name="T811" style:family="text">
      <style:text-properties officeooo:rsid="2b429740"/>
    </style:style>
    <style:style style:name="T812" style:family="text">
      <style:text-properties officeooo:rsid="2b4cf9d6"/>
    </style:style>
    <style:style style:name="T813" style:family="text">
      <style:text-properties officeooo:rsid="2b4d92c9"/>
    </style:style>
    <style:style style:name="T814" style:family="text">
      <style:text-properties officeooo:rsid="2a0e528b"/>
    </style:style>
    <style:style style:name="T815" style:family="text">
      <style:text-properties officeooo:rsid="2b547025"/>
    </style:style>
    <style:style style:name="T816" style:family="text">
      <style:text-properties officeooo:rsid="2b569f14"/>
    </style:style>
    <style:style style:name="T817" style:family="text">
      <style:text-properties officeooo:rsid="2b5efcff"/>
    </style:style>
    <style:style style:name="T818" style:family="text">
      <style:text-properties officeooo:rsid="2b61675f"/>
    </style:style>
    <style:style style:name="T819" style:family="text">
      <style:text-properties officeooo:rsid="2b6ac877"/>
    </style:style>
    <style:style style:name="T820" style:family="text">
      <style:text-properties officeooo:rsid="2b6e4022"/>
    </style:style>
    <style:style style:name="T821" style:family="text">
      <style:text-properties officeooo:rsid="2b70b981"/>
    </style:style>
    <style:style style:name="T822" style:family="text">
      <style:text-properties officeooo:rsid="2b785c7c"/>
    </style:style>
    <style:style style:name="T823" style:family="text">
      <style:text-properties officeooo:rsid="2b79648f"/>
    </style:style>
    <style:style style:name="T824" style:family="text">
      <style:text-properties officeooo:rsid="2b80dd8d"/>
    </style:style>
    <style:style style:name="T825" style:family="text">
      <style:text-properties officeooo:rsid="2b944982"/>
    </style:style>
    <style:style style:name="T826" style:family="text">
      <style:text-properties officeooo:rsid="2b95c0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Z<text:span text:style-name="T717">atopený</text:span></text:p>
      <text:p text:style-name="P84">důl</text:p>
      <text:p text:style-name="P81"/>
      <text:p text:style-name="P81"/>
      <text:p text:style-name="P82">dobrodružství pro hru</text:p>
      <text:p text:style-name="P136">D<text:span text:style-name="T717">račák</text:span></text:p>
      <text:p text:style-name="P135"/>
      <text:p text:style-name="P137">podle staré školy</text:p>
      <text:p text:style-name="P134"/>
      <text:p text:style-name="P134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65"><text:a xlink:type="simple" xlink:href="#__RefHeading___Toc13849_1990953305" text:style-name="Internet_20_link" text:visited-style-name="Internet_20_link">Místnosti</text:a><text:tab/>3</text:p>
          <text:p text:style-name="P266"><text:a xlink:type="simple" xlink:href="#__RefHeading___Toc13851_1990953305" text:style-name="Internet_20_link" text:visited-style-name="Internet_20_link">Nadzemí</text:a><text:tab/>3</text:p>
          <text:p text:style-name="P266"><text:a xlink:type="simple" xlink:href="#__RefHeading___Toc13853_1990953305" text:style-name="Internet_20_link" text:visited-style-name="Internet_20_link">Důl</text:a><text:tab/>8</text:p>
          <text:p text:style-name="P266"><text:a xlink:type="simple" xlink:href="#__RefHeading___Toc13855_1990953305" text:style-name="Internet_20_link" text:visited-style-name="Internet_20_link">Jeskyně s chrámem</text:a><text:tab/>24</text:p>
          <text:p text:style-name="P265"><text:a xlink:type="simple" xlink:href="#__RefHeading___Toc13857_1990953305" text:style-name="Internet_20_link" text:visited-style-name="Internet_20_link">Konec dobrodružství</text:a><text:tab/>31</text:p>
          <text:p text:style-name="P265"><text:a xlink:type="simple" xlink:href="#__RefHeading___Toc5831_1424409582" text:style-name="Internet_20_link" text:visited-style-name="Internet_20_link">Cena pokladů</text:a><text:tab/>32</text:p>
        </text:index-body>
      </text:table-of-content>
      <text:p text:style-name="P132"/>
      <text:p text:style-name="P83"/>
      <text:p text:style-name="P83"/>
      <text:p text:style-name="P83"/>
      <text:p text:style-name="P8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erze 0.<text:span text:style-name="T826">4 (for Gamecon 2019)</text:span></text:p>
      <text:p text:style-name="P132"><text:span text:style-name="T1"/></text:p>
      <text:h text:style-name="P263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749">je vidět</text:span> vysok<text:span text:style-name="T749">á</text:span>, <text:span text:style-name="T207">kuželovit</text:span><text:span text:style-name="T225">á</text:span><text:span text:style-name="T207"> budov</text:span><text:span text:style-name="T218">a</text:span>.<text:span text:style-name="T742"> Vedle ní je </text:span><text:span text:style-name="T233">menší </text:span><text:span text:style-name="T219">stavba</text:span><text:span text:style-name="T211"> </text:span><text:span text:style-name="T220">se sedlovou střechou</text:span><text:span text:style-name="T236">, </text:span><text:span text:style-name="T239">ze které</text:span><text:span text:style-name="T742"> vychází tenký sloup kouře. </text:span>Budovy jsou <text:span text:style-name="T761">v celkem dobrém stavu, někdo je zřejmě</text:span> opravil. Byl to ovšem znatelně horší řemeslník než původní stavitelé a <text:span text:style-name="T747">díry ve střechách </text:span>zazáplatova<text:span text:style-name="T747">l jen</text:span> <text:span text:style-name="T747">silnou kůží</text:span>. <text:span text:style-name="T751">Vedle těžební budovy je velká hromada hlíny a kamení </text:span><text:span text:style-name="T164">(ruda vytěžená </text:span><text:span text:style-name="T165">v</text:span><text:span text:style-name="T164"> dol</text:span><text:span text:style-name="T165">e</text:span><text:span text:style-name="T164"> a připraven</text:span><text:span text:style-name="T165">á</text:span><text:span text:style-name="T164"> k odvozu)</text:span><text:span text:style-name="T751">. Opodál</text:span> <text:span text:style-name="T750">je</text:span> do země za<text:span text:style-name="T747">pích</text:span>nut<text:span text:style-name="T750">á</text:span> <text:span text:style-name="T207">lopat</text:span><text:span text:style-name="T213">a</text:span>. <text:span text:style-name="T810">Kus od ní teče potok.</text:span></text:p>
      <text:p text:style-name="P105"><text:span text:style-name="Emphasis"><text:span text:style-name="T595">Pokud postavy obejdou budovy </text:span></text:span><text:span text:style-name="Emphasis"><text:span text:style-name="T597">kolem dokola</text:span></text:span><text:span text:style-name="Emphasis"><text:span text:style-name="T595">:</text:span></text:span></text:p>
      <text:list xml:id="list125749920" text:style-name="L13">
        <text:list-item>
          <text:p text:style-name="P151"><text:span text:style-name="Emphasis"><text:span text:style-name="T512">N</text:span></text:span><text:span text:style-name="Emphasis"><text:span text:style-name="T509">arazí na stopy od vozů </text:span></text:span><text:span text:style-name="Emphasis"><text:span text:style-name="T510">(vedou k hromadě </text:span></text:span><text:span text:style-name="Emphasis"><text:span text:style-name="T559">rudy</text:span></text:span><text:span text:style-name="Emphasis"><text:span text:style-name="T510"> vedle těžební budovy)</text:span></text:span><text:span text:style-name="Emphasis"><text:span text:style-name="T509">.</text:span></text:span></text:p>
        </text:list-item>
      </text:list>
      <text:p text:style-name="P52"><text:span text:style-name="Emphasis"><text:span text:style-name="T595">Když</text:span></text:span><text:span text:style-name="Emphasis"><text:span text:style-name="T590"> stráví nějaký čas pozorováním</text:span></text:span><text:span text:style-name="Emphasis"><text:span text:style-name="T596">:</text:span></text:span></text:p>
      <text:list xml:id="list1218682022" text:style-name="L14">
        <text:list-item>
          <text:p text:style-name="P152"><text:span text:style-name="Emphasis"><text:span text:style-name="T489">V </text:span></text:span><text:span text:style-name="Emphasis"><text:span text:style-name="T511">budově se sedlovou střechou</text:span></text:span><text:span text:style-name="Emphasis"><text:span text:style-name="T489"> pracuje </text:span></text:span><text:span text:style-name="Emphasis"><text:span text:style-name="T495">starý</text:span></text:span><text:span text:style-name="Emphasis"><text:span text:style-name="T489"> skřet (</text:span></text:span><text:span text:style-name="Emphasis"><text:span text:style-name="T560">karta </text:span></text:span><text:span text:style-name="Emphasis"><text:span text:style-name="T692">skřetí kuchař</text:span></text:span><text:span text:style-name="Emphasis"><text:span text:style-name="T560">, </text:span></text:span><text:span text:style-name="Emphasis"><text:span text:style-name="T489">viz </text:span></text:span><text:span text:style-name="Emphasis"><text:span text:style-name="T594">A2</text:span></text:span><text:span text:style-name="Emphasis"><text:span text:style-name="T489">). </text:span></text:span><text:span text:style-name="Emphasis"><text:span text:style-name="T511">Občas chodí pro vodu k potoku.</text:span></text:span></text:p>
          <text:list>
            <text:list-item>
              <text:p text:style-name="P153"><text:span text:style-name="Emphasis"><text:span text:style-name="T511">A</text:span></text:span><text:span text:style-name="Emphasis"><text:span text:style-name="T493">ž </text:span></text:span><text:span text:style-name="Emphasis"><text:span text:style-name="T513">dodělá žebřík, na kterém pracuje</text:span></text:span><text:span text:style-name="Emphasis"><text:span text:style-name="T493"> (někdy další den), odnese ho do těžební budovy </text:span></text:span><text:span text:style-name="Emphasis"><text:span text:style-name="T621">A3</text:span></text:span><text:span text:style-name="Emphasis"><text:span text:style-name="T493">. </text:span></text:span><text:span text:style-name="Emphasis"><text:span text:style-name="T511">Potom z ní</text:span></text:span><text:span text:style-name="Emphasis"><text:span text:style-name="T494"> začnou </text:span></text:span><text:span text:style-name="Emphasis"><text:span text:style-name="T520">dva</text:span></text:span><text:span text:style-name="Emphasis"><text:span text:style-name="T494"> skřet</text:span></text:span><text:span text:style-name="Emphasis"><text:span text:style-name="T561">í horníci</text:span></text:span><text:span text:style-name="Emphasis"><text:span text:style-name="T494"> </text:span></text:span><text:span text:style-name="Emphasis"><text:span text:style-name="T513">z </text:span></text:span><text:span text:style-name="Emphasis"><text:span text:style-name="T621">B16</text:span></text:span><text:span text:style-name="Emphasis"><text:span text:style-name="T494"> vynášet kýble s nakutanou rudou a vysypávat je na hromadu opodál.</text:span></text:span></text:p>
            </text:list-item>
          </text:list>
        </text:list-item>
        <text:list-item>
          <text:p text:style-name="P154"><text:soft-page-break/><text:span text:style-name="Emphasis"><text:span text:style-name="T489">Jednou za čas (zhruba po osmi hodinách) z těžební budovy vyjdou dva skřeti </text:span></text:span><text:span text:style-name="Emphasis"><text:span text:style-name="T514">z </text:span></text:span><text:span text:style-name="Emphasis"><text:span text:style-name="T622">B16</text:span></text:span><text:span text:style-name="Emphasis"><text:span text:style-name="T489">, zajdou do hranaté budovy pro kotel s polévkou a odnesou ho do těžební budovy </text:span></text:span><text:span text:style-name="Emphasis"><text:span text:style-name="T622">A3</text:span></text:span><text:span text:style-name="Emphasis"><text:span text:style-name="T489">. Pak se ještě vrátí pro misky. Asi o čtvrt hodiny později zase misky a prázdný kotel přinesou zpět. </text:span></text:span><text:span text:style-name="Emphasis"><text:span text:style-name="T492">Skřet</text:span></text:span><text:span text:style-name="Emphasis"><text:span text:style-name="T514">í kuchař z </text:span></text:span><text:span text:style-name="Emphasis"><text:span text:style-name="T598">A2</text:span></text:span><text:span text:style-name="Emphasis"><text:span text:style-name="T492"> pak zajde k potoku </text:span></text:span><text:span text:style-name="Emphasis"><text:span text:style-name="T563">nádobí</text:span></text:span><text:span text:style-name="Emphasis"><text:span text:style-name="T492"> umýt a nab</text:span></text:span><text:span text:style-name="Emphasis"><text:span text:style-name="T521">rat</text:span></text:span><text:span text:style-name="Emphasis"><text:span text:style-name="T492"> novou vodu.</text:span></text:span></text:p>
          <text:list>
            <text:list-item>
              <text:p text:style-name="P155"><text:span text:style-name="Emphasis"><text:span text:style-name="T490">S kuchařem </text:span></text:span><text:span text:style-name="Emphasis"><text:span text:style-name="T562">v </text:span></text:span><text:span text:style-name="Emphasis"><text:span text:style-name="T623">A2</text:span></text:span><text:span text:style-name="Emphasis"><text:span text:style-name="T490"> </text:span></text:span><text:span text:style-name="Emphasis"><text:span text:style-name="T522">se</text:span></text:span><text:span text:style-name="Emphasis"><text:span text:style-name="T490"> </text:span></text:span><text:span text:style-name="Emphasis"><text:span text:style-name="T499">nosiči polévky</text:span></text:span><text:span text:style-name="Emphasis"><text:span text:style-name="T490"> bavit </text:span></text:span><text:span text:style-name="Emphasis"><text:span text:style-name="T562">nebudou, je totiž němý</text:span></text:span><text:span text:style-name="Emphasis"><text:span text:style-name="T490">. Mohou se </text:span></text:span><text:span text:style-name="Emphasis"><text:span text:style-name="T562">ale bavit mezi sebou (</text:span></text:span><text:span text:style-name="Emphasis"><text:span text:style-name="T490">samozřejmě ve skřetí řeči</text:span></text:span><text:span text:style-name="Emphasis"><text:span text:style-name="T562">)</text:span></text:span><text:span text:style-name="Emphasis"><text:span text:style-name="T490">, </text:span></text:span><text:span text:style-name="Emphasis"><text:span text:style-name="T562">například o tom,</text:span></text:span><text:span text:style-name="Emphasis"><text:span text:style-name="T490"> když už bude hotový žebřík, </text:span></text:span><text:span text:style-name="Emphasis"><text:span text:style-name="T499">proto</text:span></text:span><text:span text:style-name="Emphasis"><text:span text:style-name="T490">že je nebaví šplhat po provaze, nebo jestli se </text:span></text:span><text:span text:style-name="Emphasis"><text:span text:style-name="T562">kuchař</text:span></text:span><text:span text:style-name="Emphasis"><text:span text:style-name="T490"> konečně naučil vařit i něco jiného než pol</text:span></text:span><text:span text:style-name="Emphasis"><text:span text:style-name="T499">é</text:span></text:span><text:span text:style-name="Emphasis"><text:span text:style-name="T490">vku.</text:span></text:span></text:p>
            </text:list-item>
          </text:list>
        </text:list-item>
        <text:list-item>
          <text:p text:style-name="P156"><text:span text:style-name="Emphasis"><text:span text:style-name="T514">Nezapomeň, že pokud zde postavy pobijí nějaké skřety, budou pak chybět v místnostech, odkud přišli.</text:span></text:span></text:p>
        </text:list-item>
      </text:list>
      <text:p text:style-name="P50"><text:span text:style-name="T184">👣</text:span> <text:span text:style-name="T752">Vedle velké hromady hlíny jsou stopy od těžkého vozu. Vedou pryč od dolu (vůz odvážel natěženou rudu ke zpracování).<text:line-break/></text:span>👣 <text:span text:style-name="T101">(stopování)</text:span><text:span text:style-name="T746"> </text:span>Všude <text:span text:style-name="T795">kolem budov</text:span> jsou <text:span text:style-name="T752">čerstvé</text:span> skřetí stopy. <text:span text:style-name="T795">Další</text:span> <text:span text:style-name="T795">vedou k potoku a zpět.</text:span></text:p>
      <text:p text:style-name="P53"><text:span text:style-name="T184">Pokud budou postavy dělat hluk, skřet</text:span><text:span text:style-name="T196">í kuchař</text:span><text:span text:style-name="T184"> z </text:span><text:span text:style-name="T187">budovy se sedlovou střechou</text:span><text:span text:style-name="T184"> </text:span><text:span text:style-name="T198">(A2)</text:span><text:span text:style-name="T184"> se </text:span><text:span text:style-name="T186">pů</text:span><text:span text:style-name="T184">jde podívat, co se děje.</text:span></text:p>
      <text:list xml:id="list598196014" text:style-name="L15">
        <text:list-item>
          <text:p text:style-name="P157"><text:span text:style-name="T760">Když je uvidí</text:span>, uteče zpět do kůlny nebo do těžební budovy (podle toho, co je blíž) <text:span text:style-name="T759">a začne do něčeho bušit – volat na poplach nemůže, protože je němý</text:span>.</text:p>
        </text:list-item>
        <text:list-item>
          <text:p text:style-name="P158"><text:span text:style-name="Emphasis"><text:span text:style-name="T599">⚔ </text:span></text:span>Pokud ho postavy nechají bušit, z<text:span text:style-name="T762">e zbrojnice</text:span> <text:span text:style-name="T188">B</text:span><text:span text:style-name="T190">10</text:span><text:span text:style-name="T762"> po několika minutách</text:span> <text:span text:style-name="T763">dorazí</text:span> skřetí hlídka: <text:span text:style-name="T764">2 </text:span><text:span text:style-name="T103">skřeti s lukem</text:span><text:span text:style-name="T764"> (karta) a 2 </text:span><text:span text:style-name="T103">skřeti s kopím</text:span><text:span text:style-name="T764"> (karta).</text:span></text:p>
          <text:list>
            <text:list-item>
              <text:p text:style-name="P159"><text:span text:style-name="T764">Vylezou hlavní šachtou </text:span><text:span text:style-name="T188">B</text:span><text:span text:style-name="T191">13</text:span><text:span text:style-name="T762"> do těžební budovy </text:span><text:span text:style-name="T188">A3</text:span><text:span text:style-name="T762">, odkud je nejspíš postavy uvidí vycházet</text:span>.</text:p>
            </text:list-item>
          </text:list>
        </text:list-item>
      </text:list>
      <text:p text:style-name="P51"><text:soft-page-break/><text:span text:style-name="Emphasis"><text:span text:style-name="T381">▸<text:tab/></text:span></text:span><text:span text:style-name="Emphasis"><text:span text:style-name="T639">Kuželovitá budova</text:span></text:span><text:span text:style-name="Emphasis"><text:span text:style-name="T456">: </text:span></text:span><text:span text:style-name="Emphasis"><text:span text:style-name="T488">Přeskoč na</text:span></text:span><text:span text:style-name="Emphasis"><text:span text:style-name="T456"> </text:span></text:span><text:span text:style-name="Emphasis"><text:span text:style-name="T591">A</text:span></text:span><text:span text:style-name="Emphasis"><text:span text:style-name="T592">3</text:span></text:span><text:span text:style-name="Emphasis"><text:span text:style-name="T457">.</text:span></text:span></text:p>
      <text:p text:style-name="P127"><text:span text:style-name="Emphasis"><text:span text:style-name="T381">▸<text:tab/></text:span></text:span><text:span text:style-name="Emphasis"><text:span text:style-name="T646">Stavba se sedlovou střechou</text:span></text:span><text:span text:style-name="Emphasis"><text:span text:style-name="T480"> je sice nižší než těžební budova, ale zato </text:span></text:span><text:span text:style-name="Emphasis"><text:span text:style-name="T497">mnohem delší</text:span></text:span><text:span text:style-name="Emphasis"><text:span text:style-name="T480">. V obou kratších stěnách jsou dveře a dvě okna, </text:span></text:span><text:span text:style-name="Emphasis"><text:span text:style-name="T564">jedno</text:span></text:span><text:span text:style-name="Emphasis"><text:span text:style-name="T480"> z každé strany dveří. </text:span></text:span><text:span text:style-name="Emphasis"><text:span text:style-name="T498">Dlouhé</text:span></text:span><text:span text:style-name="Emphasis"><text:span text:style-name="T480"> stěny žádná okna ani dveře nemají. Všechna okna jsou vysklená, dají se přes ně ale zavřít okenice. </text:span></text:span><text:span text:style-name="Emphasis"><text:span text:style-name="T564">Co je uvnitř najdeš</text:span></text:span><text:span text:style-name="Emphasis"><text:span text:style-name="T481"> </text:span></text:span><text:span text:style-name="Emphasis"><text:span text:style-name="T564">v</text:span></text:span><text:span text:style-name="Emphasis"><text:span text:style-name="T481"> </text:span></text:span><text:span text:style-name="Emphasis"><text:span text:style-name="T593">A2</text:span></text:span><text:span text:style-name="Emphasis"><text:span text:style-name="T481">.</text:span></text:span></text:p>
      <text:p text:style-name="P51"><text:span text:style-name="Emphasis"><text:span text:style-name="T381">▸<text:tab/></text:span></text:span><text:span text:style-name="Emphasis"><text:span text:style-name="T639">Lopata</text:span></text:span><text:span text:style-name="Emphasis"><text:span text:style-name="T456">: </text:span></text:span><text:span text:style-name="Emphasis"><text:span text:style-name="T481">Přeskoč na </text:span></text:span><text:span text:style-name="Emphasis"><text:span text:style-name="T591">A</text:span></text:span><text:span text:style-name="Emphasis"><text:span text:style-name="T592">1</text:span></text:span><text:span text:style-name="Emphasis"><text:span text:style-name="T457">.</text:span></text:span></text:p>
      <text:h text:style-name="P243" text:outline-level="3">A1 – Zabodnutá lopata</text:h>
      <text:p text:style-name="P116"><text:span text:style-name="T100">D</text:span><text:span text:style-name="T94">o </text:span><text:span text:style-name="T100">trávy je </text:span><text:span text:style-name="T102">tady</text:span><text:span text:style-name="T94"> zabodnutá </text:span><text:span text:style-name="T124">lopata</text:span><text:span text:style-name="T94">.</text:span><text:span text:style-name="Emphasis"><text:span text:style-name="T657"> Vedle ní je zhruba dvoumetrov</text:span></text:span><text:span text:style-name="Emphasis"><text:span text:style-name="T680">ý</text:span></text:span><text:span text:style-name="Emphasis"><text:span text:style-name="T657"> </text:span></text:span><text:span text:style-name="Emphasis"><text:span text:style-name="T680">kruh</text:span></text:span><text:span text:style-name="Emphasis"><text:span text:style-name="T657"> čerstv</text:span></text:span><text:span text:style-name="Emphasis"><text:span text:style-name="T681">é</text:span></text:span><text:span text:style-name="Emphasis"><text:span text:style-name="T657"> hlíny, jako kdyby tu byla velká díra a někdo ji </text:span></text:span><text:span text:style-name="Emphasis"><text:span text:style-name="T681">nedávno</text:span></text:span><text:span text:style-name="Emphasis"><text:span text:style-name="T657"> zasypal. Zhruba uprostřed je malá </text:span></text:span><text:span text:style-name="Emphasis"><text:span text:style-name="T697">trhlina</text:span></text:span><text:span text:style-name="Emphasis"><text:span text:style-name="T657">, </text:span></text:span><text:span text:style-name="Emphasis"><text:span text:style-name="T695">zřejmě</text:span></text:span><text:span text:style-name="Emphasis"><text:span text:style-name="T657"> se </text:span></text:span><text:span text:style-name="Emphasis"><text:span text:style-name="T695">tam</text:span></text:span><text:span text:style-name="Emphasis"><text:span text:style-name="T657"> hlína propadává dolů pod zem.</text:span></text:span></text:p>
      <text:p text:style-name="P21"><text:span text:style-name="Emphasis"><text:span text:style-name="T296">👣</text:span></text:span><text:span text:style-name="Emphasis"><text:span text:style-name="T287"> </text:span></text:span><text:span text:style-name="Emphasis"><text:span text:style-name="T327">(stopování)</text:span></text:span><text:span text:style-name="Emphasis"><text:span text:style-name="T288"> </text:span></text:span><text:span text:style-name="Emphasis"><text:span text:style-name="T289">Jsou zde </text:span></text:span><text:span text:style-name="Emphasis"><text:span text:style-name="T290">staré</text:span></text:span><text:span text:style-name="Emphasis"><text:span text:style-name="T289"> </text:span></text:span><text:span text:style-name="Emphasis"><text:span text:style-name="T290">skřetí stopy.</text:span></text:span></text:p>
      <text:p text:style-name="P87"><text:span text:style-name="Emphasis"><text:span text:style-name="T381">▸<text:tab/></text:span></text:span><text:span text:style-name="Emphasis"><text:span text:style-name="T636">Trhlinu</text:span></text:span><text:span text:style-name="Emphasis"><text:span text:style-name="T382"> </text:span></text:span><text:span text:style-name="Emphasis"><text:span text:style-name="T446">je </text:span></text:span><text:span text:style-name="Emphasis"><text:span text:style-name="T453">možné rozšířit </text:span></text:span><text:span text:style-name="Emphasis"><text:span text:style-name="T454">a prokopat se tak do podzemí</text:span></text:span><text:span text:style-name="Emphasis"><text:span text:style-name="T453">. Jednou lopatou to bude práce tak na půl hodiny. Díra vede do </text:span></text:span><text:span text:style-name="Emphasis"><text:span text:style-name="T588">B</text:span></text:span><text:span text:style-name="Emphasis"><text:span text:style-name="T611">3</text:span></text:span><text:span text:style-name="Emphasis"><text:span text:style-name="T458"> </text:span></text:span><text:span text:style-name="Emphasis"><text:span text:style-name="T459">(</text:span></text:span><text:span text:style-name="Emphasis"><text:span text:style-name="T487">Tunel na povrch</text:span></text:span><text:span text:style-name="Emphasis"><text:span text:style-name="T459">)</text:span></text:span><text:span text:style-name="Emphasis"><text:span text:style-name="T453">.</text:span></text:span></text:p>
      <text:h text:style-name="P244" text:outline-level="3">A2 – <text:span text:style-name="T756">Budova se sedlovou střechou</text:span></text:h>
      <text:p text:style-name="P68"><text:span text:style-name="T329">♨<text:tab/></text:span><text:span text:style-name="T345">Ve dne je zde cítit kouř z ohniště, vůně čerstvého dřeva a právě vařené polévky. </text:span><text:span text:style-name="T346">V noci jen vůně čerstvého dřeva.</text:span></text:p>
      <text:p text:style-name="P43"><text:span text:style-name="T2">🔊<text:tab/></text:span><text:span text:style-name="T86">Zevnitř jsou </text:span><text:span text:style-name="T88">ve dne</text:span><text:span text:style-name="T368"> slyšet zvuky práce a praskání ohně, </text:span><text:span text:style-name="T372">v noci oddychování spící osoby (skřetího kuchaře)</text:span><text:span text:style-name="T368">.</text:span></text:p>
      <text:p text:style-name="P74"><text:span text:style-name="T700">🚪<text:tab/></text:span><text:span text:style-name="T317">Z obou stran budovy jsou z</text:span><text:span text:style-name="T313">avřené obyčejné dveře s⁠ </text:span><text:span text:style-name="T314">klik</text:span><text:span text:style-name="T315">ou</text:span><text:span text:style-name="T316">.</text:span></text:p>
      <text:p text:style-name="P12"><text:soft-page-break/><text:span text:style-name="T811">Celý vnitřek budovy zabírá</text:span> dlouhá, obdélníková místnost. U <text:span text:style-name="T758">stěny</text:span> je vyskládaná <text:span text:style-name="T207">hromada dřeva.</text:span><text:span text:style-name="T230"> </text:span><text:span text:style-name="T234">Vedle ní je </text:span><text:span text:style-name="T238">nedodělaný</text:span><text:span text:style-name="T234"> </text:span><text:span text:style-name="T214">žebřík</text:span><text:span text:style-name="T234"> </text:span><text:span text:style-name="T235">a </text:span><text:span text:style-name="T216">tesařské nářadí</text:span><text:span text:style-name="T234">.</text:span> <text:span text:style-name="T754">O kus dál je ohniště s velkým kotlíkem, hromada dřevěných misek </text:span><text:span text:style-name="T137">(12 kusů)</text:span><text:span text:style-name="T753"> a dvě vědra s vodou</text:span><text:span text:style-name="T137">.</text:span> <text:span text:style-name="T757">Vedle ohniště </text:span>ze stropu visí sušené maso a svazečky různých <text:span text:style-name="T207">bylin</text:span><text:span text:style-name="T753">. V poslední třetině místnosti je pelech z trávy a listí</text:span><text:span text:style-name="T137"> (v noci na něm spí skřetí kuchař)</text:span><text:span text:style-name="T753">, hromada písku a další hromada zakrytá hadrem </text:span><text:span text:style-name="T137">(vápno)</text:span><text:span text:style-name="T753">. Vedle nich leží mělká </text:span><text:span text:style-name="T217">kulatá mísa</text:span><text:span text:style-name="T740"> velká asi jako štít. Na ní je naskládané </text:span><text:span text:style-name="T217">zednické nářadí</text:span><text:span text:style-name="T740">. U stěny je vyskládaná řada keramických lahví</text:span><text:span text:style-name="T156"> (je v nich lampový olej)</text:span><text:span text:style-name="T740">.</text:span></text:p>
      <text:p text:style-name="P89"><text:span text:style-name="Emphasis"><text:span text:style-name="T496">Uvnitř</text:span></text:span><text:span text:style-name="Emphasis"><text:span text:style-name="T564"> </text:span></text:span><text:span text:style-name="Emphasis"><text:span text:style-name="T565">je</text:span></text:span><text:span text:style-name="Emphasis"><text:span text:style-name="T489"> </text:span></text:span><text:span text:style-name="Emphasis"><text:span text:style-name="T504">velký </text:span></text:span><text:span text:style-name="Emphasis"><text:span text:style-name="T515">němý</text:span></text:span><text:span text:style-name="Emphasis"><text:span text:style-name="T489"> </text:span></text:span><text:span text:style-name="Emphasis"><text:span text:style-name="T651">skřet</text:span></text:span><text:span text:style-name="Emphasis"><text:span text:style-name="T489"> </text:span></text:span><text:span text:style-name="Emphasis"><text:span text:style-name="T504">(karta </text:span></text:span><text:span text:style-name="Emphasis"><text:span text:style-name="T685">skřetí kuchař</text:span></text:span><text:span text:style-name="Emphasis"><text:span text:style-name="T504">)</text:span></text:span><text:span text:style-name="Emphasis"><text:span text:style-name="T489">. </text:span></text:span><text:span text:style-name="Emphasis"><text:span text:style-name="T565">V dne</text:span></text:span><text:span text:style-name="Emphasis"><text:span text:style-name="T489"> </text:span></text:span><text:span text:style-name="Emphasis"><text:span text:style-name="T523">Vyrábí nový žebřík a přitom vaří polévku</text:span></text:span><text:span text:style-name="Emphasis"><text:span text:style-name="T496">, </text:span></text:span><text:span text:style-name="Emphasis"><text:span text:style-name="T565">v noci spí.</text:span></text:span></text:p>
      <text:list xml:id="list3015933813" text:style-name="L16">
        <text:list-item>
          <text:p text:style-name="P177"><text:span text:style-name="Emphasis"><text:span text:style-name="T516">S postavami bojovat nebude – buď se pokusí </text:span></text:span><text:span text:style-name="Emphasis"><text:span text:style-name="T517">přivolat </text:span></text:span><text:span text:style-name="Emphasis"><text:span text:style-name="T524">pomoc</text:span></text:span><text:span text:style-name="Emphasis"><text:span text:style-name="T516"> bušením (</text:span></text:span><text:span text:style-name="Emphasis"><text:span text:style-name="T525">volat nemůže, protože je němý</text:span></text:span><text:span text:style-name="Emphasis"><text:span text:style-name="T516">), nebo rovnou utéct do těžební budovy A3 </text:span></text:span><text:span text:style-name="Emphasis"><text:span text:style-name="T518">a sešplhat dolů</text:span></text:span><text:span text:style-name="Emphasis"><text:span text:style-name="T516">, </text:span></text:span><text:span text:style-name="Emphasis"><text:span text:style-name="T517">aby </text:span></text:span><text:span text:style-name="Emphasis"><text:span text:style-name="T525">ji</text:span></text:span><text:span text:style-name="Emphasis"><text:span text:style-name="T517"> přivedl osobně</text:span></text:span><text:span text:style-name="Emphasis"><text:span text:style-name="T516">.</text:span></text:span></text:p>
        </text:list-item>
        <text:list-item>
          <text:p text:style-name="P160"><text:span text:style-name="Emphasis"><text:span text:style-name="T599">⚔ </text:span></text:span>Pokud ho postavy nechají bušit, z<text:span text:style-name="T762">e zbrojnice</text:span> <text:span text:style-name="T188">B</text:span><text:span text:style-name="T190">10</text:span><text:span text:style-name="T762"> po několika minutách</text:span> <text:span text:style-name="T763">dorazí</text:span> skřetí hlídka: <text:span text:style-name="T764">2 </text:span><text:span text:style-name="T103">skřeti s lukem</text:span><text:span text:style-name="T764"> (karta) a 2 </text:span><text:span text:style-name="T103">skřeti s kopím</text:span><text:span text:style-name="T764"> (karta).</text:span></text:p>
          <text:list>
            <text:list-item>
              <text:p text:style-name="P160"><text:span text:style-name="Emphasis"><text:span text:style-name="T526">Vylezou hlavní šachtou </text:span></text:span><text:span text:style-name="Emphasis"><text:span text:style-name="T600">B</text:span></text:span><text:span text:style-name="Emphasis"><text:span text:style-name="T614">13</text:span></text:span><text:span text:style-name="Emphasis"><text:span text:style-name="T519"> do těžební budovy </text:span></text:span><text:span text:style-name="Emphasis"><text:span text:style-name="T600">A3</text:span></text:span><text:span text:style-name="Emphasis"><text:span text:style-name="T519">, takže z té je nejspíš postavy uvidí vycházet</text:span></text:span><text:span text:style-name="Emphasis"><text:span text:style-name="T380">.</text:span></text:span></text:p>
            </text:list-item>
            <text:list-item>
              <text:p text:style-name="P161"><text:span text:style-name="Emphasis"><text:span text:style-name="T566">Nebudou nutně hned útočit, viz </text:span></text:span><text:span text:style-name="Emphasis"><text:span text:style-name="T624"><text:bookmark-ref text:reference-format="text" text:ref-name="__RefHeading___Toc13912_368615450">Chyba: zdroj odkazu nenalezen</text:bookmark-ref></text:span></text:span><text:span text:style-name="Emphasis"><text:span text:style-name="T566">.</text:span></text:span></text:p>
            </text:list-item>
          </text:list>
        </text:list-item>
        <text:list-item>
          <text:p text:style-name="P178"><text:span text:style-name="Emphasis"><text:span text:style-name="T549">Skřet</text:span></text:span><text:span text:style-name="Emphasis"><text:span text:style-name="T566">í kuchař</text:span></text:span><text:span text:style-name="Emphasis"><text:span text:style-name="T549"> má v kapse křesadlo.</text:span></text:span></text:p>
        </text:list-item>
      </text:list>
      <text:p text:style-name="P99"><text:span text:style-name="Emphasis"><text:span text:style-name="T381">▸<text:tab/></text:span></text:span><text:span text:style-name="Emphasis"><text:span text:style-name="T482">Na </text:span></text:span><text:span text:style-name="Emphasis"><text:span text:style-name="T642">hromadě dřeva</text:span></text:span><text:span text:style-name="Emphasis"><text:span text:style-name="T482"> není jen dřevo na topení, ale také různě velké opracované fošny, plaňky </text:span></text:span><text:span text:style-name="Emphasis"><text:span text:style-name="T483">a prkna</text:span></text:span><text:span text:style-name="Emphasis"><text:span text:style-name="T482">.</text:span></text:span></text:p>
      <text:p text:style-name="P100"><text:soft-page-break/><text:span text:style-name="Emphasis"><text:span text:style-name="T381">▸<text:tab/></text:span></text:span><text:span text:style-name="Emphasis"><text:span text:style-name="T643">Žebřík</text:span></text:span><text:span text:style-name="Emphasis"><text:span text:style-name="T484"> je bytelný </text:span></text:span><text:span text:style-name="Emphasis"><text:span text:style-name="T485">a</text:span></text:span><text:span text:style-name="Emphasis"><text:span text:style-name="T484"> zhruba dva metry dlouhý. Má ale zatím jen několik příček. Zbylé jsou položené vedle, takže ne</text:span></text:span><text:span text:style-name="Emphasis"><text:span text:style-name="T505">ní</text:span></text:span><text:span text:style-name="Emphasis"><text:span text:style-name="T484"> problém ho dodělat. Zkušenému tesaři to zabere zhruba </text:span></text:span><text:span text:style-name="Emphasis"><text:span text:style-name="T505">dvě</text:span></text:span><text:span text:style-name="Emphasis"><text:span text:style-name="T484"> hodin</text:span></text:span><text:span text:style-name="Emphasis"><text:span text:style-name="T505">y</text:span></text:span><text:span text:style-name="Emphasis"><text:span text:style-name="T484">, někomu jinému </text:span></text:span><text:span text:style-name="Emphasis"><text:span text:style-name="T505">půl dne</text:span></text:span><text:span text:style-name="Emphasis"><text:span text:style-name="T484">.</text:span></text:span></text:p>
      <text:list xml:id="list2064091366" text:style-name="L17">
        <text:list-item>
          <text:p text:style-name="P179"><text:span text:style-name="Emphasis"><text:span text:style-name="T486">Pokud postavy stráví alespoň jeden den pozorováním, skřetí </text:span></text:span><text:span text:style-name="Emphasis"><text:span text:style-name="T566">kuchař</text:span></text:span><text:span text:style-name="Emphasis"><text:span text:style-name="T486"> ho dodělá </text:span></text:span><text:span text:style-name="Emphasis"><text:span text:style-name="T566">a skřeti z </text:span></text:span><text:span text:style-name="Emphasis"><text:span text:style-name="T624">B16</text:span></text:span><text:span text:style-name="Emphasis"><text:span text:style-name="T566"> ho pak odnesou dolů do dolu</text:span></text:span><text:span text:style-name="Emphasis"><text:span text:style-name="T486">.</text:span></text:span></text:p>
        </text:list-item>
      </text:list>
      <text:p text:style-name="P101"><text:span text:style-name="Emphasis"><text:span text:style-name="T381">▸<text:tab/></text:span></text:span><text:span text:style-name="Emphasis"><text:span text:style-name="T644">T</text:span></text:span><text:span text:style-name="Emphasis"><text:span text:style-name="T643">e</text:span></text:span><text:span text:style-name="Emphasis"><text:span text:style-name="T644">sařské nářadí</text:span></text:span><text:span text:style-name="Emphasis"><text:span text:style-name="T491">:</text:span></text:span><text:span text:style-name="Emphasis"><text:span text:style-name="T484"> </text:span></text:span><text:span text:style-name="Emphasis"><text:span text:style-name="T491">sekera, </text:span></text:span><text:span text:style-name="Emphasis"><text:span text:style-name="T500">dláto, pila a kladivo. </text:span></text:span><text:span text:style-name="Emphasis"><text:span text:style-name="T506">Jsou to velmi staré, ale kvalitní trpaslické nástroje.</text:span></text:span></text:p>
      <text:p text:style-name="P102"><text:span text:style-name="Emphasis"><text:span text:style-name="T381">▸<text:tab/></text:span></text:span><text:span text:style-name="T215">Byliny</text:span><text:span text:style-name="T237">:</text:span><text:span text:style-name="T755"> </text:span>cibule, česnek, <text:span text:style-name="T753">hořčice, kmín a planý kopr.</text:span></text:p>
      <text:p text:style-name="P103"><text:span text:style-name="Emphasis"><text:span text:style-name="T381">▸<text:tab/></text:span></text:span><text:span text:style-name="Emphasis"><text:span text:style-name="T642">K</text:span></text:span><text:span text:style-name="T212">ulatá mísa</text:span><text:span text:style-name="T748"> je zanesená silnou vrstvou drolivé hmoty – někdo v ní nejspíš rozmíchával maltu. Na dotek brní (je to totiž ve skutečnosti kouzelný štít – karta </text:span><text:span text:style-name="T99">jehelníček</text:span><text:span text:style-name="T740">. Po očištění od malty bude plně funkční).</text:span></text:p>
      <text:p text:style-name="P104"><text:span text:style-name="Emphasis"><text:span text:style-name="T381">▸<text:tab/></text:span></text:span><text:span text:style-name="Emphasis"><text:span text:style-name="T645">Zednické nářadí</text:span></text:span><text:span text:style-name="Emphasis"><text:span text:style-name="T500">:</text:span></text:span><text:span text:style-name="Emphasis"><text:span text:style-name="T503"> </text:span></text:span><text:span text:style-name="Emphasis"><text:span text:style-name="T500">špach</text:span></text:span><text:span text:style-name="Emphasis"><text:span text:style-name="T502">t</text:span></text:span><text:span text:style-name="Emphasis"><text:span text:style-name="T500">le, </text:span></text:span><text:span text:style-name="Emphasis"><text:span text:style-name="T507">dřevěné </text:span></text:span><text:span text:style-name="Emphasis"><text:span text:style-name="T500">hladítko </text:span></text:span><text:span text:style-name="Emphasis"><text:span text:style-name="T501">a zednická lžíce. </text:span></text:span><text:span text:style-name="Emphasis"><text:span text:style-name="T508">Lžíce je trpaslické výroby, špachtli a hladítko vyrobili skřeti.</text:span></text:span></text:p>
      <text:h text:style-name="Heading_20_3" text:outline-level="3"><text:span text:style-name="T765">A3 – T</text:span>ěžební budov<text:span text:style-name="T742">a</text:span></text:h>
      <text:p text:style-name="P36"><text:span text:style-name="T801">Celý vnitřek této kamenné, kuželovité stavby</text:span> <text:span text:style-name="T801">zabírá</text:span> jedna<text:span text:style-name="T799"> místnost. Uprostřed je otočný </text:span><text:span text:style-name="T226">žentour</text:span><text:span text:style-name="T799"> se dvěma rameny pro tažná zvířata. Velká ozubená kola přenášejí pohyb na masivní </text:span><text:span text:style-name="T226">naviják</text:span><text:span text:style-name="T249">, </text:span><text:span text:style-name="T250">ze kterého někam dolů zhruba metrovou čtvercovou dírou vede lano a masivní řetěz.</text:span><text:span text:style-name="T799"> Vedle je stejná čtvercová díra, ze které čouhá konec žebříku. Podlaha mezi žentourem a navijákem zřejmě neunesla váhu jednoho z tažných zvířat, takže je v ní ještě jedna nepravidelná </text:span><text:span text:style-name="T226">díra</text:span><text:span text:style-name="T799">, mnohem větší</text:span><text:span text:style-name="T246"> </text:span><text:span text:style-name="T247">než ty </text:span><text:span text:style-name="T250">čtvercové</text:span><text:span text:style-name="T799">.</text:span></text:p>
      <text:p text:style-name="P22"><text:soft-page-break/><text:span text:style-name="T298">👣</text:span><text:span text:style-name="T264"> </text:span><text:span text:style-name="T366">(stopování)</text:span><text:span text:style-name="T266"> </text:span><text:span text:style-name="T273">J</text:span><text:span text:style-name="T267">sou</text:span><text:span text:style-name="T270"> </text:span><text:span text:style-name="T273">zde</text:span><text:span text:style-name="T270"> čerstvé</text:span><text:span text:style-name="T267"> </text:span><text:span text:style-name="T268">skřetí stopy. </text:span><text:span text:style-name="T270">Vedou od </text:span><text:span text:style-name="T276">díry s žebříkem</text:span><text:span text:style-name="T270"> k </text:span><text:span text:style-name="T274">východu k</text:span><text:span text:style-name="T270"> budově </text:span><text:span text:style-name="T299">A2</text:span><text:span text:style-name="T270">.</text:span></text:p>
      <text:p text:style-name="P92"><text:span text:style-name="Emphasis"><text:span text:style-name="T381">▸<text:tab/></text:span></text:span><text:span text:style-name="Emphasis"><text:span text:style-name="T655">Žentour</text:span></text:span><text:span text:style-name="Emphasis"><text:span text:style-name="T568"> je stále funkční. </text:span></text:span><text:span text:style-name="Emphasis"><text:span text:style-name="T569">K</text:span></text:span><text:span text:style-name="Emphasis"><text:span text:style-name="T568">dyž jím </text:span></text:span><text:span text:style-name="Emphasis"><text:span text:style-name="T569">ale</text:span></text:span><text:span text:style-name="Emphasis"><text:span text:style-name="T568"> postavy zkusí otáčet, zjistí, </text:span></text:span><text:span text:style-name="Emphasis"><text:span text:style-name="T456">že jim </text:span></text:span><text:span text:style-name="Emphasis"><text:span text:style-name="T568">překáží</text:span></text:span><text:span text:style-name="Emphasis"><text:span text:style-name="T456"> díra v podlaze.</text:span></text:span></text:p>
      <text:p text:style-name="P92"><text:span text:style-name="Emphasis"><text:span text:style-name="T381">▸<text:tab/></text:span></text:span><text:span text:style-name="Emphasis"><text:span text:style-name="T568">Řetěz na </text:span></text:span><text:span text:style-name="Emphasis"><text:span text:style-name="T655">n</text:span></text:span><text:span text:style-name="Emphasis"><text:span text:style-name="T638">aviják</text:span></text:span><text:span text:style-name="Emphasis"><text:span text:style-name="T655">u</text:span></text:span><text:span text:style-name="Emphasis"><text:span text:style-name="T456"> je </text:span></text:span><text:span text:style-name="Emphasis"><text:span text:style-name="T568">přetr</text:span></text:span><text:span text:style-name="Emphasis"><text:span text:style-name="T567">žený, zbývá z něj jen malý kus. Místo něj je teď provaz, který se </text:span></text:span><text:span text:style-name="Emphasis"><text:span text:style-name="T568">nevytahuje točením žentourem, ale</text:span></text:span><text:span text:style-name="Emphasis"><text:span text:style-name="T567"> ručně.</text:span></text:span></text:p>
      <text:list xml:id="list3097713152" text:style-name="L18">
        <text:list-item>
          <text:p text:style-name="P180"><text:span text:style-name="Emphasis"><text:span text:style-name="T552">Provaz</text:span></text:span><text:span text:style-name="Emphasis"><text:span text:style-name="T456"> </text:span></text:span><text:span text:style-name="Emphasis"><text:span text:style-name="T552">je dlouhý 20 metrů, </text:span></text:span><text:span text:style-name="Emphasis"><text:span text:style-name="T553">na konci je železný hák.</text:span></text:span></text:p>
        </text:list-item>
      </text:list>
      <text:p text:style-name="P88"><text:span text:style-name="Emphasis"><text:span text:style-name="T381">▸<text:tab/></text:span></text:span><text:span text:style-name="Emphasis"><text:span text:style-name="T455">Pod </text:span></text:span><text:span text:style-name="Emphasis"><text:span text:style-name="T637">dírou</text:span></text:span><text:span text:style-name="Emphasis"><text:span text:style-name="T382"> </text:span></text:span><text:span text:style-name="Emphasis"><text:span text:style-name="T455">v podlaze je hluboká těžební šachta </text:span></text:span><text:span text:style-name="Emphasis"><text:span text:style-name="T620">B13</text:span></text:span><text:span text:style-name="Emphasis"><text:span text:style-name="T455">. Na dně se se něco leskne </text:span></text:span><text:span text:style-name="Emphasis"><text:span text:style-name="T568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28"><text:span text:style-name="T765">Š</text:span>toly jsou zhruba dva metry vysoké a metr a půl široké. <text:span text:style-name="T765">V části vybudované v dávných dobách trpaslíky (na mapě černou) jsou stěny</text:span> zpevněné kamennými opěrami. <text:span text:style-name="T765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29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245" text:outline-level="3"><text:soft-page-break/><text:span text:style-name="T69">B</text:span><text:span text:style-name="T79">1</text:span><text:span text:style-name="T69"> – </text:span><text:span text:style-name="T68">D</text:span><text:span text:style-name="T2">olující brouk,</text:span><text:span text:style-name="T79"> horník </text:span><text:span text:style-name="T89">a ploštice</text:span></text:h>
      <text:p text:style-name="P59"><text:span text:style-name="T61">💡</text:span><text:span text:style-name="T79"> V</text:span><text:span text:style-name="T81">e štole</text:span><text:span text:style-name="T79"> je světlo od hornického kahanu </text:span><text:span text:style-name="T81">zavěšeného pod výdřevou</text:span><text:span text:style-name="T79">.</text:span></text:p>
      <text:p text:style-name="P43"><text:span text:style-name="T2">🔊<text:tab/></text:span><text:span text:style-name="T81">Zvuky hrabání </text:span><text:span text:style-name="T84">a nakládání lopatou</text:span><text:span text:style-name="T81">.</text:span></text:p>
      <text:p text:style-name="P109"><text:span text:style-name="T15">Ú</text:span><text:span text:style-name="T12">plně na konci štoly je vidět zadek </text:span><text:span text:style-name="T13">obřího brouka </text:span><text:span text:style-name="T37">(karta </text:span><text:span text:style-name="T18">obří hrabavý brouk</text:span><text:span text:style-name="T37">)</text:span><text:span text:style-name="T13">, </text:span><text:span text:style-name="T12">který za sebe nohama odstrkuje </text:span><text:span text:style-name="T17">vyhrabanou</text:span><text:span text:style-name="T12"> zeminu.</text:span><text:span text:style-name="T15"> </text:span><text:span text:style-name="T17">Tu</text:span><text:span text:style-name="T15"> následně skřetí horník </text:span><text:span text:style-name="T45">(kart</text:span><text:span text:style-name="T51">a</text:span><text:span text:style-name="T45"> </text:span><text:span text:style-name="T15">skřet s lopatou</text:span><text:span text:style-name="T45">)</text:span><text:span text:style-name="T4"> </text:span><text:span text:style-name="T15">nakládá do kýble upevněného na zádech obří ploštice</text:span><text:span text:style-name="T45"> (karta)</text:span><text:span text:style-name="T4">.</text:span><text:span text:style-name="T12"> </text:span><text:span text:style-name="T16">N</text:span><text:span text:style-name="T14">a výdřevě </text:span><text:span text:style-name="T16">je</text:span><text:span text:style-name="T14"> zavěšený zapálený kahan. Na zemi stojí hliněná láhev</text:span><text:span text:style-name="T43"> (s vodou)</text:span><text:span text:style-name="T14">.</text:span></text:p>
      <text:list xml:id="list135389322" text:style-name="L19">
        <text:list-item>
          <text:p text:style-name="P181"><text:span text:style-name="T44">Skřet, brouk ani ploštice si nebudou postav všímat</text:span><text:span text:style-name="T37">.</text:span></text:p>
        </text:list-item>
        <text:list-item>
          <text:p text:style-name="P182">Pokud postavy napadnou ploštici, pokusí se kolem nich proběhnout a utéct. <text:span text:style-name="T714">Po žebřících ani po stěnách ale šplhat nedokáž</text:span><text:span text:style-name="T713">e</text:span><text:span text:style-name="T714">, takže j</text:span><text:span text:style-name="T713">i</text:span><text:span text:style-name="T714"> postavy snadno zaženou do </text:span><text:span text:style-name="T715">kouta</text:span><text:span text:style-name="T714">.</text:span> Skřet na ně při tom bude chrlit proud nadávek <text:span text:style-name="T812">ve skřetí řeči</text:span>.</text:p>
        </text:list-item>
        <text:list-item>
          <text:p text:style-name="P183">Když napadnou skřeta, začne volat o pomoc a bude se bránit motykou. Pokud ještě žijí skřeti ve zbrojnici <text:span text:style-name="T184">B10</text:span>, přijdou mu na pomoc.</text:p>
          <text:list>
            <text:list-item>
              <text:p text:style-name="P184">Skřet má v kapse křesadlo.</text:p>
            </text:list-item>
          </text:list>
        </text:list-item>
        <text:list-item>
          <text:p text:style-name="P162"><text:span text:style-name="T2">Brouk si nebude ničeho všímat (ani souboje se skřetem </text:span><text:span text:style-name="T90">či s plošticí</text:span><text:span text:style-name="T2">) a bude dál hrabat, dokud ho postavy nenapadnou. Pak se teprve bude bránit.</text:span></text:p>
        </text:list-item>
      </text:list>
      <text:h text:style-name="P246" text:outline-level="3"><text:span text:style-name="T779">B2 – </text:span>Vnitřní šachta</text:h>
      <text:p text:style-name="P121"><text:span text:style-name="T197">💡</text:span><text:span text:style-name="T814"> Dole v šachtě je velmi slabé, namodralé světlo (viz jeskyně C1)</text:span>. <text:span text:style-name="T802">Horní část se topí ve tmě.</text:span></text:p>
      <text:p text:style-name="P30"><text:soft-page-break/><text:span text:style-name="T87">Šachta je čtvercová, v průřezu má zhruba 2x2 metry. </text:span><text:span text:style-name="T78">M</text:span><text:span text:style-name="T2">ístnost nad </text:span><text:span text:style-name="T87">ní </text:span><text:span text:style-name="T90">je kuželovitá,</text:span><text:span text:style-name="T2"> trochu připomíná těžební budovu na povrchu. Je zde také rumpál, ale pouze ruční. </text:span><text:span text:style-name="T80">Není na něm provaz ani řetěz.</text:span></text:p>
      <text:p text:style-name="P58"><text:span text:style-name="T60">👣<text:tab/></text:span><text:span text:style-name="T78">Vrstva prachu na podlaze je netknutá, dlouho tu nikdo nebyl.</text:span></text:p>
      <text:p text:style-name="P56"><text:span text:style-name="T80">K</text:span><text:span text:style-name="T2">aždý čtvereček na mapě představuje dva metry, takže dolů na jednu ze zbylých příček je to osm metrů.</text:span></text:p>
      <text:list xml:id="list4089033317" text:style-name="L20">
        <text:list-item>
          <text:p text:style-name="P185">Rumpál je stále funkční, stačí na něj přivázat řetěz nebo lano.</text:p>
        </text:list-item>
        <text:list-item>
          <text:p text:style-name="P186">Stěny šachty jsou vyložené kamennými deskami, do spár by šly zatlouct skoby nebo hřeby.</text:p>
        </text:list-item>
      </text:list>
      <text:h text:style-name="P247" text:outline-level="3"><text:span text:style-name="T785">B2d1 – Masivní d</text:span>veře</text:h>
      <text:p text:style-name="P120">⬤<text:tab/>Je zde tma.</text:p>
      <text:p text:style-name="P20"><text:span text:style-name="T744">M</text:span>asivní kamenné dveře <text:span text:style-name="T744">s madlem a vnitřním zámkem</text:span>.</text:p>
      <text:p text:style-name="P23"><text:span text:style-name="T55">👣</text:span><text:span text:style-name="T39"> </text:span><text:span text:style-name="T46">(stopování) Ve štole jsou stopy skřetů, </text:span><text:span text:style-name="T56">u dveří ale nejsou</text:span><text:span text:style-name="T46">.</text:span></text:p>
      <text:p text:style-name="P80">Když se <text:span text:style-name="T743">k nim</text:span> někdo přiblíží, rozsvítí se na nich kruhový runový symbol <text:span text:style-name="T198">(stejný jako na kartě </text:span><text:span text:style-name="T126">runová stráž</text:span><text:span text:style-name="T178"> – </text:span><text:span text:style-name="T179">dej hráčům kartu s obrázkem</text:span><text:span text:style-name="T198">)</text:span>. Pokud hned neodstoupí, ozve se hlasité poplašné bzučení a bude pokračovat, dokud <text:span text:style-name="T815">se </text:span>nevzdálí.</text:p>
      <text:list xml:id="list821365652" text:style-name="L21">
        <text:list-item>
          <text:p text:style-name="P189">Symbol <text:span text:style-name="T745">byl</text:span> vytvořen <text:span text:style-name="T774">svitkem</text:span> <text:span text:style-name="T94">runová stráž</text:span>, který mohou postavy najít v Runotepecké dílně <text:span text:style-name="T189">B1</text:span><text:span text:style-name="T192">7</text:span>.</text:p>
          <text:list>
            <text:list-item>
              <text:p text:style-name="P190">Runa má propouštěcí formuli (<text:span text:style-name="T127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189"><text:soft-page-break/>Runovou stráž jde rozbít násilím – stačí <text:span text:style-name="T816">přerušit některou z čar</text:span>. Je ale vytepaný do pevných kamenných dveří, takže na to bude potřeba nějaký nástroj, nejlépe perlík a kladivo.</text:p>
        </text:list-item>
        <text:list-item>
          <text:p text:style-name="P191">Poplach vzburcuje zbylé skřety v podzemí. <text:span text:style-name="T741">Pokud jich ještě žije hodně, shluknou se a zaútočí na postavy společně. Pokud už jich je jen pár, nejspíš se pokusí z dolu utéct.</text:span></text:p>
        </text:list-item>
      </text:list>
      <text:p text:style-name="P98">Do zámku ve dveřích pasuje <text:span text:style-name="T111">velký </text:span><text:span text:style-name="Emphasis"><text:span text:style-name="T676">mosazný klíč</text:span></text:span><text:span text:style-name="Emphasis"><text:span text:style-name="T445">, </text:span></text:span><text:span text:style-name="Emphasis"><text:span text:style-name="T460">který má u sebe trpaslík zarostlý houbami v jeskyni </text:span></text:span><text:span text:style-name="Emphasis"><text:span text:style-name="T605">C1</text:span></text:span><text:span text:style-name="Emphasis"><text:span text:style-name="T460">.</text:span></text:span></text:p>
      <text:list xml:id="list1795359795" text:style-name="L22">
        <text:list-item>
          <text:p text:style-name="P192"><text:span text:style-name="Emphasis"><text:span text:style-name="T461">Zloděj nebo někdo s </text:span></text:span><text:span text:style-name="Emphasis"><text:span text:style-name="T682">otevíráním zámků</text:span></text:span><text:span text:style-name="Emphasis"><text:span text:style-name="T461"> </text:span></text:span><text:span text:style-name="Emphasis"><text:span text:style-name="T462">jej </text:span></text:span><text:span text:style-name="Emphasis"><text:span text:style-name="T461">dokáže otevřít pomocí </text:span></text:span><text:span text:style-name="Emphasis"><text:span text:style-name="T462">šperháků</text:span></text:span><text:span text:style-name="Emphasis"><text:span text:style-name="T461">, ale zabere mu to několik desítek minut – zámek je velmi složitý.</text:span></text:span></text:p>
        </text:list-item>
        <text:list-item>
          <text:p text:style-name="P192"><text:span text:style-name="Emphasis"><text:span text:style-name="T463">Dveře není možné vyrazit. </text:span></text:span><text:span text:style-name="Emphasis"><text:span text:style-name="T464">J</text:span></text:span><text:span text:style-name="Emphasis"><text:span text:style-name="T540">dou ale</text:span></text:span><text:span text:style-name="Emphasis"><text:span text:style-name="T464"> </text:span></text:span><text:span text:style-name="Emphasis"><text:span text:style-name="T465">například</text:span></text:span><text:span text:style-name="Emphasis"><text:span text:style-name="T464"> rozbít </text:span></text:span><text:span text:style-name="Emphasis"><text:span text:style-name="T540">krumpáčem </text:span></text:span><text:span text:style-name="Emphasis"><text:span text:style-name="T570">(což bude práce na několik hodin)</text:span></text:span><text:span text:style-name="Emphasis"><text:span text:style-name="T464"> nebo </text:span></text:span><text:span text:style-name="Emphasis"><text:span text:style-name="T571">pro</text:span></text:span><text:span text:style-name="Emphasis"><text:span text:style-name="T464">razit výbušninami z </text:span></text:span><text:span text:style-name="Emphasis"><text:span text:style-name="T604">B</text:span></text:span><text:span text:style-name="Emphasis"><text:span text:style-name="T613">16</text:span></text:span><text:span text:style-name="Emphasis"><text:span text:style-name="T464">.</text:span></text:span></text:p>
          <text:list>
            <text:list-item>
              <text:p text:style-name="P192"><text:span text:style-name="Emphasis"><text:span text:style-name="T466">Výbuch bude samozřejmě slyšet po celém dole. </text:span></text:span><text:span text:style-name="Emphasis"><text:span text:style-name="T467">Pokud ještě žije zlobr v </text:span></text:span><text:span text:style-name="Emphasis"><text:span text:style-name="T604">B1</text:span></text:span><text:span text:style-name="Emphasis"><text:span text:style-name="T615">4</text:span></text:span><text:span text:style-name="Emphasis"><text:span text:style-name="T467">, ozve se jeho zaryčení. </text:span></text:span><text:span text:style-name="Emphasis"><text:span text:style-name="T468">Rána také vzburcuje všechny zbylé skřety v podzemí</text:span></text:span><text:span text:style-name="Emphasis"><text:span text:style-name="T540"> – vyrazí sem jak skřeti z </text:span></text:span><text:span text:style-name="Emphasis"><text:span text:style-name="T604">B</text:span></text:span><text:span text:style-name="Emphasis"><text:span text:style-name="T612">10</text:span></text:span><text:span text:style-name="Emphasis"><text:span text:style-name="T540">, tak náčelník z </text:span></text:span><text:span text:style-name="Emphasis"><text:span text:style-name="T604">B</text:span></text:span><text:span text:style-name="Emphasis"><text:span text:style-name="T612">8</text:span></text:span><text:span text:style-name="Emphasis"><text:span text:style-name="T540"> se svojí družkou, pokud ještě žijí</text:span></text:span><text:span text:style-name="Emphasis"><text:span text:style-name="T468">.</text:span></text:span></text:p>
            </text:list-item>
          </text:list>
        </text:list-item>
      </text:list>
      <text:h text:style-name="P248" text:outline-level="3"><text:span text:style-name="T69">B</text:span><text:span text:style-name="T77">3</text:span><text:span text:style-name="T2"> – </text:span><text:span text:style-name="T70">T</text:span><text:span text:style-name="T2">unel na povrch</text:span></text:h>
      <text:p text:style-name="P117"><text:span text:style-name="T300">⬤</text:span><text:span text:style-name="T304"><text:tab/>Je zde tma.</text:span></text:p>
      <text:p text:style-name="P40">Pokud se sem postavy právě prokopaly z povrchu:</text:p>
      <text:p text:style-name="P39"><text:span text:style-name="T2">Prokopali jste se do </text:span><text:span text:style-name="T71">vodorovné</text:span><text:span text:style-name="T2"> důlní štoly. </text:span><text:span text:style-name="T91">Na zemi je povalený prohnutý dřevěný rošt, který nejspíš držel hlínu v tunelu.</text:span></text:p>
      <text:p text:style-name="P79"><text:span text:style-name="T2">Pokud se sem </text:span><text:span text:style-name="T70">přišly </text:span><text:span text:style-name="T72">skrz důl</text:span><text:span text:style-name="T2">:</text:span></text:p>
      <text:p text:style-name="P115"><text:soft-page-break/><text:span text:style-name="T19">Konec štoly přehrazuje proh</text:span><text:span text:style-name="T27">nutý</text:span><text:span text:style-name="T19"> se</text:span><text:span text:style-name="T20"> dřevěný rošt. </text:span><text:span text:style-name="T19">V</text:span><text:span text:style-name="T21">ypadá to, že se dříve nebo později provalí </text:span><text:span text:style-name="T19">do </text:span><text:span text:style-name="T22">chodby</text:span><text:span text:style-name="T21">.</text:span></text:p>
      <text:p text:style-name="P118"><text:span text:style-name="T55">👣</text:span><text:span text:style-name="T39"> </text:span><text:span text:style-name="T48">Ve vrstvě hlíny na podlaze j</text:span><text:span text:style-name="T39">sou </text:span><text:span text:style-name="T42">zřetelné </text:span><text:span text:style-name="T47">humanoidní</text:span><text:span text:style-name="T39"> stopy.<text:line-break/>👣 </text:span><text:span text:style-name="T8">(stopování)</text:span><text:span text:style-name="T40"> </text:span><text:span text:style-name="T52">Z</text:span><text:span text:style-name="T47">anechali </text:span><text:span text:style-name="T52">je zde</text:span><text:span text:style-name="T47"> skřeti. Kromě nich </text:span><text:span text:style-name="T41">jsou </text:span><text:span text:style-name="T47">tu</text:span><text:span text:style-name="T41"> ještě jedny:</text:span><text:span text:style-name="T42"> úzké a hluboké, jako od hmyzích nohou – pokud by tedy ten hmyz měřil víc než metr </text:span><text:span text:style-name="T53">(jsou to stopy obřího hrabavého brouka z </text:span><text:span text:style-name="T57">B1</text:span><text:span text:style-name="T53">)</text:span><text:span text:style-name="T42">.</text:span></text:p>
      <text:h text:style-name="P245" text:outline-level="3"><text:span text:style-name="T780">B4 – L</text:span>íheň obřích brouků</text:h>
      <text:p text:style-name="P122">⬤<text:tab/>Je zde tma.</text:p>
      <text:p text:style-name="P67"><text:span text:style-name="T329">♨<text:tab/></text:span><text:span text:style-name="T330">J</text:span><text:span text:style-name="T331">e zde </text:span><text:span text:style-name="T332">silný zápach </text:span><text:span text:style-name="T347">výkalů a</text:span><text:span text:style-name="T332"> tlejícího odpadu</text:span><text:span text:style-name="T331">.</text:span></text:p>
      <text:p text:style-name="P31"><text:span text:style-name="T252">Vstup do této místnosti, </text:span><text:span text:style-name="T347">kterou zřejmě někdo používá jako latrínu,</text:span><text:span text:style-name="T252"> není u podlahy, ale zhruba v půlce stěny. Z pohledu ze štoly </text:span><text:span text:style-name="T348">to</text:span><text:span text:style-name="T252"> tedy vypadá jako </text:span><text:span text:style-name="T348">jímka</text:span><text:span text:style-name="T252"> zapuštěná do podlahy. Na dně, </text:span><text:span text:style-name="T336">zhruba o metr níž,</text:span><text:span text:style-name="T252"> je</text:span><text:span text:style-name="T333"> </text:span><text:span text:style-name="T336">rozrytý</text:span><text:span text:style-name="T252"> </text:span><text:span text:style-name="T337">kompost</text:span><text:span text:style-name="T342">.</text:span><text:span text:style-name="T362"> Na něm je hromada výkalů</text:span><text:span text:style-name="T363">.</text:span></text:p>
      <text:p text:style-name="P24"><text:span text:style-name="T298">👣</text:span><text:span text:style-name="T264"> </text:span><text:span text:style-name="T365">(stopování)</text:span><text:span text:style-name="T265"> Rýhy v kompostu jsou od nějakého velkého červa (alespoň metrového).</text:span></text:p>
      <text:p text:style-name="P44"><text:span text:style-name="Emphasis"><text:span text:style-name="T381">▸<text:tab/></text:span></text:span><text:span text:style-name="T252">Když budou postavy </text:span><text:span text:style-name="T338">kompost</text:span><text:span text:style-name="T252"> chvíli pozorovat, všimnou si, že se místy vzdouvá.</text:span></text:p>
      <text:p text:style-name="P49"><text:span text:style-name="T349">⚔</text:span><text:span text:style-name="T334"> </text:span><text:span text:style-name="T252">V </text:span><text:span text:style-name="T333">kompostu jsou tři </text:span><text:span text:style-name="T311">larvy obřího brouka</text:span><text:span text:style-name="T333"> (karta). Nahoru do štoly vyšplhat nedokážou. Pokud ale některá z postav sleze dolů, larvy se </text:span><text:span text:style-name="T335">vyhrabou z kompostu a s chutí se na ni</text:span><text:span text:style-name="T333"> vrhnou.</text:span></text:p>
      <text:list xml:id="list3079812745" text:style-name="L23">
        <text:list-item>
          <text:p text:style-name="P193"><text:span text:style-name="T277">K</text:span><text:span text:style-name="T253">dyž je larva zraněna </text:span><text:span text:style-name="T278">za víc než polovinu životů</text:span><text:span text:style-name="T253">, zahrabe se zase do kompostu.</text:span></text:p>
        </text:list-item>
      </text:list>
      <text:h text:style-name="P249" text:outline-level="3"><text:soft-page-break/>B5 – Skřetí horník <text:span text:style-name="T805">s krumpáčem</text:span></text:h>
      <text:p text:style-name="P59"><text:span text:style-name="T61">💡</text:span><text:span text:style-name="T79"> V</text:span><text:span text:style-name="T81">e štole</text:span><text:span text:style-name="T79"> je světlo od hornického kahanu </text:span><text:span text:style-name="T81">zavěšeného pod výdřevou</text:span><text:span text:style-name="T79">.</text:span></text:p>
      <text:p text:style-name="Text_20_body"><text:span text:style-name="T2">🔊<text:tab/></text:span><text:span text:style-name="T703">Pravidelné nárazy těžkého železného nástroje do </text:span><text:span text:style-name="T705">podloží</text:span><text:span text:style-name="T703">.</text:span></text:p>
      <text:p text:style-name="P110"><text:span text:style-name="T94">Na konci štoly se činí skřetí horník </text:span><text:span text:style-name="T115">s krumpáčem</text:span><text:span text:style-name="T94"> </text:span><text:span text:style-name="T128">(kart</text:span><text:span text:style-name="T162">a</text:span><text:span text:style-name="T128"> </text:span><text:span text:style-name="T94">skřet s krumpáčem</text:span><text:span text:style-name="T128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28"> (s vodou)</text:span><text:span text:style-name="T94">.</text:span></text:p>
      <text:list xml:id="list1512967311" text:style-name="L24">
        <text:list-item>
          <text:p text:style-name="P163">Když <text:s/>postavy nechají <text:span text:style-name="T817">skřeta</text:span> být, <text:span text:style-name="T791">nebude si jich všímat.</text:span></text:p>
        </text:list-item>
        <text:list-item>
          <text:p text:style-name="P163"><text:span text:style-name="T791">Když ho napadnou, bude se bránit a volat o pomoc. Skřeti v </text:span><text:span text:style-name="T193">B10</text:span><text:span text:style-name="T791"> ho ale neuslyší, takže se sem nejdřív po žebříku vyleze podívat skřetí horník z </text:span><text:span text:style-name="T193">B1</text:span><text:span text:style-name="T791"> (pokud ještě žije) a když uvidí postavy, sleze zase honem dolů a poběží pro skřety z </text:span><text:span text:style-name="T193">B10</text:span><text:span text:style-name="T791">.</text:span></text:p>
        </text:list-item>
        <text:list-item>
          <text:p text:style-name="P167">Skřet má v kapse křesadlo.</text:p>
        </text:list-item>
      </text:list>
      <text:h text:style-name="P253" text:outline-level="3">B6 – Štola s<text:span text:style-name="T813">e stopami</text:span> ploštic<text:span text:style-name="T813">e</text:span></text:h>
      <text:p text:style-name="P75">⬤<text:tab/>Je zde tma.</text:p>
      <text:p text:style-name="P29"><text:span text:style-name="T298">👣</text:span><text:span text:style-name="T305"><text:tab/></text:span><text:span text:style-name="T306">Na podlaze je rozsypaná natěžená hornina, </text:span><text:span text:style-name="T308">zřejmě ji tudy někdo nosí ven</text:span><text:span text:style-name="T307">. </text:span><text:span text:style-name="T306">V ní jsou vidět dvě řady stop, </text:span><text:span text:style-name="T308">zřejmě</text:span><text:span text:style-name="T306"> od nějakého ostrého tenkého nástroje. </text:span><text:span text:style-name="T309">Vypadá to jako dvě hustě tečkované čáry.</text:span></text:p>
      <text:list xml:id="list2633326670" text:style-name="L25">
        <text:list-item>
          <text:p text:style-name="P194"><text:span text:style-name="T319">(stopování)</text:span><text:span text:style-name="T265"> </text:span><text:span text:style-name="T280">Stopy zde zanechala</text:span><text:span text:style-name="T279"> </text:span><text:span text:style-name="T318">obří ploštice</text:span><text:span text:style-name="T279"> z </text:span><text:span text:style-name="T301">B1</text:span><text:span text:style-name="T279">, kterou skřeti používají na převoz natěžené horniny.</text:span></text:p>
        </text:list-item>
      </text:list>
      <text:h text:style-name="P254" text:outline-level="3"><text:span text:style-name="T74">B7 – </text:span><text:span text:style-name="T75">Kovárna</text:span></text:h>
      <text:p text:style-name="P11"><text:span text:style-name="T271">🔊<text:tab/></text:span><text:span text:style-name="T272">Zvuky práce kováře.</text:span></text:p>
      <text:p text:style-name="P61"><text:span text:style-name="T62">💡</text:span><text:span text:style-name="T83"> V místnosti je světlo od hornického kahanu.</text:span></text:p>
      <text:p text:style-name="P106"><text:soft-page-break/><text:span text:style-name="T5">V</text:span><text:span text:style-name="T4">e stěně místnosti je </text:span><text:span text:style-name="T24">vyhaslá</text:span><text:span text:style-name="T4"> </text:span><text:span text:style-name="T28">výheň</text:span><text:span text:style-name="T4">. Vedle ní </text:span><text:span text:style-name="T25">je</text:span><text:span text:style-name="T4"> kovadlina </text:span><text:span text:style-name="T10">a vědro s vodou</text:span><text:span text:style-name="T4">. </text:span><text:span text:style-name="T6">Na polici je vyskládané </text:span><text:span text:style-name="T29">kovářské nářadí</text:span><text:span text:style-name="T31">,</text:span><text:span text:style-name="T32"> zapálený kahan </text:span><text:span text:style-name="T33">a křesadlo</text:span><text:span text:style-name="T6">.</text:span><text:span text:style-name="T4"> </text:span><text:span text:style-name="T5">N</text:span><text:span text:style-name="T7">a stěně naproti výhni je </text:span><text:span text:style-name="T30">šmouha</text:span><text:span text:style-name="T7"> od sazí. </text:span><text:span text:style-name="T9">U kovadliny pracuje </text:span><text:span text:style-name="T54">skřetí kovářka</text:span><text:span text:style-name="T38"> (karta).</text:span><text:span text:style-name="T9"> </text:span><text:span text:style-name="T11">V ruce má trpaslické kovářské kladivo</text:span><text:span text:style-name="T49"> </text:span><text:span text:style-name="T50">(karta)</text:span><text:span text:style-name="T9">.</text:span><text:span text:style-name="T34"> </text:span><text:span text:style-name="T35">Kove jeden z velkých hřebů, kterým se spojuje výdřeva, nemá ho ale vůbec nažhavený.</text:span></text:p>
      <text:list xml:id="list2748017714" text:style-name="L26">
        <text:list-item>
          <text:p text:style-name="P187">Kovářka nepotřebuje výheň, protože má kouzelné trpaslické kovářské kladivo (viz text na kartě <text:span text:style-name="T818">s kladivem</text:span>). <text:span text:style-name="T378">U</text:span><text:span text:style-name="T379">kaž hráčům kartu s obrázkem, ať mají po čem toužit.</text:span></text:p>
        </text:list-item>
        <text:list-item>
          <text:p text:style-name="P188">Pokud <text:span text:style-name="T803">ji</text:span> postavy nechají být <text:span text:style-name="T803">a nebudou se jí hrabat v nástrojích a podobně</text:span>, bude si dál hledět své práce.</text:p>
        </text:list-item>
        <text:list-item>
          <text:p text:style-name="P174"><text:span text:style-name="T334">⚔ </text:span><text:span text:style-name="T76">Když na ni zaútočí, nebo jí zkusí něco ukrást, bude se bránit.</text:span></text:p>
        </text:list-item>
      </text:list>
      <text:p text:style-name="P47"><text:span text:style-name="Emphasis"><text:span text:style-name="T381">▸<text:tab/></text:span></text:span><text:span text:style-name="Emphasis"><text:span text:style-name="T652">V</text:span></text:span><text:span text:style-name="Emphasis"><text:span text:style-name="T303">ýheň</text:span></text:span><text:span text:style-name="Emphasis"><text:span text:style-name="T291"> má úzký, do skály vyražený komín. </text:span></text:span><text:span text:style-name="Emphasis"><text:span text:style-name="T292">Zřejmě ji někdo občas používá, teď je ale studená.</text:span></text:span></text:p>
      <text:p text:style-name="P45"><text:span text:style-name="Emphasis"><text:span text:style-name="T381">▸<text:tab/></text:span></text:span><text:span text:style-name="T341">Kovářské nářadí:</text:span><text:span text:style-name="T351"> </text:span><text:span text:style-name="T352">kleště</text:span><text:span text:style-name="T353">, </text:span><text:span text:style-name="T354">průbojník, </text:span><text:span text:style-name="T361">pilník, sekáč, raznice</text:span><text:span text:style-name="T355">.</text:span></text:p>
      <text:p text:style-name="P45"><text:span text:style-name="Emphasis"><text:span text:style-name="T381">▸<text:tab/></text:span></text:span><text:span text:style-name="Emphasis"><text:span text:style-name="T469">Pod</text:span></text:span><text:span text:style-name="T252"> </text:span><text:span text:style-name="T339">šmouh</text:span><text:span text:style-name="T340">ou</text:span><text:span text:style-name="T252"> </text:span><text:span text:style-name="T343">je ve stěně </text:span><text:span text:style-name="T344">malá páčka. Po jejím zmáčknutí ze stěny o kus vedle vyjede kamenný šuplík</text:span><text:span text:style-name="T343">. </text:span></text:p>
      <text:list xml:id="list878344559" text:style-name="L27">
        <text:list-item>
          <text:p text:style-name="P195"><text:span text:style-name="T255">U</text:span><text:span text:style-name="T253">vnitř je svitek </text:span><text:span text:style-name="T281">s rituálem</text:span><text:span text:style-name="T253"> </text:span><text:span text:style-name="T320">o</text:span><text:span text:style-name="T310">prava</text:span><text:span text:style-name="T253"> (karta) a </text:span><text:span text:style-name="T310">malý stříbrný ingot</text:span><text:span text:style-name="T253"> </text:span><text:span text:style-name="T256">(karta)</text:span><text:span text:style-name="T253">.</text:span></text:p>
        </text:list-item>
      </text:list>
      <text:p text:style-name="P45"><text:span text:style-name="Emphasis"><text:span text:style-name="T381">▸<text:tab/></text:span></text:span><text:span text:style-name="Emphasis"><text:span text:style-name="T302">Skřetí kovářka</text:span></text:span><text:span text:style-name="Emphasis"><text:span text:style-name="T285"> má </text:span></text:span><text:span text:style-name="Emphasis"><text:span text:style-name="T286">na sobě koženou kovářskou zástěru.</text:span></text:span><text:span text:style-name="Emphasis"><text:span text:style-name="T285"> </text:span></text:span><text:span text:style-name="Emphasis"><text:span text:style-name="T286">V</text:span></text:span><text:span text:style-name="Emphasis"><text:span text:style-name="T285"> ruce </text:span></text:span><text:span text:style-name="Emphasis"><text:span text:style-name="T286">drží </text:span></text:span><text:span text:style-name="Emphasis"><text:span text:style-name="T326">trpaslické </text:span></text:span><text:span text:style-name="T322">kovářské </text:span><text:span text:style-name="T321">kladivo</text:span><text:span text:style-name="T354"> </text:span><text:span text:style-name="T355">(karta)</text:span><text:span text:style-name="T323">.</text:span><text:span text:style-name="T355"> </text:span><text:span text:style-name="T356">V kapse má křesadlo.</text:span></text:p>
      <text:h text:style-name="P255" text:outline-level="3">B8 – Obytná místnost</text:h>
      <text:p text:style-name="P130"><text:span text:style-name="T177">💡</text:span><text:span text:style-name="T141"> V místnosti je světlo od hornického kahanu.</text:span></text:p>
      <text:p text:style-name="P66"><text:span text:style-name="T329">♨<text:tab/></text:span><text:span text:style-name="T364">Vzduch je tu zatuchlý jako v nevětrané místnosti.</text:span></text:p>
      <text:p text:style-name="P37"><text:soft-page-break/>Stěny této místnosti jsou vyloženy kamennými dlaždicemi. <text:span text:style-name="T739">Je zde velká postel s kožešinami, </text:span><text:span text:style-name="T210">železná skříň</text:span><text:span text:style-name="T739"> a kamenný psací stolek. Na něm je křesadlo, hliněná láhev</text:span><text:span text:style-name="T158"> (s vodou)</text:span><text:span text:style-name="T739"> a rozsvícený hornický kahan. </text:span>Pod stropem je zavěšený trojramenný železný svícen, <text:span text:style-name="T739">svíčky v něm ovšem nejsou</text:span>. <text:span text:style-name="T769">Na posteli se rozvaluje </text:span><text:span text:style-name="T224">skřetice</text:span><text:span text:style-name="T769"> </text:span><text:span text:style-name="T142">(karta </text:span><text:span text:style-name="T788">skřetice s vrhacími noži</text:span><text:span text:style-name="T142">)</text:span><text:span text:style-name="T769">. Vedle ní stojí </text:span><text:span text:style-name="T181">skřetí náčelník</text:span><text:span text:style-name="T769"> </text:span><text:span text:style-name="T142">(karta)</text:span><text:span text:style-name="T769"> s dvoubřitou sekerou. Na krku má náhrdelník z medvědích drápů </text:span><text:span text:style-name="T142">(karta)</text:span><text:span text:style-name="T769">.</text:span></text:p>
      <text:list xml:id="list3732817309" text:style-name="L28">
        <text:list-item>
          <text:p text:style-name="P168"><text:span text:style-name="T356">U</text:span><text:span text:style-name="T357">kaž hráčům kart</text:span><text:span text:style-name="T360">y</text:span><text:span text:style-name="T357"> s obrázk</text:span><text:span text:style-name="T360">em</text:span><text:span text:style-name="T357"> </text:span><text:span text:style-name="T324">dvoubřité sekery</text:span><text:span text:style-name="T358"> </text:span><text:span text:style-name="T360">a </text:span><text:span text:style-name="T325">náhrdelníku z medvědích drápů</text:span><text:span text:style-name="T360"> </text:span><text:span text:style-name="T359">(bez textu)</text:span><text:span text:style-name="T357">, ať mají po čem toužit.</text:span></text:p>
        </text:list-item>
        <text:list-item>
          <text:p text:style-name="P196"><text:span text:style-name="T139">Pokud </text:span><text:span text:style-name="T140">sem</text:span><text:span text:style-name="T139"> postavy </text:span><text:span text:style-name="T140">přišly v doprovodu čtyř skřetů z </text:span><text:span text:style-name="T172">B</text:span><text:span text:style-name="T173">10</text:span><text:span text:style-name="T140"> a chtějí</text:span><text:span text:style-name="T139"> vyjednávat, přeskoč na kapitolu </text:span><text:span text:style-name="T171">Vyjednávání se skřety</text:span><text:span text:style-name="T139">.</text:span></text:p>
        </text:list-item>
        <text:list-item>
          <text:p text:style-name="P197"><text:span text:style-name="T139">P</text:span><text:span text:style-name="T128">okud přišly bez doprovodu a chtějí vyjednávat, náčelníkovi bude jasné, co se muselo stát. </text:span><text:span text:style-name="T143">I tak se s nimi bude bavit</text:span><text:span text:style-name="T141">, ale bude si </text:span><text:span text:style-name="T144">na ně</text:span><text:span text:style-name="T141"> dávat pozor a pokud se mu naskytne příležitost zlikvidovat </text:span><text:span text:style-name="T144">je</text:span><text:span text:style-name="T141"> po jedné, určitě ji využije.</text:span></text:p>
        </text:list-item>
        <text:list-item>
          <text:p text:style-name="P197"><text:span text:style-name="T297">⚔</text:span><text:span text:style-name="T257"> </text:span><text:span text:style-name="T258">Když dojde k boji, </text:span><text:span text:style-name="T259">náčelník </text:span><text:span text:style-name="T258">se vrhne dopředu a skřetice bude zpoza něj házet vrhací nože.</text:span></text:p>
        </text:list-item>
      </text:list>
      <text:p text:style-name="P90"><text:span text:style-name="Emphasis"><text:span text:style-name="T381">▸<text:tab/></text:span></text:span><text:span text:style-name="Emphasis"><text:span text:style-name="T701">Železná skř</text:span></text:span><text:span text:style-name="Emphasis"><text:span text:style-name="T635">íň</text:span></text:span><text:span text:style-name="Emphasis"><text:span text:style-name="T382"> </text:span></text:span><text:span text:style-name="Emphasis"><text:span text:style-name="T446">je silně zrezivělá. Jedno křídlo dveří je odchlípnuté a jsou na něm stopy po kovovém nástroji, zřejmě </text:span></text:span><text:span text:style-name="Emphasis"><text:span text:style-name="T554">se ji</text:span></text:span><text:span text:style-name="Emphasis"><text:span text:style-name="T446"> někdo neúspěšně snažil otevřít násilím.</text:span></text:span></text:p>
      <text:list xml:id="list65188757" text:style-name="L29">
        <text:list-item>
          <text:p text:style-name="P199"><text:span text:style-name="Emphasis"><text:span text:style-name="T554">J</text:span></text:span><text:span text:style-name="Emphasis"><text:span text:style-name="T448">e zamčená, odemyká ji </text:span></text:span><text:span text:style-name="Emphasis"><text:span text:style-name="T678">malý železný klíč</text:span></text:span><text:span text:style-name="Emphasis"><text:span text:style-name="T448">, který má u sebe trpaslík zarostlý fialovou houbou v jeskyni C1.</text:span></text:span></text:p>
          <text:list>
            <text:list-item>
              <text:p text:style-name="P201"><text:span text:style-name="Emphasis"><text:span text:style-name="T572">J</text:span></text:span><text:span text:style-name="Emphasis"><text:span text:style-name="T450">de </text:span></text:span><text:span text:style-name="Emphasis"><text:span text:style-name="T449">odemknout </text:span></text:span><text:span text:style-name="Emphasis"><text:span text:style-name="T554">paklíčem</text:span></text:span><text:span text:style-name="Emphasis"><text:span text:style-name="T449">.</text:span></text:span></text:p>
            </text:list-item>
          </text:list>
        </text:list-item>
        <text:list-item>
          <text:p text:style-name="P199"><text:soft-page-break/><text:span text:style-name="Emphasis"><text:span text:style-name="T475">Když postavy skříň otevřou </text:span></text:span><text:span text:style-name="Emphasis"><text:span text:style-name="T572">nebo odstrčí</text:span></text:span><text:span text:style-name="Emphasis"><text:span text:style-name="T475">, uvidí, že</text:span></text:span><text:span text:style-name="Emphasis"><text:span text:style-name="T470"> nemá zadní stěnu – je skrz ni vidět </text:span></text:span><text:span text:style-name="Emphasis"><text:span text:style-name="T640">stěna místnosti</text:span></text:span><text:span text:style-name="Emphasis"><text:span text:style-name="T470">.</text:span></text:span></text:p>
        </text:list-item>
        <text:list-item>
          <text:p text:style-name="P200"><text:span text:style-name="Emphasis"><text:span text:style-name="T573">Skříň má tři police. Na nich</text:span></text:span><text:span text:style-name="Emphasis"><text:span text:style-name="T470"> j</text:span></text:span><text:span text:style-name="Emphasis"><text:span text:style-name="T544">e dokument s povolením k důlní činnosti</text:span></text:span><text:span text:style-name="Emphasis"><text:span text:style-name="T470"> </text:span></text:span><text:span text:style-name="Emphasis"><text:span text:style-name="T616">B8-1</text:span></text:span><text:span text:style-name="Emphasis"><text:span text:style-name="T448">,</text:span></text:span><text:span text:style-name="Emphasis"><text:span text:style-name="T470"> </text:span></text:span><text:span text:style-name="Emphasis"><text:span text:style-name="T683">p</text:span></text:span><text:span text:style-name="Emphasis"><text:span text:style-name="T679">řívěsek se sekerou</text:span></text:span><text:span text:style-name="Emphasis"><text:span text:style-name="T452"> (karta) </text:span></text:span><text:span text:style-name="Emphasis"><text:span text:style-name="T543">a </text:span></text:span><text:span text:style-name="Emphasis"><text:span text:style-name="T689">bronzový klíč na šňůrce</text:span></text:span><text:span text:style-name="Emphasis"><text:span text:style-name="T539"> </text:span></text:span><text:span text:style-name="Emphasis"><text:span text:style-name="T543">(karta)</text:span></text:span><text:span text:style-name="Emphasis"><text:span text:style-name="T451">.</text:span></text:span></text:p>
          <text:p text:style-name="P202"><text:span text:style-name="Emphasis"><text:span text:style-name="T381">▸ </text:span></text:span><text:span text:style-name="Emphasis"><text:span text:style-name="T641">Na</text:span></text:span><text:span text:style-name="Emphasis"><text:span text:style-name="T640"> stěně za skříní</text:span></text:span><text:span text:style-name="Emphasis"><text:span text:style-name="T470"> je </text:span></text:span><text:span text:style-name="Emphasis"><text:span text:style-name="T476">tenká</text:span></text:span><text:span text:style-name="Emphasis"><text:span text:style-name="T470"> </text:span></text:span><text:span text:style-name="Emphasis"><text:span text:style-name="T471">čtvercová spára zhruba půl metru na půl metru. U pravé </text:span></text:span><text:span text:style-name="Emphasis"><text:span text:style-name="T534">strany</text:span></text:span><text:span text:style-name="Emphasis"><text:span text:style-name="T471"> </text:span></text:span><text:span text:style-name="Emphasis"><text:span text:style-name="T534">čtverce</text:span></text:span><text:span text:style-name="Emphasis"><text:span text:style-name="T471"> je stěna zašpiněná (často se tam na ni sahalo).</text:span></text:span></text:p>
          <text:list>
            <text:list-item>
              <text:p text:style-name="P202"><text:span text:style-name="Emphasis"><text:span text:style-name="T471">Spára ohraničuje dvířka zabudované schránky. Otevírají se zatlačením vedle pravé spáry – tam, kde je stěna ušpiněná. </text:span></text:span><text:span text:style-name="Emphasis"><text:span text:style-name="T477">Pravá strana dvířek jde zatlačit dovnitř a levá se tím otevře ven.</text:span></text:span></text:p>
            </text:list-item>
            <text:list-item>
              <text:p text:style-name="P202"><text:span text:style-name="Emphasis"><text:span text:style-name="T589">Dvířka jdou otevřít ztuha, něco je táhne zase zpět.</text:span></text:span></text:p>
              <text:list>
                <text:list-item>
                  <text:p text:style-name="P202"><text:span text:style-name="Emphasis"><text:span text:style-name="T473">Pokud někdo prohmatá horní </text:span></text:span><text:span text:style-name="Emphasis"><text:span text:style-name="T574">hranu</text:span></text:span><text:span text:style-name="Emphasis"><text:span text:style-name="T473"> dvířek, nade tam malý čudlík. Jeho zmačknutím se deaktivuje šipková past.</text:span></text:span></text:p>
                </text:list-item>
                <text:list-item>
                  <text:p text:style-name="P202"><text:span text:style-name="Emphasis"><text:span text:style-name="T474">Na </text:span></text:span><text:span text:style-name="Emphasis"><text:span text:style-name="T574">hraně,</text:span></text:span><text:span text:style-name="Emphasis"><text:span text:style-name="T474"> která se otevírá směrem k postavám, je </text:span></text:span><text:span text:style-name="Emphasis"><text:span text:style-name="T575">malá</text:span></text:span><text:span text:style-name="Emphasis"><text:span text:style-name="T474"> dírk</text:span></text:span><text:span text:style-name="Emphasis"><text:span text:style-name="T575">a</text:span></text:span><text:span text:style-name="Emphasis"><text:span text:style-name="T474"> (odtud vylétává šipka).</text:span></text:span></text:p>
                </text:list-item>
              </text:list>
            </text:list-item>
            <text:list-item>
              <text:p text:style-name="P202"><text:span text:style-name="Emphasis"><text:span text:style-name="T589">Jakmile jsou dvířka otevřena zhruba do půlky, ozve se tiché klapnutí.</text:span></text:span><text:span text:style-name="Emphasis"><text:span text:style-name="T471"> Od té chvíle přestanou klást odpor a jdou snadno otevřít.</text:span></text:span></text:p>
            </text:list-item>
            <text:list-item>
              <text:p text:style-name="P202"><text:span text:style-name="Emphasis"><text:span text:style-name="T284">⚠</text:span></text:span><text:span text:style-name="Emphasis"><text:span text:style-name="T398"> </text:span></text:span><text:span text:style-name="Emphasis"><text:span text:style-name="T589">Při otevření dvířek úplně dokořán z nich vyletí šipka</text:span></text:span><text:span text:style-name="Emphasis"><text:span text:style-name="T471"> (otevřením dvířek se natáhla pružina, která ji vystřeluje)</text:span></text:span><text:span text:style-name="Emphasis"><text:span text:style-name="T589">.</text:span></text:span></text:p>
              <text:list>
                <text:list-item>
                  <text:p text:style-name="P202"><text:span text:style-name="Emphasis"><text:span text:style-name="T472">Jde o útok </text:span></text:span><text:span text:style-name="Emphasis"><text:span text:style-name="T473">8</text:span></text:span><text:span text:style-name="Emphasis"><text:span text:style-name="T472"> + k</text:span></text:span><text:span text:style-name="Emphasis"><text:span text:style-name="T547">6</text:span></text:span><text:span text:style-name="Emphasis"><text:span text:style-name="T472">, zranění 1.</text:span></text:span></text:p>
                </text:list-item>
              </text:list>
            </text:list-item>
            <text:list-item>
              <text:p text:style-name="P202"><text:soft-page-break/><text:span text:style-name="Emphasis"><text:span text:style-name="T478">Uvnitř </text:span></text:span><text:span text:style-name="Emphasis"><text:span text:style-name="T479">tajné schránky je </text:span></text:span><text:span text:style-name="Emphasis"><text:span text:style-name="T684">pavoučí lektvar</text:span></text:span><text:span text:style-name="Emphasis"><text:span text:style-name="T479"> (karta), </text:span></text:span><text:span text:style-name="Emphasis"><text:span text:style-name="T684">lektvar vodního dechu</text:span></text:span><text:span text:style-name="Emphasis"><text:span text:style-name="T479"> (karta) </text:span></text:span><text:span text:style-name="Emphasis"><text:span text:style-name="T544">a </text:span></text:span><text:span text:style-name="Emphasis"><text:span text:style-name="T545">dva svitky: </text:span></text:span><text:span text:style-name="Emphasis"><text:span text:style-name="T576">z</text:span></text:span><text:span text:style-name="Emphasis"><text:span text:style-name="T546">amítnutí žádosti o provedení hloubkového průzkumu </text:span></text:span><text:span text:style-name="Emphasis"><text:span text:style-name="T617">B8-2</text:span></text:span><text:span text:style-name="Emphasis"><text:span text:style-name="T546"> a výpisky z pojednání o dávné civilizaci v oblasti severně od Královské cesty </text:span></text:span><text:span text:style-name="Emphasis"><text:span text:style-name="T617">B8-3</text:span></text:span><text:span text:style-name="Emphasis"><text:span text:style-name="T479">.</text:span></text:span></text:p>
            </text:list-item>
          </text:list>
        </text:list-item>
      </text:list>
      <text:p text:style-name="P14"><text:span text:style-name="Emphasis"><text:span text:style-name="T381">▸<text:tab/></text:span></text:span><text:span text:style-name="Emphasis"><text:span text:style-name="T649">Skřetice</text:span></text:span><text:span text:style-name="Emphasis"><text:span text:style-name="T532"> </text:span></text:span><text:span text:style-name="Emphasis"><text:span text:style-name="T533">má </text:span></text:span><text:span text:style-name="Emphasis"><text:span text:style-name="T551">u sebe</text:span></text:span><text:span text:style-name="Emphasis"><text:span text:style-name="T532"> </text:span></text:span><text:span text:style-name="Emphasis"><text:span text:style-name="T688">skřetí vrhací nože</text:span></text:span><text:span text:style-name="Emphasis"><text:span text:style-name="T532"> (karta), pokud je tedy nehodila po postavách. V kapse má </text:span></text:span><text:span text:style-name="Emphasis"><text:span text:style-name="T688">duhový kámen</text:span></text:span><text:span text:style-name="Emphasis"><text:span text:style-name="T532"> (karta).</text:span></text:span></text:p>
      <text:p text:style-name="P55"><text:span text:style-name="Emphasis"><text:span text:style-name="T381">▸<text:tab/></text:span></text:span><text:span text:style-name="T182">Skřetí náčelník</text:span><text:span text:style-name="T146"> má </text:span><text:span text:style-name="T107">trpaslický nůž</text:span><text:span text:style-name="T147"> (karta) a</text:span><text:span text:style-name="T146"> </text:span><text:span text:style-name="T789">sekeru</text:span><text:span text:style-name="T146"> </text:span><text:span text:style-name="T148">(karta </text:span><text:span text:style-name="T94">dvoubřit</text:span><text:span text:style-name="T114">á</text:span><text:span text:style-name="T94"> seker</text:span><text:span text:style-name="T114">a</text:span><text:span text:style-name="T148">)</text:span><text:span text:style-name="T146">. </text:span><text:span text:style-name="T149">Na krku má </text:span><text:span text:style-name="T104">náhrdelník z medvědích drápů</text:span><text:span text:style-name="T149"> (karta) a na sobě </text:span><text:span text:style-name="T104">lehkou skřetí zbroj</text:span><text:span text:style-name="T149"> (karta).</text:span></text:p>
      <text:h text:style-name="P256" text:outline-level="3">B8d1 – Dveře do obytné místnosti</text:h>
      <text:p text:style-name="P38">Bytelné dřevěné dveře s klikou.</text:p>
      <text:list xml:id="list3358493965" text:style-name="L30">
        <text:list-item>
          <text:p text:style-name="P209"><text:span text:style-name="T166">N</text:span><text:span text:style-name="T160">ejsou zamčené, jdou normálně otevřít</text:span><text:span text:style-name="T120">.</text:span><text:span text:style-name="T160"> </text:span><text:span text:style-name="T167">Otevírají se do místnosti.</text:span></text:p>
        </text:list-item>
      </text:list>
      <text:p text:style-name="P126"><text:span text:style-name="T26">🔊<text:tab/></text:span><text:span text:style-name="T702">Z</text:span><text:span text:style-name="T704"> </text:span><text:span text:style-name="T707">B8</text:span><text:span text:style-name="T702"> je slyšet </text:span><text:span text:style-name="T706">rozhovor</text:span><text:span text:style-name="T702"> mužského a ženského hlasu. Oba mluví chrčivou, hrdelní řečí (skřetí jazyk). Zní to jako partnerské škádlení.</text:span></text:p>
      <text:p text:style-name="P25"><text:span text:style-name="T298">👣</text:span><text:span text:style-name="T264"> </text:span><text:span text:style-name="T365">(stopování)</text:span><text:span text:style-name="T265"> </text:span><text:span text:style-name="T275">Jsou zde čerstvé stopy skřetů, do dveří se často chodí.</text:span></text:p>
      <text:h text:style-name="P250" text:outline-level="3">B9 – Skřetí horník <text:span text:style-name="T806">s motykou</text:span></text:h>
      <text:p text:style-name="P62"><text:span text:style-name="T61">💡</text:span><text:span text:style-name="T79"> V</text:span><text:span text:style-name="T81">e štole</text:span><text:span text:style-name="T79"> je světlo od hornického kahanu </text:span><text:span text:style-name="T81">zavěšeného pod výdřevou</text:span><text:span text:style-name="T79">.</text:span></text:p>
      <text:p text:style-name="P41">🔊<text:tab/>Pravidelné nárazy těžkého železného nástroje do stěny dolu.</text:p>
      <text:p text:style-name="P111"><text:span text:style-name="T94">Na konci štoly se činí skřetí horník </text:span><text:span text:style-name="T115">s </text:span><text:span text:style-name="T117">motykou</text:span><text:span text:style-name="T94"> </text:span><text:span text:style-name="T128">(kart</text:span><text:span text:style-name="T163">a</text:span><text:span text:style-name="T128"> </text:span><text:span text:style-name="T94">skřet s </text:span><text:span text:style-name="T117">motykou</text:span><text:span text:style-name="T128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28"> (s vodou)</text:span><text:span text:style-name="T94">.</text:span></text:p>
      <text:list xml:id="list161215987112284" text:continue-list="list1512967311" text:style-name="L24">
        <text:list-item>
          <text:p text:style-name="P164"><text:soft-page-break/>Když ho postavy nechají být, <text:span text:style-name="T791">nebude si jich všímat.</text:span></text:p>
        </text:list-item>
        <text:list-item>
          <text:p text:style-name="P164"><text:span text:style-name="T791">Když ho napadnou, bude se bránit a volat o pomoc. Skřeti v </text:span><text:span text:style-name="T193">B10</text:span><text:span text:style-name="T791"> ho ale neuslyší, takže se sem nejdřív po žebříku vyleze podívat skřetí horník z </text:span><text:span text:style-name="T193">B1</text:span><text:span text:style-name="T791"> (pokud ještě žije) a když uvidí postavy, sleze zase honem dolů a poběží pro skřety z </text:span><text:span text:style-name="T193">B10</text:span><text:span text:style-name="T791">.</text:span></text:p>
        </text:list-item>
      </text:list>
      <text:p text:style-name="P57">Skřet má v kapse <text:span text:style-name="T794">dřevěnou lžíci </text:span>a křesadlo.</text:p>
      <text:h text:style-name="P257" text:outline-level="3">B<text:span text:style-name="T780">10</text:span> – Zbrojnice</text:h>
      <text:p text:style-name="P125"><text:span text:style-name="T197">💡/</text:span>⬤<text:tab/><text:span text:style-name="T819">V noci tu je tma, přes den svítí kahan</text:span>.</text:p>
      <text:p text:style-name="P63"><text:span text:style-name="T329">♨<text:tab/></text:span><text:span text:style-name="T364">Vzduch je tu zatuchlý jako v nevětrané místnosti.</text:span></text:p>
      <text:p text:style-name="P65"><text:span text:style-name="T364">🔊<text:tab/></text:span><text:span text:style-name="T373">(Pokud tu skřeti ještě jsou): přes den h</text:span><text:span text:style-name="T709">ovor čtyř skřetů</text:span><text:span text:style-name="T369">, </text:span><text:span text:style-name="T373">v noci oddechování čtyř spících skřetů.</text:span></text:p>
      <text:p text:style-name="P15"><text:span text:style-name="T768">Na zemi jsou 4 skřetí pelechy, zhasnutý hornický kahan a vědro s vodou. </text:span>U stěn jsou <text:span text:style-name="T766">dřevěné</text:span> stojany na zbraně<text:span text:style-name="T138">,</text:span><text:span text:style-name="T768"> v jednom z nich je </text:span><text:span text:style-name="T221">rozbitá kuše</text:span><text:span text:style-name="T767">.</text:span></text:p>
      <text:list xml:id="list3539604556" text:style-name="L31">
        <text:list-item>
          <text:p text:style-name="P210"><text:span text:style-name="T261">V této místnosti </text:span><text:span text:style-name="T282">bydlí</text:span><text:span text:style-name="T261"> </text:span><text:span text:style-name="T260">2 </text:span><text:span text:style-name="T312">skřeti s lukem</text:span><text:span text:style-name="T260"> (karta) a 2 </text:span><text:span text:style-name="T312">skřeti s kopím</text:span><text:span text:style-name="T260"> (karta)</text:span><text:span text:style-name="T262">. Pokud už je </text:span><text:span text:style-name="T260">ale </text:span><text:span text:style-name="T262">postavy potkaly jinde, tak tu samozřejmě ne</text:span><text:span text:style-name="T263">jsou</text:span><text:span text:style-name="T262">. </text:span><text:span text:style-name="T282">V noci spí, přes den si svítí kahanem a tráví čas hovorem a hrou s kamínky s vyrytými značkami.</text:span></text:p>
        </text:list-item>
      </text:list>
      <text:list xml:id="list1397824491" text:style-name="L32">
        <text:list-item>
          <text:p text:style-name="P211"><text:span text:style-name="T297">⚔</text:span><text:span text:style-name="T257"> </text:span><text:span text:style-name="T260">Když dojde k boji, skřeti s lukem se budou držet vzadu.</text:span></text:p>
        </text:list-item>
        <text:list-item>
          <text:p text:style-name="P212"><text:span text:style-name="T819">Oba skřeti s lukem mají </text:span><text:span text:style-name="T106">skřetí</text:span><text:span text:style-name="T105"> nůž</text:span><text:span text:style-name="T770"> (karta), </text:span><text:span text:style-name="T105">skřetí luk</text:span><text:span text:style-name="T770"> (karta) a toulec s 12 šípy (mínus vystřílené).</text:span></text:p>
          <text:list>
            <text:list-item>
              <text:p text:style-name="P214">Jeden z nich <text:span text:style-name="T771">má kolem paže omotaného živého hada (je neškodný a přítulný).</text:span> <text:span text:style-name="T771">D</text:span>ruhý <text:span text:style-name="T771">má jedno oko dřevěné.</text:span></text:p>
            </text:list-item>
          </text:list>
        </text:list-item>
        <text:list-item>
          <text:p text:style-name="P213"><text:soft-page-break/><text:span text:style-name="T819">Oba skřeti s kopím mají </text:span><text:span text:style-name="T106">skřetí</text:span><text:span text:style-name="T105"> nůž</text:span><text:span text:style-name="T770"> (karta), </text:span><text:span text:style-name="T105">skřetí kopí</text:span><text:span text:style-name="T770"> (karta) a oblečenou </text:span><text:span text:style-name="T105">lehkou skřetí zbroj</text:span><text:span text:style-name="T770"> (karta).</text:span></text:p>
          <text:list>
            <text:list-item>
              <text:p text:style-name="P214">Jeden z nich <text:span text:style-name="T771">má v nose </text:span><text:span text:style-name="T108">stříbrný kroužek</text:span><text:span text:style-name="T771"> (karta)</text:span> a druhý <text:span text:style-name="T771">má v kapse pytlík kamínků s vyrytými značkami (pokud s nimi zrovna skřeti nehrají).</text:span></text:p>
            </text:list-item>
          </text:list>
        </text:list-item>
      </text:list>
      <text:p text:style-name="P48"><text:span text:style-name="Emphasis"><text:span text:style-name="T381">▸<text:tab/></text:span></text:span><text:span text:style-name="Emphasis"><text:span text:style-name="T647">Rozbit</text:span></text:span><text:span text:style-name="Emphasis"><text:span text:style-name="T648">á</text:span></text:span><text:span text:style-name="Emphasis"><text:span text:style-name="T647"> kuš</text:span></text:span><text:span text:style-name="Emphasis"><text:span text:style-name="T648">e</text:span></text:span><text:span text:style-name="Emphasis"><text:span text:style-name="T530"> je nějaká divná </text:span></text:span><text:span text:style-name="Emphasis"><text:span text:style-name="T578">(</text:span></text:span><text:span text:style-name="Emphasis"><text:span text:style-name="T530">je to totiž </text:span></text:span><text:span text:style-name="Emphasis"><text:span text:style-name="T687">opakovací kuše</text:span></text:span><text:span text:style-name="Emphasis"><text:span text:style-name="T530"> </text:span></text:span><text:span text:style-name="Emphasis"><text:span text:style-name="T578">(karta))</text:span></text:span><text:span text:style-name="Emphasis"><text:span text:style-name="T530">.</text:span></text:span></text:p>
      <text:list xml:id="list1474701965" text:style-name="L33">
        <text:list-item>
          <text:p text:style-name="P215"><text:span text:style-name="Emphasis"><text:span text:style-name="T577">Ukaž hráčům jen obrázek. </text:span></text:span><text:span text:style-name="Emphasis"><text:span text:style-name="T578">Kartu s pravidly jim dej, až kuši opraví</text:span></text:span><text:span text:style-name="Emphasis"><text:span text:style-name="T577">.</text:span></text:span></text:p>
        </text:list-item>
      </text:list>
      <text:list xml:id="list3198846763" text:style-name="L34">
        <text:list-item>
          <text:p text:style-name="P216"><text:span text:style-name="Emphasis"><text:span text:style-name="T527">Je ji možno spravit svitk</text:span></text:span><text:span text:style-name="Emphasis"><text:span text:style-name="T536">em</text:span></text:span><text:span text:style-name="Emphasis"><text:span text:style-name="T527"> </text:span></text:span><text:span text:style-name="Emphasis"><text:span text:style-name="T686">Oprava</text:span></text:span><text:span text:style-name="Emphasis"><text:span text:style-name="T528"> z </text:span></text:span><text:span text:style-name="Emphasis"><text:span text:style-name="T527">tajné</text:span></text:span><text:span text:style-name="Emphasis"><text:span text:style-name="T528">ho šuplíku ve stěně</text:span></text:span><text:span text:style-name="Emphasis"><text:span text:style-name="T527"> v kovárně </text:span></text:span><text:span text:style-name="Emphasis"><text:span text:style-name="T601">B7</text:span></text:span><text:span text:style-name="Emphasis"><text:span text:style-name="T527"> </text:span></text:span><text:span text:style-name="Emphasis"><text:span text:style-name="T528">nebo pomocí vhodných nástrojů </text:span></text:span><text:span text:style-name="Emphasis"><text:span text:style-name="T529">(například tesařské nástroje z </text:span></text:span><text:span text:style-name="Emphasis"><text:span text:style-name="T610">A</text:span></text:span><text:span text:style-name="Emphasis"><text:span text:style-name="T602">2</text:span></text:span><text:span text:style-name="Emphasis"><text:span text:style-name="T529">).</text:span></text:span></text:p>
        </text:list-item>
        <text:list-item>
          <text:p text:style-name="P217"><text:span text:style-name="Emphasis"><text:span text:style-name="T531">Střílí standardní šipky do kuše.</text:span></text:span></text:p>
        </text:list-item>
      </text:list>
      <text:h text:style-name="P251" text:outline-level="3">B11 – Ústí štoly do šachty</text:h>
      <text:p text:style-name="Text_20_body">⬤<text:span text:style-name="T128"><text:tab/>Je zde tma.</text:span></text:p>
      <text:p text:style-name="P18">U stěny stojí <text:span text:style-name="T793">vědro s vodou a</text:span> několik kýblů. <text:span text:style-name="T820">Některé jsou plné</text:span> <text:span text:style-name="T793">čerstvě</text:span> vytěžené horniny, <text:span text:style-name="T820">ostatní jsou prázdné</text:span>.</text:p>
      <text:p text:style-name="P26"><text:span text:style-name="T298">👣</text:span><text:span text:style-name="T264"> </text:span><text:span text:style-name="T366">(stopování)</text:span><text:span text:style-name="T266"> </text:span><text:span text:style-name="T283">Jsou zde stopy skřetů, kteří sem nosí kýble s natěženou rudou.</text:span></text:p>
      <text:h text:style-name="P252" text:outline-level="3">B12 – Ústí štoly do šachty</text:h>
      <text:p text:style-name="P123">⬤<text:tab/>Je zde tma.</text:p>
      <text:p text:style-name="P19">U stěny stojí vědro s vodou <text:span text:style-name="T793">a několik hliněných lahví </text:span><text:span text:style-name="T155">(s lampovým olejem).</text:span><text:span text:style-name="T793"> Vedle je opřená lopata.</text:span></text:p>
      <text:p text:style-name="P27"><text:span text:style-name="T298">👣</text:span><text:span text:style-name="T264"> </text:span><text:span text:style-name="T366">(stopování)</text:span><text:span text:style-name="T266"> </text:span><text:span text:style-name="T283">Často tudy chodí skřeti.</text:span></text:p>
      <text:h text:style-name="P247" text:outline-level="3"><text:soft-page-break/><text:span text:style-name="T781">B13 – </text:span>Hlavní důlní šachta</text:h>
      <text:p text:style-name="P123">⬤<text:tab/>Je zde tma.</text:p>
      <text:p text:style-name="P71"><text:span text:style-name="T329">♨<text:tab/></text:span><text:span text:style-name="T252">V šachtě je cítit slabý</text:span><text:span text:style-name="T330"> zápach moči a výkalů.</text:span></text:p>
      <text:p text:style-name="P35"><text:span text:style-name="T797">Š</text:span>achta má čtvercový průřez zhruba 4x4 metry. Má několik mezipater tvořených kamen<text:span text:style-name="T798">n</text:span>ou podlahou, ve které <text:span text:style-name="T798">jsou vždy tři díry: dvě čtvercové zhruba metr na metr a třetí, nepravidelná, ale mnohem větší, která zřejmě vznikla pádem velkého, těžkého předmětu. Jednou ze čtvercových děr vede žebřík, druhou se vytahuje náklad</text:span>. <text:span text:style-name="T800">Skrz díry je vidět, jak se na dně šachty leskne vodní hladina.</text:span></text:p>
      <text:h text:style-name="P247" text:outline-level="3"><text:span text:style-name="T784">B14 – </text:span>Štola se zlobrem</text:h>
      <text:p text:style-name="P107">⬤<text:tab/><text:span text:style-name="T128">Je zde tma.</text:span></text:p>
      <text:p text:style-name="P76">🔊<text:tab/><text:span text:style-name="T374">(Pokud ještě žije zlobr): </text:span><text:span text:style-name="T712">Je slyšet, jak se nějaký velký tvor při pohybu otírá o stěny štoly</text:span><text:span text:style-name="T796">.</text:span></text:p>
      <text:p text:style-name="P72"><text:span text:style-name="T329">♨<text:tab/></text:span><text:span text:style-name="T330">Je zde silný zápach moči a výkalů.</text:span></text:p>
      <text:p text:style-name="P32"><text:span text:style-name="T205">N</text:span>a podlaze štoly je trus <text:span text:style-name="T775">nějakého velkého tvora</text:span> a zbytky lebek a kostí <text:span text:style-name="T128">(skřetích)</text:span>.</text:p>
      <text:p text:style-name="P97"><text:span text:style-name="T170">⚔</text:span><text:span text:style-name="T129"> </text:span>V této <text:span text:style-name="T737">štole</text:span> je vyhladovělý <text:span text:style-name="T94">zlobr</text:span> <text:span text:style-name="T790">(karta)</text:span>, který se sem před časem propadl důlní šachtou. <text:span text:style-name="T736">Přežil to díky tomu, že je dole zatopená. J</text:span><text:span text:style-name="T131">e vyzáblý, ale pořád extrémně nebezpečný. </text:span><text:span text:style-name="T145">Zaútočí na cokoliv, co může sníst.</text:span></text:p>
      <text:list xml:id="list265220674" text:style-name="L35">
        <text:list-item>
          <text:p text:style-name="P170">Přestože se sem propadl šachtou, nemá žádná viditelná zranění (protože velmi rychle regeneruje, viz karta).</text:p>
        </text:list-item>
        <text:list-item>
          <text:p text:style-name="P219"><text:span text:style-name="T132">N</text:span><text:span text:style-name="T128">ahoru vylézt nemůže, žebříky ho neudrží.</text:span></text:p>
        </text:list-item>
        <text:list-item>
          <text:p text:style-name="P220"><text:soft-page-break/><text:span text:style-name="T128">Bojuje masivním důlním kladivem </text:span><text:span text:style-name="T134">(karta </text:span><text:span text:style-name="T98">zlobří kladivo</text:span><text:span text:style-name="T134">)</text:span><text:span text:style-name="T128"> – pro něj je jednoruční, pro postavy dvojruční.</text:span></text:p>
        </text:list-item>
        <text:list-item>
          <text:p text:style-name="P218"><text:span text:style-name="T132">V</text:span><text:span text:style-name="T133">e</text:span><text:span text:style-name="T132"> </text:span><text:span text:style-name="T133">štole</text:span><text:span text:style-name="T132"> se musí plazit po čtyřech, bojuje </text:span><text:span text:style-name="T133">tam</text:span><text:span text:style-name="T132"> tedy s nevýhodou </text:span><text:span text:style-name="T133">a nemůže se otočit – může jen vycouvat zpět do šachty</text:span><text:span text:style-name="T132">. </text:span><text:span text:style-name="T133">Když se mu postavy dostanou do zad, může je pouze kopat nohama a bude </text:span><text:span text:style-name="T135">mít</text:span><text:span text:style-name="T133"> dokonce dvě nevýhody – jednu za stísněný prostor a druhou za to, že </text:span><text:span text:style-name="T168">mu postavy útočí do zad</text:span><text:span text:style-name="T133">.</text:span></text:p>
        </text:list-item>
        <text:list-item>
          <text:p text:style-name="P171">V šachtě také bojuje s nevýhodou, protože plave ve vodě, může se ale libovolně otáčet. Může se také zhruba na minutu ponořit pod vodu, čímž se skryje před střelbou. <text:span text:style-name="T821">Pod vodou také zregeneruje všechna zrnění (případné šípy z něj vypadnou).</text:span></text:p>
        </text:list-item>
        <text:list-item>
          <text:p text:style-name="P172">Alchymista může z krve mrtvého zlobra <text:span text:style-name="T808">vytěžit</text:span> 5 <text:span text:style-name="T808">magů a vyrobit jeden </text:span><text:span text:style-name="T121">lektvar regenerace</text:span><text:span text:style-name="T808"> (karta). Na výrobu tohoto lektvaru nemusí znát recept.</text:span></text:p>
        </text:list-item>
      </text:list>
      <text:h text:style-name="P247" text:outline-level="3"><text:span text:style-name="T782">B15 – Zatopené d</text:span>no <text:span text:style-name="T738">hlavní</text:span> šachty</text:h>
      <text:p text:style-name="P124">⬤<text:tab/>Je zde tma.</text:p>
      <text:p text:style-name="P69"><text:span text:style-name="T330">🔊<text:tab/></text:span><text:span text:style-name="T374">(Pokud ještě žije zlobr</text:span><text:span text:style-name="T375">)</text:span><text:span text:style-name="T374">: </text:span><text:span text:style-name="T370">Ze štoly </text:span><text:span text:style-name="T710">(</text:span><text:span text:style-name="T711">B14</text:span><text:span text:style-name="T710">)</text:span><text:span text:style-name="T370"> j</text:span><text:span text:style-name="T708">e slyšet, jak se nějaký velký tvor při pohybu otírá o stěny</text:span><text:span text:style-name="T369">.</text:span></text:p>
      <text:p text:style-name="P9">Na hladině plavou zbytky rozlámaných žebříků.</text:p>
      <text:list xml:id="list571951437" text:style-name="L36">
        <text:list-item>
          <text:p text:style-name="P175">Dno šachty je zhruba dva metry pod hladinou.</text:p>
        </text:list-item>
      </text:list>
      <text:list xml:id="list2056176021" text:style-name="L37">
        <text:list-item>
          <text:p text:style-name="P221"><text:soft-page-break/><text:span text:style-name="T738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09">ruční plamenomet</text:span><text:span text:style-name="T738"> (karta).</text:span></text:p>
          <text:list>
            <text:list-item>
              <text:p text:style-name="P222"><text:span text:style-name="Emphasis"><text:span text:style-name="T541">Dokud ho nespraví, dej jim pouze kartu s obrázkem (bez textu).</text:span></text:span></text:p>
            </text:list-item>
            <text:list-item>
              <text:p text:style-name="P221"><text:span text:style-name="Emphasis"><text:span text:style-name="T535">Plamenomet je</text:span></text:span><text:span text:style-name="Emphasis"><text:span text:style-name="T527"> možno spravit </text:span></text:span><text:span text:style-name="Emphasis"><text:span text:style-name="T535">svitkem</text:span></text:span><text:span text:style-name="Emphasis"><text:span text:style-name="T527"> </text:span></text:span><text:span text:style-name="Emphasis"><text:span text:style-name="T686">Oprava</text:span></text:span><text:span text:style-name="Emphasis"><text:span text:style-name="T527"> </text:span></text:span><text:span text:style-name="Emphasis"><text:span text:style-name="T528">z </text:span></text:span><text:span text:style-name="Emphasis"><text:span text:style-name="T527">tajné</text:span></text:span><text:span text:style-name="Emphasis"><text:span text:style-name="T528">ho šuplíku ve stěně</text:span></text:span><text:span text:style-name="Emphasis"><text:span text:style-name="T527"> v kovárně </text:span></text:span><text:span text:style-name="Emphasis"><text:span text:style-name="T601">B7 </text:span></text:span><text:span text:style-name="Emphasis"><text:span text:style-name="T528">nebo pomocí vhodných nástrojů </text:span></text:span><text:span text:style-name="Emphasis"><text:span text:style-name="T529">(například </text:span></text:span><text:span text:style-name="Emphasis"><text:span text:style-name="T537">kovářské</text:span></text:span><text:span text:style-name="Emphasis"><text:span text:style-name="T529"> </text:span></text:span><text:span text:style-name="Emphasis"><text:span text:style-name="T537">nářadí </text:span></text:span><text:span text:style-name="Emphasis"><text:span text:style-name="T538">z </text:span></text:span><text:span text:style-name="Emphasis"><text:span text:style-name="T603">B7</text:span></text:span><text:span text:style-name="Emphasis"><text:span text:style-name="T529">).</text:span></text:span></text:p>
            </text:list-item>
          </text:list>
        </text:list-item>
      </text:list>
      <text:h text:style-name="P258" text:outline-level="3">B16 – Sklad trhavin</text:h>
      <text:p text:style-name="P123">⬤<text:tab/>Je zde tma.</text:p>
      <text:p text:style-name="P64"><text:span text:style-name="T329">♨<text:tab/></text:span><text:span text:style-name="T364">Vzduch je tu zatuchlý jako v nevětrané místnosti.</text:span></text:p>
      <text:p text:style-name="P65"><text:span text:style-name="T364">🔊<text:tab/></text:span><text:span text:style-name="T376">(Pokud skřeti z této místnosti ještě žijí): </text:span><text:span text:style-name="T709">Uvnitř někdo spí</text:span><text:span text:style-name="T369">.</text:span></text:p>
      <text:p text:style-name="P16"><text:span text:style-name="T768">Na zemi je 6 skřetích pelechů. Ve dvou z nich spí </text:span><text:span text:style-name="T222">skřeti</text:span><text:span text:style-name="T240"> </text:span><text:span text:style-name="T183">(karty, viz dále)</text:span><text:span text:style-name="T768">. U stěny je železná </text:span><text:span text:style-name="T222">truhl</text:span><text:span text:style-name="T227">ice</text:span><text:span text:style-name="T241"> </text:span><text:span text:style-name="T245">a vědro s vodou.</text:span></text:p>
      <text:p text:style-name="P17"><text:span text:style-name="Emphasis"><text:span text:style-name="T381">▸<text:tab/></text:span></text:span><text:span text:style-name="Emphasis"><text:span text:style-name="T550">Dva s</text:span></text:span><text:span text:style-name="T128">pící </text:span><text:span text:style-name="T180">skřeti</text:span><text:span text:style-name="T128"> jsou horníci, kteří zrovna nemají službu. Nemají žádné zbraně ani nástroje – krumpáč, motyku nebo lopatu vždy předají při střídání směn. </text:span><text:span text:style-name="T151">Směny se střídají po osmi hodinách. </text:span><text:span text:style-name="T169">Při střídání také</text:span><text:span text:style-name="T159"> vždy dva z horníků </text:span><text:span text:style-name="T169">zajdou</text:span><text:span text:style-name="T159"> na povrch (do </text:span><text:span text:style-name="T176">A2</text:span><text:span text:style-name="T159">) pro misky </text:span><text:span text:style-name="T169">a</text:span><text:span text:style-name="T159"> kotel s polévkou, kterou následně roznesou všem skřetům v podzemí. Po jídle kotel vrátí do </text:span><text:span text:style-name="T176">A2</text:span><text:span text:style-name="T159">.</text:span></text:p>
      <text:list xml:id="list985581" text:style-name="L38">
        <text:list-item>
          <text:p text:style-name="P223"><text:span text:style-name="T151">Použij pro ně </text:span><text:span text:style-name="T152">libovolné dvě z karet</text:span><text:span text:style-name="T151"> </text:span><text:span text:style-name="T119">skřet s krumpáčem</text:span><text:span text:style-name="T151">, </text:span><text:span text:style-name="T119">skřet s motykou</text:span><text:span text:style-name="T151"> nebo </text:span><text:span text:style-name="T119">skřet s lopatou</text:span><text:span text:style-name="T151"> a v případě boje počítej zranění 0 </text:span><text:span text:style-name="T169">(za boj beze zbraně)</text:span><text:span text:style-name="T151">.</text:span></text:p>
        </text:list-item>
        <text:list-item>
          <text:p text:style-name="P224"><text:soft-page-break/><text:span text:style-name="T157">Jeden z nich má u sebe b</text:span><text:span text:style-name="T151">alíček ručně umotaných cigaret se silně zemitým zápachem (silné halucinogenní narkotikum) </text:span><text:span text:style-name="T157">a křesadlo</text:span><text:span text:style-name="T151">. </text:span><text:span text:style-name="T157">Druhý má kapsy prázdné.</text:span></text:p>
        </text:list-item>
      </text:list>
      <text:p text:style-name="P46"><text:span text:style-name="Emphasis"><text:span text:style-name="T381">▸<text:tab/></text:span></text:span><text:span text:style-name="Emphasis"><text:span text:style-name="T548">Na </text:span></text:span><text:span text:style-name="Emphasis"><text:span text:style-name="T650">truhl</text:span></text:span><text:span text:style-name="Emphasis"><text:span text:style-name="T653">ici</text:span></text:span><text:span text:style-name="Emphasis"><text:span text:style-name="T548"> je nápis ve starotrpasličtině: </text:span></text:span><text:span text:style-name="Emphasis"><text:span text:style-name="T690">„Nebezpečí výbuchu! Chraňte před ohněm!“</text:span></text:span></text:p>
      <text:list xml:id="list1772013658" text:style-name="L39">
        <text:list-item>
          <text:p text:style-name="P225"><text:span text:style-name="T161">Má vnitřní zámek</text:span><text:span text:style-name="T153">. </text:span><text:span text:style-name="T161">Je omlácený, zřejmě se ho někdo neúspěšně snažil otevřít násilím.</text:span></text:p>
          <text:list>
            <text:list-item>
              <text:p text:style-name="P225"><text:span text:style-name="T153">Pasuje do něj </text:span><text:span text:style-name="T112">bronzový klíč na šňůrce</text:span><text:span text:style-name="T153"> z tajné schránky za skříní v místnosti </text:span><text:span text:style-name="T174">B</text:span><text:span text:style-name="T175">8</text:span><text:span text:style-name="T153">. Lze ho také otevřít šperhákem.</text:span></text:p>
            </text:list-item>
          </text:list>
        </text:list-item>
      </text:list>
      <text:list xml:id="list2520718427" text:style-name="L40">
        <text:list-item>
          <text:p text:style-name="P226"><text:span text:style-name="T150">Uvnitř jsou </text:span><text:span text:style-name="T773">3 válečky zabalené v mastném papíru. Z každého čouhá kus provázku (karta </text:span><text:span text:style-name="T110">důlní výbušnina</text:span><text:span text:style-name="T773">).</text:span></text:p>
        </text:list-item>
      </text:list>
      <text:h text:style-name="P259" text:outline-level="3">B1<text:span text:style-name="T783">7</text:span> – Runotepecká dílna</text:h>
      <text:p text:style-name="P73">⬤<text:tab/><text:span text:style-name="T776">V místnosti j</text:span>e tma.</text:p>
      <text:p text:style-name="P33"><text:span text:style-name="T778">Většinu této malé místnůstky zabírá</text:span> velký <text:span text:style-name="T207">stůl</text:span><text:span text:style-name="T230"> </text:span><text:span text:style-name="T248">z masivního dřeva.</text:span> <text:span text:style-name="T778">Před ním je podobně robutstní</text:span> židle.</text:p>
      <text:p text:style-name="P28"><text:span text:style-name="T298">👣</text:span><text:span text:style-name="T264"> </text:span><text:span text:style-name="T366">(stopování)</text:span><text:span text:style-name="T266"> </text:span><text:span text:style-name="T267">Jsou zde </text:span><text:span text:style-name="T269">velmi</text:span><text:span text:style-name="T267"> </text:span><text:span text:style-name="T268">staré</text:span><text:span text:style-name="T267"> </text:span><text:span text:style-name="T268">skřetí stopy.</text:span></text:p>
      <text:p text:style-name="P54"><text:span text:style-name="Emphasis"><text:span text:style-name="T381">▸<text:tab/></text:span></text:span><text:span text:style-name="Emphasis"><text:span text:style-name="T654">S</text:span></text:span><text:span text:style-name="T223">tůl</text:span><text:span text:style-name="T242"> má velmi silnou desku. </text:span><text:span text:style-name="T243">Je do ní vyrytý </text:span><text:span text:style-name="T244">nepříliš povedený</text:span><text:span text:style-name="T243"> falický symbol.</text:span></text:p>
      <text:list xml:id="list3176700094" text:style-name="L41">
        <text:list-item>
          <text:p text:style-name="P176">Deska je dutá, vnitřek se dá celý vysunout dopředu jako velký šuplík.</text:p>
          <text:list>
            <text:list-item>
              <text:p text:style-name="P227"><text:span text:style-name="T776">Uvnitř je </text:span><text:span text:style-name="T113">runotepecké pero</text:span><text:span text:style-name="T777"> (karta), svitek s rituálem </text:span><text:span text:style-name="T113">runová stráž</text:span><text:span text:style-name="T777"> (karta) a dopis </text:span><text:span text:style-name="T195">B17-1</text:span><text:span text:style-name="T777">.</text:span></text:p>
            </text:list-item>
          </text:list>
        </text:list-item>
      </text:list>
      <text:h text:style-name="P260" text:outline-level="3"><text:soft-page-break/>B<text:span text:style-name="T787">18</text:span> – <text:span text:style-name="T786">S</text:span>křetí horník <text:span text:style-name="T807">s krumpáčem</text:span></text:h>
      <text:p text:style-name="P60"><text:span text:style-name="T61">💡</text:span><text:span text:style-name="T79"> V</text:span><text:span text:style-name="T81">e štole</text:span><text:span text:style-name="T79"> je světlo od hornického kahanu </text:span><text:span text:style-name="T81">zavěšeného pod výdřevou</text:span><text:span text:style-name="T79">.</text:span></text:p>
      <text:p text:style-name="Text_20_body"><text:span text:style-name="T2">🔊<text:tab/></text:span><text:span text:style-name="T36">Pravidelné nárazy těžkého železného nástroje do stěny dolu.</text:span></text:p>
      <text:p text:style-name="P112"><text:span text:style-name="T94">Na konci štoly se činí skřetí horník </text:span><text:span text:style-name="T115">s </text:span><text:span text:style-name="T118">krumpáčem</text:span><text:span text:style-name="T94"> </text:span><text:span text:style-name="T128">(kart </text:span><text:span text:style-name="T94">skřet s </text:span><text:span text:style-name="T118">krumpáčem</text:span><text:span text:style-name="T128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28"> (s vodou)</text:span><text:span text:style-name="T94">.</text:span></text:p>
      <text:list xml:id="list161217270007927" text:continue-list="list161215987112284" text:style-name="L24">
        <text:list-item>
          <text:p text:style-name="P165">Když ho postavy nechají být, <text:span text:style-name="T791">nebude si jich všímat.</text:span></text:p>
        </text:list-item>
        <text:list-item>
          <text:p text:style-name="P166"><text:span text:style-name="T791">Když ho napadnou, </text:span><text:span text:style-name="T200">pokusí se proběhnout do </text:span><text:span text:style-name="T194">B10</text:span><text:span text:style-name="T200"> </text:span><text:span text:style-name="T201">pro pomoc</text:span><text:span text:style-name="T199">.</text:span></text:p>
        </text:list-item>
        <text:list-item>
          <text:p text:style-name="P166"><text:span text:style-name="T204">V</text:span><text:span text:style-name="T199"> kapse </text:span><text:span text:style-name="T204">má</text:span><text:span text:style-name="T199"> křesadlo.</text:span></text:p>
        </text:list-item>
      </text:list>
      <text:h text:style-name="Heading_20_2" text:outline-level="2"><text:bookmark-start text:name="__RefHeading___Toc13855_1990953305"/>Jeskyně <text:span text:style-name="T735">s chrámem</text:span><text:bookmark-end text:name="__RefHeading___Toc13855_1990953305"/></text:h>
      <text:h text:style-name="Heading_20_3" text:outline-level="3"><text:span text:style-name="T718">C1 – </text:span>Jeskyně</text:h>
      <text:p text:style-name="P70"><text:span text:style-name="T350">💡</text:span><text:span text:style-name="T329"><text:tab/></text:span><text:span text:style-name="T377">V jeskyni je</text:span><text:span text:style-name="T329"> </text:span><text:span text:style-name="T367">slabé, namodralé světlo</text:span><text:span text:style-name="T329">.</text:span></text:p>
      <text:p text:style-name="P65"><text:span text:style-name="T329">🔊<text:tab/></text:span><text:span text:style-name="T371">Tichounké kapání vody na dno jeskyně.</text:span></text:p>
      <text:p text:style-name="P119"><text:span text:style-name="T185">Modře a zeleně nakreslené místnosti uvnitř kamenného bloku jsou tajné </text:span><text:span text:style-name="T203">(C</text:span><text:span text:style-name="T202">3</text:span><text:span text:style-name="T203"> a C</text:span><text:span text:style-name="T202">4</text:span><text:span text:style-name="T203">)</text:span><text:span text:style-name="T185">. Nekresli je hráčům, dokud postavy nenajdou vstup.</text:span></text:p>
      <text:p text:style-name="P78"><text:span text:style-name="T73">👣<text:tab/></text:span><text:span text:style-name="T23">(stopování)</text:span><text:span text:style-name="T85"> </text:span><text:span text:style-name="T82">Nejsou tu žádné stopy</text:span><text:span text:style-name="T78">.</text:span></text:p>
      <text:p text:style-name="P6"><text:soft-page-break/>Jeskyně <text:span text:style-name="T720">j</text:span>e ozářena slabým, namodralým svitem. <text:span text:style-name="T723">Uprostřed je</text:span> <text:span text:style-name="T734">primitivní chrám postavený na obřím</text:span>, zhruba čtyři metry vysok<text:span text:style-name="T734">ém</text:span> kamenn<text:span text:style-name="T734">ém</text:span> <text:span text:style-name="T734">kvádru. Stěny bloku jsou</text:span> <text:span text:style-name="T722">pokryty </text:span><text:span text:style-name="T228">reliéfy</text:span><text:span text:style-name="T722"> zobrazujícími shrbené humanoidy s žabíma očima, jak provádí obřad v chrámu nahoře.</text:span> <text:span text:style-name="T822">K</text:span>olem <text:span text:style-name="T822">celého podstavce pod</text:span> <text:span text:style-name="T722">chrámem</text:span> rost<text:span text:style-name="T719">ou</text:span> <text:span text:style-name="T719">velké trsy</text:span> modře světélkující <text:span text:style-name="T207">houb</text:span><text:span text:style-name="T208">y</text:span>.<text:line-break/><text:tab/><text:span text:style-name="T728">V západní části jeskyně jsou houby v jednom místě menší, jako kdyby skrz ně někdo vyčistil cestu k chrámu a ta pak znovu zarostla. Na stěně kamenného bloku nad touto „zarostlou cestou“ visí </text:span><text:span text:style-name="T208">mrtvola</text:span><text:span text:style-name="T719">.<text:line-break/><text:tab/>Ve východní části jeskyně houba porůstá malý </text:span><text:span text:style-name="T208">hrbolek</text:span><text:span text:style-name="T719">.</text:span></text:p>
      <text:p text:style-name="P108"><text:span text:style-name="T251">⚠</text:span><text:span text:style-name="T129"> </text:span><text:span text:style-name="T130">Když</text:span> se postavy budou chtít dostat <text:span text:style-name="T721">ke kamennému bloku s chrámem, třeba aby si zblízka prohlédly reliéf,</text:span> budou si muset nějak poradit s <text:span text:style-name="T729">fialovou</text:span> <text:span text:style-name="T96">masožravou </text:span><text:span text:style-name="T125">houbou</text:span> (karta), <text:span text:style-name="T721">která ho obrůstá ze všech stran.</text:span></text:p>
      <text:list xml:id="list2428559884" text:style-name="L42">
        <text:list-item>
          <text:p text:style-name="P229">Když se k <text:span text:style-name="T729">houbě</text:span> někdo přiblíží, <text:span text:style-name="T823">nebo ji něčím vydráždí,</text:span> vypustí <text:span text:style-name="T730">dusivý</text:span> oblak spór.</text:p>
          <text:p text:style-name="P230">Zeptej se hráčů, jejichž postavy jsou v kontaktní vzdálenosti, co udělají:</text:p>
          <text:list>
            <text:list-item>
              <text:p text:style-name="P231">Zalehnutím se spórám úplně vyhnou (<text:span text:style-name="T804">oblak nejprve vystoupá nahoru, pak se začne zase snášet dolů</text:span>). Nemusí si házet na obranu.</text:p>
            </text:list-item>
            <text:list-item>
              <text:p text:style-name="P232">Když budou chtít uskočit, hází si <text:span text:style-name="T724">Finesou proti útoku 6 + k6 (zranění 12kz).</text:span></text:p>
            </text:list-item>
            <text:list-item>
              <text:p text:style-name="P232">Když zadrží dech, <text:span text:style-name="T804">zranění se sníží na 6 kz</text:span>.</text:p>
            </text:list-item>
            <text:list-item>
              <text:p text:style-name="P233">Postavy, které útok vyřadí, upadnou do bezvědomí. Když je někdo z oblaku spór vytáhne, po několika minutách se jim vrátí vědomí i ztracené životy.</text:p>
            </text:list-item>
            <text:list-item>
              <text:p text:style-name="P232"><text:soft-page-break/>Kůže při kontaktu se spórami zčervená a začne silně pálit. Pomůže opláchnutí vodou (pálení do hodiny odezní).</text:p>
            </text:list-item>
          </text:list>
        </text:list-item>
        <text:list-item>
          <text:p text:style-name="P228"><text:span text:style-name="T725">Alchymista může z houby vytěžit celkem 6 </text:span><text:span text:style-name="T122">magů</text:span><text:span text:style-name="T725">. Houby je tady opravdu hodně, takže mu to zabere mu to několik desítek minut. Jako vedlejší produkt při tom získá </text:span><text:span text:style-name="T95">světélkující pastu</text:span><text:span text:style-name="T725"> (karta).</text:span></text:p>
        </text:list-item>
        <text:list-item>
          <text:p text:style-name="P234">Houbu lze například spálit (<text:span text:style-name="T731">pak z ní ovšem alchymista už nic nevytěží)</text:span>, zdálky něčím posekat a podobně. <text:span text:style-name="T824">Z jeskyně pak samozřejmě zmizí namodralé světlo.</text:span></text:p>
        </text:list-item>
      </text:list>
      <text:p text:style-name="P91"><text:span text:style-name="Emphasis"><text:span text:style-name="T381">▸<text:tab/></text:span></text:span><text:span text:style-name="Emphasis"><text:span text:style-name="T629">Mrtvola</text:span></text:span><text:span text:style-name="Emphasis"><text:span text:style-name="T382"> </text:span></text:span><text:span text:style-name="Emphasis"><text:span text:style-name="T406">pověšená na západní stěně kamenného bloku visí na dvou </text:span></text:span><text:span text:style-name="Emphasis"><text:span text:style-name="T431">do něj zaseknutých </text:span></text:span><text:span text:style-name="Emphasis"><text:span text:style-name="T406">cepínech (</text:span></text:span><text:span text:style-name="Emphasis"><text:span text:style-name="T412">2 </text:span></text:span><text:span text:style-name="Emphasis"><text:span text:style-name="T406">kart</text:span></text:span><text:span text:style-name="Emphasis"><text:span text:style-name="T412">y</text:span></text:span><text:span text:style-name="Emphasis"><text:span text:style-name="T406"> </text:span></text:span><text:span text:style-name="Emphasis"><text:span text:style-name="T663">Trpaslický cepín</text:span></text:span><text:span text:style-name="Emphasis"><text:span text:style-name="T406">) </text:span></text:span><text:span text:style-name="Emphasis"><text:span text:style-name="T409">zhruba půl metru pod </text:span></text:span><text:span text:style-name="Emphasis"><text:span text:style-name="T411">úrovní chrámu</text:span></text:span><text:span text:style-name="Emphasis"><text:span text:style-name="T406">. Je </text:span></text:span><text:span text:style-name="Emphasis"><text:span text:style-name="T555">úplně svraštělá</text:span></text:span><text:span text:style-name="Emphasis"><text:span text:style-name="T406">, zjevně tu </text:span></text:span><text:span text:style-name="Emphasis"><text:span text:style-name="T432">je</text:span></text:span><text:span text:style-name="Emphasis"><text:span text:style-name="T406"> už stovky let. </text:span></text:span><text:span text:style-name="Emphasis"><text:span text:style-name="T555">Její šaty už dávno zetlely</text:span></text:span><text:span text:style-name="Emphasis"><text:span text:style-name="T408">. Ve stěně pod mrtvolou jsou pravidelné záseky do skály </text:span></text:span><text:span text:style-name="Emphasis"><text:span text:style-name="T433">(</text:span></text:span><text:span text:style-name="Emphasis"><text:span text:style-name="T579">od šplhání s pomocí cepínů</text:span></text:span><text:span text:style-name="Emphasis"><text:span text:style-name="T433">)</text:span></text:span><text:span text:style-name="Emphasis"><text:span text:style-name="T408">.</text:span></text:span></text:p>
      <text:list xml:id="list657405038" text:style-name="L43">
        <text:list-item>
          <text:p text:style-name="P203"><text:span text:style-name="Emphasis"><text:span text:style-name="T406">Cepíny jsou kouzlené, </text:span></text:span><text:span text:style-name="Emphasis"><text:span text:style-name="T407">na dotek brní</text:span></text:span><text:span text:style-name="Emphasis"><text:span text:style-name="T406">. </text:span></text:span><text:span text:style-name="Emphasis"><text:span text:style-name="T407">Ze skály jdou vytáhnou</text:span></text:span><text:span text:style-name="Emphasis"><text:span text:style-name="T413">t,</text:span></text:span><text:span text:style-name="Emphasis"><text:span text:style-name="T407"> jedině když si je někdo připoutá a vysloví formuli </text:span></text:span><text:span text:style-name="Emphasis"><text:span text:style-name="T696">„Abador horb!“</text:span></text:span><text:span text:style-name="Emphasis"><text:span text:style-name="T407"> (tu se dozví tím, že si </text:span></text:span><text:span text:style-name="Emphasis"><text:span text:style-name="T580">je</text:span></text:span><text:span text:style-name="Emphasis"><text:span text:style-name="T407"> připoutá).</text:span></text:span></text:p>
        </text:list-item>
        <text:list-item>
          <text:p text:style-name="P204"><text:span text:style-name="Emphasis"><text:span text:style-name="T409">Mrtvola má na hlavě zranění, zřejmě na ni něco útočilo </text:span></text:span><text:span text:style-name="Emphasis"><text:span text:style-name="T410">z plošiny s chrámem </text:span></text:span><text:span text:style-name="Emphasis"><text:span text:style-name="T556">(způsobil ho </text:span></text:span><text:span text:style-name="Emphasis"><text:span text:style-name="T691">rzivý netvor</text:span></text:span><text:span text:style-name="Emphasis"><text:span text:style-name="T556"> svými </text:span></text:span><text:span text:style-name="Emphasis"><text:span text:style-name="T580">tykadly</text:span></text:span><text:span text:style-name="Emphasis"><text:span text:style-name="T556">, viz C2)</text:span></text:span><text:span text:style-name="Emphasis"><text:span text:style-name="T409">.</text:span></text:span></text:p>
        </text:list-item>
        <text:list-item>
          <text:p text:style-name="P205"><text:span text:style-name="Emphasis"><text:span text:style-name="T408">Na </text:span></text:span><text:span text:style-name="Emphasis"><text:span text:style-name="T434">dně jeskyně dole</text:span></text:span><text:span text:style-name="Emphasis"><text:span text:style-name="T408"> pod mrtvolou </text:span></text:span><text:span text:style-name="Emphasis"><text:span text:style-name="T581">je</text:span></text:span><text:span text:style-name="Emphasis"><text:span text:style-name="T408"> </text:span></text:span><text:span text:style-name="Emphasis"><text:span text:style-name="T414">mezi trsy masožravé houby</text:span></text:span><text:span text:style-name="Emphasis"><text:span text:style-name="T408"> možno najít 8 starých stříbrných mincí (cena 8 st), které </text:span></text:span><text:span text:style-name="Emphasis"><text:span text:style-name="T435">měl původně </text:span></text:span><text:span text:style-name="Emphasis"><text:span text:style-name="T408">trpaslík </text:span></text:span><text:span text:style-name="Emphasis"><text:span text:style-name="T435">v</text:span></text:span><text:span text:style-name="Emphasis"><text:span text:style-name="T408"> měšc</text:span></text:span><text:span text:style-name="Emphasis"><text:span text:style-name="T435">i</text:span></text:span><text:span text:style-name="Emphasis"><text:span text:style-name="T408">.</text:span></text:span></text:p>
        </text:list-item>
      </text:list>
      <text:p text:style-name="P85"><text:span text:style-name="Emphasis"><text:span text:style-name="T381">▸<text:tab/></text:span></text:span><text:span text:style-name="Emphasis"><text:span text:style-name="T626">Hrbolek</text:span></text:span><text:span text:style-name="Emphasis"><text:span text:style-name="T382"> </text:span></text:span><text:span text:style-name="Emphasis"><text:span text:style-name="T386">je </text:span></text:span><text:span text:style-name="Emphasis"><text:span text:style-name="T393">modrou</text:span></text:span><text:span text:style-name="Emphasis"><text:span text:style-name="T386"> houbou porostlý, ale stále ještě živý trpaslík. Žije díky tomu, že </text:span></text:span><text:span text:style-name="Emphasis"><text:span text:style-name="T390">v ruce drží</text:span></text:span><text:span text:style-name="Emphasis"><text:span text:style-name="T386"> </text:span></text:span><text:span text:style-name="Emphasis"><text:span text:style-name="T393">aktivovanou</text:span></text:span><text:span text:style-name="Emphasis"><text:span text:style-name="T386"> </text:span></text:span><text:span text:style-name="Emphasis"><text:span text:style-name="T658">runu věčnosti</text:span></text:span><text:span text:style-name="Emphasis"><text:span text:style-name="T386"> (karta).</text:span></text:span></text:p>
      <text:list xml:id="list54234897" text:style-name="L44">
        <text:list-item>
          <text:p text:style-name="P169"><text:soft-page-break/><text:span text:style-name="Emphasis"><text:span text:style-name="T286">U</text:span></text:span><text:span text:style-name="Emphasis"><text:span text:style-name="T293">kaž hráčům kartu s obrázkem </text:span></text:span><text:span text:style-name="Emphasis"><text:span text:style-name="T328">runy věčnosti</text:span></text:span><text:span text:style-name="Emphasis"><text:span text:style-name="T294"> </text:span></text:span><text:span text:style-name="Emphasis"><text:span text:style-name="T295">(bez textu)</text:span></text:span><text:span text:style-name="Emphasis"><text:span text:style-name="T293">, ať mají po čem toužit.</text:span></text:span></text:p>
        </text:list-item>
        <text:list-item>
          <text:p text:style-name="P206"><text:span text:style-name="Emphasis"><text:span text:style-name="T557">Je úplně nahý, jeho oblečení už dávno zetlelo. </text:span></text:span><text:span text:style-name="Emphasis"><text:span text:style-name="T437">Má zlomené obě nohy, j</text:span></text:span><text:span text:style-name="Emphasis"><text:span text:style-name="T387">e omámený houbou a skoro mrtvý </text:span></text:span><text:span text:style-name="Emphasis"><text:span text:style-name="T388">(má nula životů)</text:span></text:span><text:span text:style-name="Emphasis"><text:span text:style-name="T387">. Je možné ho vyléčit kouzly nebo lektvary</text:span></text:span><text:span text:style-name="Emphasis"><text:span text:style-name="T389">, </text:span></text:span><text:span text:style-name="Emphasis"><text:span text:style-name="T582">pak se probere</text:span></text:span><text:span text:style-name="Emphasis"><text:span text:style-name="T387">.</text:span></text:span></text:p>
        </text:list-item>
        <text:list-item>
          <text:p text:style-name="P206"><text:span text:style-name="Emphasis"><text:span text:style-name="T387">Pokud mu postavy </text:span></text:span><text:span text:style-name="Emphasis"><text:span text:style-name="T659">runu věčnosti</text:span></text:span><text:span text:style-name="Emphasis"><text:span text:style-name="T387"> seberou, čas </text:span></text:span><text:span text:style-name="Emphasis"><text:span text:style-name="T582">ve chvilce</text:span></text:span><text:span text:style-name="Emphasis"><text:span text:style-name="T387"> dožene vše, co za staletí zameškal a trpaslík se rozpadne v prach – a to i když ho předtím postavy vyléčí.</text:span></text:span></text:p>
        </text:list-item>
        <text:list-item>
          <text:p text:style-name="P207"><text:span text:style-name="Emphasis"><text:span text:style-name="T390">Kromě </text:span></text:span><text:span text:style-name="Emphasis"><text:span text:style-name="T660">runy věčnosti</text:span></text:span><text:span text:style-name="Emphasis"><text:span text:style-name="T390"> má u sebe </text:span></text:span><text:span text:style-name="Emphasis"><text:span text:style-name="T676">mosazný klíč</text:span></text:span><text:span text:style-name="Emphasis"><text:span text:style-name="T445"> </text:span></text:span><text:span text:style-name="Emphasis"><text:span text:style-name="T542">(karta), </text:span></text:span><text:span text:style-name="Emphasis"><text:span text:style-name="T583">který</text:span></text:span><text:span text:style-name="Emphasis"><text:span text:style-name="T390"> od</text:span></text:span><text:span text:style-name="Emphasis"><text:span text:style-name="T542">emyká</text:span></text:span><text:span text:style-name="Emphasis"><text:span text:style-name="T390"> dveř</text:span></text:span><text:span text:style-name="Emphasis"><text:span text:style-name="T542">e</text:span></text:span><text:span text:style-name="Emphasis"><text:span text:style-name="T390"> do vnitřní šachty </text:span></text:span><text:span text:style-name="Emphasis"><text:span text:style-name="T606">B13d1</text:span></text:span><text:span text:style-name="Emphasis"><text:span text:style-name="T390">, </text:span></text:span><text:span text:style-name="Emphasis"><text:span text:style-name="T677">malý železný klíč</text:span></text:span><text:span text:style-name="Emphasis"><text:span text:style-name="T447"> (karta), </text:span></text:span><text:span text:style-name="Emphasis"><text:span text:style-name="T583">který</text:span></text:span><text:span text:style-name="Emphasis"><text:span text:style-name="T447"> pasuje do zámku skříně v obytné místnosti </text:span></text:span><text:span text:style-name="Emphasis"><text:span text:style-name="T606">B10</text:span></text:span><text:span text:style-name="Emphasis"><text:span text:style-name="T542"> </text:span></text:span><text:span text:style-name="Emphasis"><text:span text:style-name="T415">a pod ním leží pět starobylých zlatých mincí (</text:span></text:span><text:span text:style-name="Emphasis"><text:span text:style-name="T542">stejná c</text:span></text:span><text:span text:style-name="Emphasis"><text:span text:style-name="T415">ena </text:span></text:span><text:span text:style-name="Emphasis"><text:span text:style-name="T542">jako zlaťáky</text:span></text:span><text:span text:style-name="Emphasis"><text:span text:style-name="T415">).</text:span></text:span></text:p>
        </text:list-item>
        <text:list-item>
          <text:p text:style-name="P206"><text:span text:style-name="Emphasis"><text:span text:style-name="T390">Jmenuje se B</text:span></text:span><text:span text:style-name="Emphasis"><text:span text:style-name="T392">r</text:span></text:span><text:span text:style-name="Emphasis"><text:span text:style-name="T390">egen. </text:span></text:span><text:span text:style-name="Emphasis"><text:span text:style-name="T391">Je to vůdce skupiny starých trpaslíků, kteří zde </text:span></text:span><text:span text:style-name="Emphasis"><text:span text:style-name="T394">před několika staletími</text:span></text:span><text:span text:style-name="Emphasis"><text:span text:style-name="T391"> založili důl jako zástěrku pro průzkum ruin </text:span></text:span><text:span text:style-name="Emphasis"><text:span text:style-name="T436">staré</text:span></text:span><text:span text:style-name="Emphasis"><text:span text:style-name="T391"> civilizace.</text:span></text:span></text:p>
          <text:list>
            <text:list-item>
              <text:p text:style-name="P208"><text:span text:style-name="Emphasis"><text:span text:style-name="T394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07">C</text:span></text:span><text:span text:style-name="Emphasis"><text:span text:style-name="T619">2</text:span></text:span><text:span text:style-name="Emphasis"><text:span text:style-name="T394">) poté, co odklopili víko oltáře. </text:span></text:span><text:span text:style-name="Emphasis"><text:span text:style-name="T395">On se zachránil tím, že si připoutal </text:span></text:span><text:span text:style-name="Emphasis"><text:span text:style-name="T693">runu věčnosti</text:span></text:span><text:span text:style-name="Emphasis"><text:span text:style-name="T395"> a skočil dolů do houby.</text:span></text:span></text:p>
            </text:list-item>
          </text:list>
        </text:list-item>
      </text:list>
      <text:p text:style-name="P86"><text:soft-page-break/><text:span text:style-name="Emphasis"><text:span text:style-name="T381">▸<text:tab/></text:span></text:span><text:span text:style-name="Emphasis"><text:span text:style-name="T424">Pokud </text:span></text:span><text:span text:style-name="Emphasis"><text:span text:style-name="T584">se</text:span></text:span><text:span text:style-name="Emphasis"><text:span text:style-name="T424"> postavy </text:span></text:span><text:span text:style-name="Emphasis"><text:span text:style-name="T584">dostanou přes houbu a</text:span></text:span><text:span text:style-name="Emphasis"><text:span text:style-name="T424"> prozkoumají jižní stěnu kamenného bloku s chrámem, všimnou si na </text:span></text:span><text:span text:style-name="Emphasis"><text:span text:style-name="T631">reliéfu</text:span></text:span><text:span text:style-name="Emphasis"><text:span text:style-name="T422"> </text:span></text:span><text:span text:style-name="Emphasis"><text:span text:style-name="T585">lesknoucí se </text:span></text:span><text:span text:style-name="Emphasis"><text:span text:style-name="T422">žáby, jako kdyby na ni někdo často sahal. V natažené ruce ji drží </text:span></text:span><text:span text:style-name="Emphasis"><text:span text:style-name="T382">humanoid s žabíma </text:span></text:span><text:span text:style-name="Emphasis"><text:span text:style-name="T422">očima</text:span></text:span><text:span text:style-name="Emphasis"><text:span text:style-name="T382"> </text:span></text:span><text:span text:style-name="Emphasis"><text:span text:style-name="T423">a</text:span></text:span><text:span text:style-name="Emphasis"><text:span text:style-name="T422"> náhrdelníkem na krku</text:span></text:span><text:span text:style-name="Emphasis"><text:span text:style-name="T382"> </text:span></text:span><text:span text:style-name="Emphasis"><text:span text:style-name="T422">klečící</text:span></text:span><text:span text:style-name="Emphasis"><text:span text:style-name="T420"> před</text:span></text:span><text:span text:style-name="Emphasis"><text:span text:style-name="T416"> </text:span></text:span><text:span text:style-name="Emphasis"><text:span text:style-name="T417">velký</text:span></text:span><text:span text:style-name="Emphasis"><text:span text:style-name="T420">m</text:span></text:span><text:span text:style-name="Emphasis"><text:span text:style-name="T384"> oltář</text:span></text:span><text:span text:style-name="Emphasis"><text:span text:style-name="T420">em</text:span></text:span><text:span text:style-name="Emphasis"><text:span text:style-name="T382">.</text:span></text:span><text:span text:style-name="Emphasis"><text:span text:style-name="T383"> </text:span></text:span><text:span text:style-name="Emphasis"><text:span text:style-name="T385">Za oltářem je vyobrazen netvor připomínající obřího brouka se čtyřm</text:span></text:span><text:span text:style-name="Emphasis"><text:span text:style-name="T418">i</text:span></text:span><text:span text:style-name="Emphasis"><text:span text:style-name="T385"> noham</text:span></text:span><text:span text:style-name="Emphasis"><text:span text:style-name="T418">i</text:span></text:span><text:span text:style-name="Emphasis"><text:span text:style-name="T385">, dvěma chlupatým</text:span></text:span><text:span text:style-name="Emphasis"><text:span text:style-name="T418">i</text:span></text:span><text:span text:style-name="Emphasis"><text:span text:style-name="T385"> tykadly a dlouhým ocasem.</text:span></text:span></text:p>
      <text:list xml:id="list827809234" text:style-name="L45">
        <text:list-item>
          <text:p text:style-name="P235">Při podrobném prohledání této části reliéfu si postavy všimnou spáry ve tvaru dveří (lesknoucí se žába je v jejím středu).</text:p>
        </text:list-item>
        <text:list-item>
          <text:p text:style-name="P236">Zmačknutí lesknoucího se reliéfu žáby otevře tajné dveře do <text:span text:style-name="T184">C3</text:span> (modře naznačené schody uvnitř kamenného bloku).</text:p>
        </text:list-item>
      </text:list>
      <text:h text:style-name="P261" text:outline-level="3"><text:span text:style-name="T726">C2 – </text:span>Chrám</text:h>
      <text:p text:style-name="P70"><text:span text:style-name="T350">💡</text:span><text:span text:style-name="T329"><text:tab/>Je zde </text:span><text:span text:style-name="T367">slabé, namodralé světlo od hub dole v jeskyni</text:span><text:span text:style-name="T329">.</text:span></text:p>
      <text:p text:style-name="P65"><text:span text:style-name="T329">🔊<text:tab/></text:span><text:span text:style-name="T371">Tichounké kapání vody ze stropu jeskyně na skalní podloží chrámu.</text:span></text:p>
      <text:p text:style-name="P34">Chrám sestává z <text:span text:style-name="T207">megalit</text:span><text:span text:style-name="T229">ických sloup</text:span><text:span text:style-name="T207">ů</text:span> pokrytých stejnými <text:span text:style-name="T230">reliéfy</text:span> jako skalní útvar, na kterém stojí. <text:span text:style-name="T727">Uprostřed je masivní kamenný </text:span><text:span text:style-name="T209">oltář</text:span><text:span text:style-name="T231"> </text:span><text:span text:style-name="T232">s odklopeným víkem</text:span><text:span text:style-name="T727">. Na </text:span><text:span text:style-name="T209">podlaze</text:span><text:span text:style-name="T727"> jsou </text:span><text:span text:style-name="T209">rezavé skvrny</text:span><text:span text:style-name="T727">.</text:span></text:p>
      <text:p text:style-name="P78"><text:span text:style-name="T73">👣<text:tab/></text:span><text:span text:style-name="T82">(stopování) Ve vrstvě prachu pokrývajícího kamenné podloží chrámu jsou staré stopy velkého čtyřnohého tvora. Určitě to nebylo žádné známé zvíře.</text:span></text:p>
      <text:p text:style-name="P8"><text:span text:style-name="Emphasis"><text:span text:style-name="T381">▸<text:tab/></text:span></text:span><text:span text:style-name="Emphasis"><text:span text:style-name="T585">Reliéf</text:span></text:span><text:span text:style-name="Emphasis"><text:span text:style-name="T404"> z </text:span></text:span><text:span text:style-name="Emphasis"><text:span text:style-name="T628">megal</text:span></text:span><text:span text:style-name="Emphasis"><text:span text:style-name="T633">i</text:span></text:span><text:span text:style-name="Emphasis"><text:span text:style-name="T628">t</text:span></text:span><text:span text:style-name="Emphasis"><text:span text:style-name="T656">ických sloupů</text:span></text:span><text:span text:style-name="Emphasis"><text:span text:style-name="T404"> </text:span></text:span><text:span text:style-name="Emphasis"><text:span text:style-name="T585">zobrazuje lesknoucí se</text:span></text:span><text:span text:style-name="Emphasis"><text:span text:style-name="T404"> žáb</text:span></text:span><text:span text:style-name="Emphasis"><text:span text:style-name="T585">u</text:span></text:span><text:span text:style-name="Emphasis"><text:span text:style-name="T404"> </text:span></text:span><text:span text:style-name="Emphasis"><text:span text:style-name="T585">(jako by na ni někdo často sahal)</text:span></text:span><text:span text:style-name="Emphasis"><text:span text:style-name="T404">. </text:span></text:span><text:span text:style-name="Emphasis"><text:span text:style-name="T585">V ruce ji</text:span></text:span><text:span text:style-name="Emphasis"><text:span text:style-name="T422"> drží </text:span></text:span><text:span text:style-name="Emphasis"><text:span text:style-name="T382">humanoid s žabíma </text:span></text:span><text:span text:style-name="Emphasis"><text:span text:style-name="T422">očima</text:span></text:span><text:span text:style-name="Emphasis"><text:span text:style-name="T382"> </text:span></text:span><text:span text:style-name="Emphasis"><text:span text:style-name="T423">a</text:span></text:span><text:span text:style-name="Emphasis"><text:span text:style-name="T422"> náhrdelníkem, </text:span></text:span><text:span text:style-name="Emphasis"><text:span text:style-name="T585">který zrovna přichází k oltáři uprostřed chrámu.</text:span></text:span></text:p>
      <text:list xml:id="list2772940337" text:style-name="L46">
        <text:list-item>
          <text:p text:style-name="P198"><text:span text:style-name="Emphasis"><text:span text:style-name="T404">Jejím stisknutím se </text:span></text:span><text:span text:style-name="Emphasis"><text:span text:style-name="T405">vedle</text:span></text:span><text:span text:style-name="Emphasis"><text:span text:style-name="T404"> otevře propadlo </text:span></text:span><text:span text:style-name="Emphasis"><text:span text:style-name="T405">v podlaze</text:span></text:span><text:span text:style-name="Emphasis"><text:span text:style-name="T404"> (vede do </text:span></text:span><text:span text:style-name="Emphasis"><text:span text:style-name="T608">C3</text:span></text:span><text:span text:style-name="Emphasis"><text:span text:style-name="T404">).</text:span></text:span></text:p>
        </text:list-item>
      </text:list>
      <text:p text:style-name="P7"><text:soft-page-break/><text:span text:style-name="Emphasis"><text:span text:style-name="T381">▸<text:tab/></text:span></text:span><text:span text:style-name="Emphasis"><text:span text:style-name="T403">Při prohledávání </text:span></text:span><text:span text:style-name="Emphasis"><text:span text:style-name="T627">podlahy</text:span></text:span><text:span text:style-name="Emphasis"><text:span text:style-name="T403"> nebo </text:span></text:span><text:span text:style-name="Emphasis"><text:span text:style-name="T627">rezavých skvrn</text:span></text:span><text:span text:style-name="Emphasis"><text:span text:style-name="T403"> postavy u jednoho z m</text:span></text:span><text:span text:style-name="Emphasis"><text:span text:style-name="T438">ega</text:span></text:span><text:span text:style-name="Emphasis"><text:span text:style-name="T403">lit</text:span></text:span><text:span text:style-name="Emphasis"><text:span text:style-name="T585">ických sloupů</text:span></text:span><text:span text:style-name="Emphasis"><text:span text:style-name="T403"> najdou </text:span></text:span><text:span text:style-name="Emphasis"><text:span text:style-name="T404">obrysy</text:span></text:span><text:span text:style-name="Emphasis"><text:span text:style-name="T403"> propadl</text:span></text:span><text:span text:style-name="Emphasis"><text:span text:style-name="T404">a</text:span></text:span><text:span text:style-name="Emphasis"><text:span text:style-name="T403">.</text:span></text:span></text:p>
      <text:list xml:id="list1189987081" text:style-name="L47">
        <text:list-item>
          <text:p text:style-name="P237"><text:span text:style-name="Emphasis"><text:span text:style-name="T439">Rezavé skvrny jsou tvořeny tenkou vrstvou jemné rzi, asi jako kdyby </text:span></text:span><text:span text:style-name="Emphasis"><text:span text:style-name="T440">to původně byly hromádky</text:span></text:span><text:span text:style-name="Emphasis"><text:span text:style-name="T439">, ale někdo j</text:span></text:span><text:span text:style-name="Emphasis"><text:span text:style-name="T440">e</text:span></text:span><text:span text:style-name="Emphasis"><text:span text:style-name="T439"> důkladně zametl.</text:span></text:span></text:p>
        </text:list-item>
      </text:list>
      <text:list xml:id="list573451331" text:style-name="L48">
        <text:list-item>
          <text:p text:style-name="P238"><text:span text:style-name="Emphasis"><text:span text:style-name="T404">Propadlo v</text:span></text:span><text:span text:style-name="Emphasis"><text:span text:style-name="T403">ede co </text:span></text:span><text:span text:style-name="Emphasis"><text:span text:style-name="T609">C3</text:span></text:span><text:span text:style-name="Emphasis"><text:span text:style-name="T403">. </text:span></text:span><text:span text:style-name="Emphasis"><text:span text:style-name="T404">O</text:span></text:span><text:span text:style-name="Emphasis"><text:span text:style-name="T403">tevírá se stisknutím </text:span></text:span><text:span text:style-name="Emphasis"><text:span text:style-name="T404">vyleštěné</text:span></text:span><text:span text:style-name="Emphasis"><text:span text:style-name="T403"> hlavy žáby, která je </text:span></text:span><text:span text:style-name="Emphasis"><text:span text:style-name="T404">součástí</text:span></text:span><text:span text:style-name="Emphasis"><text:span text:style-name="T403"> reliéfu na </text:span></text:span><text:span text:style-name="Emphasis"><text:span text:style-name="T585">sloupu</text:span></text:span><text:span text:style-name="Emphasis"><text:span text:style-name="T403"> vedle propadla.</text:span></text:span></text:p>
        </text:list-item>
      </text:list>
      <text:p text:style-name="P93"><text:span text:style-name="Emphasis"><text:span text:style-name="T381">▸<text:tab/></text:span></text:span><text:span text:style-name="Emphasis"><text:span text:style-name="T625">Oltář</text:span></text:span><text:span text:style-name="Emphasis"><text:span text:style-name="T380"> </text:span></text:span><text:span text:style-name="Emphasis"><text:span text:style-name="T396">je dut</text:span></text:span><text:span text:style-name="Emphasis"><text:span text:style-name="T397">ý</text:span></text:span><text:span text:style-name="Emphasis"><text:span text:style-name="T396"> kamenn</text:span></text:span><text:span text:style-name="Emphasis"><text:span text:style-name="T397">ý</text:span></text:span><text:span text:style-name="Emphasis"><text:span text:style-name="T396"> </text:span></text:span><text:span text:style-name="Emphasis"><text:span text:style-name="T397">kvádr zhruba metr dvacet vysoký, metr a půl široký a dva metry dlouhý</text:span></text:span><text:span text:style-name="Emphasis"><text:span text:style-name="T396">. </text:span></text:span><text:span text:style-name="Emphasis"><text:span text:style-name="T397">K</text:span></text:span><text:span text:style-name="Emphasis"><text:span text:style-name="T396">amenn</text:span></text:span><text:span text:style-name="Emphasis"><text:span text:style-name="T399">á</text:span></text:span><text:span text:style-name="Emphasis"><text:span text:style-name="T396"> desk</text:span></text:span><text:span text:style-name="Emphasis"><text:span text:style-name="T397">a</text:span></text:span><text:span text:style-name="Emphasis"><text:span text:style-name="T396"> s reliéfy žab v každém z rohů, </text:span></text:span><text:span text:style-name="Emphasis"><text:span text:style-name="T397">která </text:span></text:span><text:span text:style-name="Emphasis"><text:span text:style-name="T441">jej původně zakrývala</text:span></text:span><text:span text:style-name="Emphasis"><text:span text:style-name="T397">, je teď o něj opřená</text:span></text:span><text:span text:style-name="Emphasis"><text:span text:style-name="T396">. </text:span></text:span><text:span text:style-name="Emphasis"><text:span text:style-name="T402">Zevnitř vyčuhují dvě zhruba půl metru dlouhé, chlupaté tyče (konce tykadel </text:span></text:span><text:span text:style-name="Emphasis"><text:span text:style-name="T662">rzivého netvora</text:span></text:span><text:span text:style-name="Emphasis"><text:span text:style-name="T402">).</text:span></text:span></text:p>
      <text:list xml:id="list2814326744" text:style-name="L49">
        <text:list-header>
          <text:p text:style-name="P239"><text:span text:style-name="Emphasis"><text:span text:style-name="T599">⚔</text:span></text:span><text:span text:style-name="Emphasis"><text:span text:style-name="T398"> </text:span></text:span><text:span text:style-name="Emphasis"><text:span text:style-name="T397">Uvnitř je</text:span></text:span><text:span text:style-name="Emphasis"><text:span text:style-name="T380"> </text:span></text:span><text:span text:style-name="Emphasis"><text:span text:style-name="T657">rzivý netvor</text:span></text:span><text:span text:style-name="Emphasis"><text:span text:style-name="T380"> </text:span></text:span><text:span text:style-name="Emphasis"><text:span text:style-name="T397">(karta)</text:span></text:span><text:span text:style-name="Emphasis"><text:span text:style-name="T380">. Pokud mají postavy </text:span></text:span><text:span text:style-name="Emphasis"><text:span text:style-name="T661">zlatou sošku žáby</text:span></text:span><text:span text:style-name="Emphasis"><text:span text:style-name="T380">, zůstane spát. V opačném případě se na ně vrhne </text:span></text:span><text:span text:style-name="Emphasis"><text:span text:style-name="T442">(navíc s výhodou za překvapení, pokud to postavy nečekají)</text:span></text:span><text:span text:style-name="Emphasis"><text:span text:style-name="T380">.</text:span></text:span></text:p>
          <text:list>
            <text:list-item>
              <text:p text:style-name="P240"><text:span text:style-name="Emphasis"><text:span text:style-name="T400">Netvor je velmi nebezpečný – za úspěch se může jedním ze svých tykadel dotknout něčeho kovového </text:span></text:span><text:span text:style-name="Emphasis"><text:span text:style-name="T401">(</text:span></text:span><text:span text:style-name="Emphasis"><text:span text:style-name="T400">zbraně, zbroje a podobně</text:span></text:span><text:span text:style-name="Emphasis"><text:span text:style-name="T401">)</text:span></text:span><text:span text:style-name="Emphasis"><text:span text:style-name="T400"> a změnit to v hromádku rzi.</text:span></text:span></text:p>
            </text:list-item>
            <text:list-item>
              <text:p text:style-name="P241"><text:span text:style-name="Emphasis"><text:span text:style-name="T380">Netvor neopustí chrám (leda by ho postavy shodily dolů).</text:span></text:span></text:p>
            </text:list-item>
            <text:list-item>
              <text:p text:style-name="P173">Alchymista může z <text:span text:style-name="T809">tykadel</text:span> mrtvého <text:span text:style-name="T809">rzivého netvora</text:span> <text:span text:style-name="T808">vytěžit</text:span> <text:span text:style-name="T809">3</text:span> <text:span text:style-name="T808">magy a vyrobit </text:span><text:span text:style-name="T123">rzivý prach</text:span><text:span text:style-name="T808"> (karta). </text:span><text:span text:style-name="Emphasis"><text:span text:style-name="T558">Na </text:span></text:span><text:span text:style-name="Emphasis"><text:span text:style-name="T586">jeho</text:span></text:span><text:span text:style-name="Emphasis"><text:span text:style-name="T558"> výrobu nemusí znát recept.</text:span></text:span></text:p>
            </text:list-item>
          </text:list>
        </text:list-header>
      </text:list>
      <text:h text:style-name="P262" text:outline-level="3">C<text:span text:style-name="T792">3</text:span> – Schody uvnitř kamenného bloku</text:h>
      <text:p text:style-name="P123">⬤<text:tab/>Je zde tma.</text:p>
      <text:p text:style-name="P77"><text:soft-page-break/>Zele<text:span text:style-name="T732">ně nakreslená</text:span> místnost <text:span text:style-name="T198">(C</text:span><text:span text:style-name="T202">4</text:span><text:span text:style-name="T198">)</text:span> je za dalšími tajnými dveřmi. Nekresli ji <text:span text:style-name="T733">hráčům</text:span>, dokud je postavy nenajdou.</text:p>
      <text:p text:style-name="P113"><text:span text:style-name="T94">Místnost i schody jsou tesané dovnitř kamenného bloku, na kterém stojí chrám. </text:span><text:span text:style-name="T97">Na stěně naproti schodům je reliéf zobrazující </text:span><text:span text:style-name="Emphasis"><text:span text:style-name="T664">humanoid</text:span></text:span><text:span text:style-name="Emphasis"><text:span text:style-name="T665">a</text:span></text:span><text:span text:style-name="Emphasis"><text:span text:style-name="T664"> s žabíma očima </text:span></text:span><text:span text:style-name="Emphasis"><text:span text:style-name="T671">a náhrdelníkem na krku</text:span></text:span><text:span text:style-name="Emphasis"><text:span text:style-name="T664"> </text:span></text:span><text:span text:style-name="Emphasis"><text:span text:style-name="T666">klečícího před</text:span></text:span><text:span text:style-name="Emphasis"><text:span text:style-name="T667"> </text:span></text:span><text:span text:style-name="Emphasis"><text:span text:style-name="T668">velký</text:span></text:span><text:span text:style-name="Emphasis"><text:span text:style-name="T666">m</text:span></text:span><text:span text:style-name="Emphasis"><text:span text:style-name="T669"> oltář</text:span></text:span><text:span text:style-name="Emphasis"><text:span text:style-name="T666">em.</text:span></text:span><text:span text:style-name="Emphasis"><text:span text:style-name="T670"> </text:span></text:span><text:span text:style-name="Emphasis"><text:span text:style-name="T671">N</text:span></text:span><text:span text:style-name="Emphasis"><text:span text:style-name="T670">a otevřené dlani natažené ruky mu sedí </text:span></text:span><text:span text:style-name="Emphasis"><text:span text:style-name="T698">žába</text:span></text:span><text:span text:style-name="Emphasis"><text:span text:style-name="T670">. </text:span></text:span><text:span text:style-name="Emphasis"><text:span text:style-name="T672">Ostatní stěny jsou holé.</text:span></text:span></text:p>
      <text:p text:style-name="P113"><text:span text:style-name="Emphasis"><text:span text:style-name="T425">Dveře </text:span></text:span><text:span text:style-name="Emphasis"><text:span text:style-name="T426">do</text:span></text:span><text:span text:style-name="Emphasis"><text:span text:style-name="T425"> jeskyně a </text:span></text:span><text:span text:style-name="Emphasis"><text:span text:style-name="T587">padací dveře</text:span></text:span><text:span text:style-name="Emphasis"><text:span text:style-name="T425"> na plošinu s chrámem se otevírají pákami ve stěně </text:span></text:span><text:span text:style-name="Emphasis"><text:span text:style-name="T427">(z této strany tyto vstupy nejsou tajné)</text:span></text:span><text:span text:style-name="Emphasis"><text:span text:style-name="T425">.</text:span></text:span></text:p>
      <text:p text:style-name="P95"><text:span text:style-name="Emphasis"><text:span text:style-name="T381">▸<text:tab/></text:span></text:span><text:span text:style-name="Emphasis"><text:span text:style-name="T428">T</text:span></text:span><text:span text:style-name="Emphasis"><text:span text:style-name="T429">ato</text:span></text:span><text:span text:style-name="Emphasis"><text:span text:style-name="T428"> </text:span></text:span><text:span text:style-name="Emphasis"><text:span text:style-name="T630">žáb</text:span></text:span><text:span text:style-name="Emphasis"><text:span text:style-name="T632">a</text:span></text:span><text:span text:style-name="Emphasis"><text:span text:style-name="T419"> se </text:span></text:span><text:span text:style-name="Emphasis"><text:span text:style-name="T428">ne</text:span></text:span><text:span text:style-name="Emphasis"><text:span text:style-name="T419">leskne</text:span></text:span><text:span text:style-name="Emphasis"><text:span text:style-name="T428">, protože do pokladnice se tak často nechodilo</text:span></text:span><text:span text:style-name="Emphasis"><text:span text:style-name="T419">. Je</text:span></text:span><text:span text:style-name="Emphasis"><text:span text:style-name="T430">jí</text:span></text:span><text:span text:style-name="Emphasis"><text:span text:style-name="T419"> zmačknutí otevře tajné dveře do </text:span></text:span><text:span text:style-name="Emphasis"><text:span text:style-name="T618">C</text:span></text:span><text:span text:style-name="Emphasis"><text:span text:style-name="T619">4</text:span></text:span><text:span text:style-name="Emphasis"><text:span text:style-name="T421">.</text:span></text:span></text:p>
      <text:h text:style-name="Heading_20_3" text:outline-level="3"><text:span text:style-name="Emphasis"><text:span text:style-name="T128">C</text:span></text:span><text:span text:style-name="Emphasis"><text:span text:style-name="T154">4</text:span></text:span><text:span text:style-name="Emphasis"><text:span text:style-name="T128"> – </text:span></text:span><text:span text:style-name="Emphasis"><text:span text:style-name="T136">P</text:span></text:span><text:span text:style-name="Emphasis"><text:span text:style-name="T128">okladnice</text:span></text:span></text:h>
      <text:p text:style-name="P10"><text:span text:style-name="Emphasis"><text:span text:style-name="T254">⬤<text:tab/>Je zde tma.</text:span></text:span></text:p>
      <text:p text:style-name="P114"><text:span text:style-name="Emphasis"><text:span text:style-name="T674">Tajné dveře se otevírají do mal</text:span></text:span><text:span text:style-name="Emphasis"><text:span text:style-name="T675">é</text:span></text:span><text:span text:style-name="Emphasis"><text:span text:style-name="T674"> místnůstk</text:span></text:span><text:span text:style-name="Emphasis"><text:span text:style-name="T675">y</text:span></text:span><text:span text:style-name="Emphasis"><text:span text:style-name="T674"> s kamenným stolem u stěny naproti dveřím. Na </text:span></text:span><text:span text:style-name="Emphasis"><text:span text:style-name="T694">něm</text:span></text:span><text:span text:style-name="Emphasis"><text:span text:style-name="T674"> je hromada lesklých mušlí, </text:span></text:span><text:span text:style-name="Emphasis"><text:span text:style-name="T444">zlatá soška žáby</text:span></text:span><text:span text:style-name="Emphasis"><text:span text:style-name="T674"> (karta) a </text:span></text:span><text:span text:style-name="Emphasis"><text:span text:style-name="T444">smaragdový náhrdelník</text:span></text:span><text:span text:style-name="Emphasis"><text:span text:style-name="T674"> (karta). Hned z</text:span></text:span><text:span text:style-name="Emphasis"><text:span text:style-name="T673">a dveřmi je na zemi postavená kamenná olejová </text:span></text:span><text:span text:style-name="Emphasis"><text:span text:style-name="T699">lampička</text:span></text:span><text:span text:style-name="Emphasis"><text:span text:style-name="T673">.</text:span></text:span></text:p>
      <text:p text:style-name="P94"><text:span text:style-name="Emphasis"><text:span text:style-name="T381">▸<text:tab/></text:span></text:span><text:span text:style-name="Emphasis"><text:span text:style-name="T443">Olej v </text:span></text:span><text:span text:style-name="Emphasis"><text:span text:style-name="T625">l</text:span></text:span><text:span text:style-name="Emphasis"><text:span text:style-name="T634">ampičce</text:span></text:span><text:span text:style-name="Emphasis"><text:span text:style-name="T380"> </text:span></text:span><text:span text:style-name="Emphasis"><text:span text:style-name="T443">už dávno vyschnul a knot se rozpadl v prach.</text:span></text:span></text:p>
      <text:h text:style-name="P264" text:outline-level="1"><text:bookmark-start text:name="__RefHeading___Toc13857_1990953305"/><text:span text:style-name="T3">K</text:span><text:span text:style-name="T2">onec dobrodružství</text:span><text:bookmark-end text:name="__RefHeading___Toc13857_1990953305"/></text:h>
      <text:p text:style-name="P96"><text:span text:style-name="T2">Dobrodružství </text:span><text:span text:style-name="T58">s</text:span><text:span text:style-name="T2">končí, </text:span><text:span text:style-name="T63">až</text:span><text:span text:style-name="T2"> když se </text:span><text:span text:style-name="T59">pro to hráči rozhodnou. </text:span><text:span text:style-name="T67">P</text:span><text:span text:style-name="T64">okud už ale v⁠ podzemí nic zajímavého není, tak jim to řekni, nenech je marně hledat</text:span><text:span text:style-name="T2">.</text:span></text:p>
      <text:h text:style-name="Heading_20_1" text:outline-level="1"><text:bookmark-start text:name="__RefHeading___Toc5831_1424409582"/>Cena pokladů<text:bookmark-end text:name="__RefHeading___Toc5831_1424409582"/></text:h>
      <text:p text:style-name="P131">V tabulce jsou výkupní ceny. Když by tu samou věc chtěly postavy koupit od obchodníka, zaplatí dvojnásobek.<text:line-break/><text:tab/><text:span text:style-name="T716">Klíče samy o⁠ sobě nemají prakticky žádnou cenu. Zámek má cenu i bez klíče, ale jen pro zámečníka.<text:line-break/><text:tab/></text:span><text:span text:style-name="T66">Když</text:span><text:span text:style-name="T206"> budou cht</text:span><text:span text:style-name="T65">ít </text:span><text:span text:style-name="T2">postavy</text:span><text:span text:style-name="T65"> prodat něco, co není na seznamu, cenu odhadni.</text:span></text:p>
      <text:p text:style-name="P138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43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Table_20_Contents">lopata</text:p>
          </table:table-cell>
          <table:table-cell table:style-name="Tabulka1.A2" office:value-type="string">
            <text:p text:style-name="P146">4 st</text:p>
          </table:table-cell>
        </table:table-row>
        <table:table-row>
          <table:table-cell table:style-name="Tabulka1.A2" office:value-type="string">
            <text:p text:style-name="Table_20_Contents">krumpáč</text:p>
          </table:table-cell>
          <table:table-cell table:style-name="Tabulka1.A2" office:value-type="string">
            <text:p text:style-name="P146">5 st</text:p>
          </table:table-cell>
        </table:table-row>
        <table:table-row>
          <table:table-cell table:style-name="Tabulka1.A2" office:value-type="string">
            <text:p text:style-name="Table_20_Contents">motyka</text:p>
          </table:table-cell>
          <table:table-cell table:style-name="Tabulka1.A2" office:value-type="string">
            <text:p text:style-name="P146">4 st</text:p>
          </table:table-cell>
        </table:table-row>
        <table:table-row>
          <table:table-cell table:style-name="Tabulka1.A2" office:value-type="string">
            <text:p text:style-name="Table_20_Contents">velký kotel</text:p>
          </table:table-cell>
          <table:table-cell table:style-name="Tabulka1.A2" office:value-type="string">
            <text:p text:style-name="P146">2 zl</text:p>
          </table:table-cell>
        </table:table-row>
        <table:table-row>
          <table:table-cell table:style-name="Tabulka1.A2" office:value-type="string">
            <text:p text:style-name="Table_20_Contents">hliněná láhev</text:p>
          </table:table-cell>
          <table:table-cell table:style-name="Tabulka1.A2" office:value-type="string">
            <text:p text:style-name="P149">2 mk</text:p>
          </table:table-cell>
        </table:table-row>
        <table:table-row>
          <table:table-cell table:style-name="Tabulka1.A2" office:value-type="string">
            <text:p text:style-name="Table_20_Contents">dřevěný kýbl</text:p>
          </table:table-cell>
          <table:table-cell table:style-name="Tabulka1.A2" office:value-type="string">
            <text:p text:style-name="P149">4 mk</text:p>
          </table:table-cell>
        </table:table-row>
        <table:table-row>
          <table:table-cell table:style-name="Tabulka1.A2" office:value-type="string">
            <text:p text:style-name="Table_20_Contents">vědro na vodu</text:p>
          </table:table-cell>
          <table:table-cell table:style-name="Tabulka1.A2" office:value-type="string">
            <text:p text:style-name="P149">4 mk</text:p>
          </table:table-cell>
        </table:table-row>
        <table:table-row>
          <table:table-cell table:style-name="Tabulka1.A2" office:value-type="string">
            <text:p text:style-name="Table_20_Contents">sekera</text:p>
          </table:table-cell>
          <table:table-cell table:style-name="Tabulka1.A2" office:value-type="string">
            <text:p text:style-name="P146">5 st</text:p>
          </table:table-cell>
        </table:table-row>
        <table:table-row>
          <table:table-cell table:style-name="Tabulka1.A2" office:value-type="string">
            <text:p text:style-name="Table_20_Contents">dláto</text:p>
          </table:table-cell>
          <table:table-cell table:style-name="Tabulka1.A2" office:value-type="string">
            <text:p text:style-name="P141">3 st</text:p>
          </table:table-cell>
        </table:table-row>
        <table:table-row>
          <table:table-cell table:style-name="Tabulka1.A2" office:value-type="string">
            <text:p text:style-name="Table_20_Contents">pila</text:p>
          </table:table-cell>
          <table:table-cell table:style-name="Tabulka1.A2" office:value-type="string">
            <text:p text:style-name="P141">4 st</text:p>
          </table:table-cell>
        </table:table-row>
        <table:table-row>
          <table:table-cell table:style-name="Tabulka1.A2" office:value-type="string">
            <text:p text:style-name="Table_20_Contents">kladivo</text:p>
          </table:table-cell>
          <table:table-cell table:style-name="Tabulka1.A2" office:value-type="string">
            <text:p text:style-name="P141">5 st</text:p>
          </table:table-cell>
        </table:table-row>
        <table:table-row>
          <table:table-cell table:style-name="Tabulka1.A2" office:value-type="string">
            <text:p text:style-name="Table_20_Contents">zednická lžíce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kleště</text:p>
          </table:table-cell>
          <table:table-cell table:style-name="Tabulka1.A2" office:value-type="string">
            <text:p text:style-name="P141">4 st</text:p>
          </table:table-cell>
        </table:table-row>
        <table:table-row>
          <table:table-cell table:style-name="Tabulka1.A2" office:value-type="string">
            <text:p text:style-name="Table_20_Contents">průbojník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pilník</text:p>
          </table:table-cell>
          <table:table-cell table:style-name="Tabulka1.A2" office:value-type="string">
            <text:p text:style-name="P141">3 st</text:p>
          </table:table-cell>
        </table:table-row>
        <table:table-row>
          <table:table-cell table:style-name="Tabulka1.A2" office:value-type="string">
            <text:p text:style-name="Table_20_Contents">sekáč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raznice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kovadlina</text:p>
          </table:table-cell>
          <table:table-cell table:style-name="Tabulka1.A2" office:value-type="string">
            <text:p text:style-name="P141">1 zl</text:p>
          </table:table-cell>
        </table:table-row>
        <table:table-row>
          <table:table-cell table:style-name="Tabulka1.A2" office:value-type="string">
            <text:p text:style-name="Table_20_Contents"><text:span text:style-name="T65">skřetí nůž </text:span><text:span text:style-name="T92">(karta)</text:span></text:p>
          </table:table-cell>
          <table:table-cell table:style-name="Tabulka1.A2" office:value-type="string">
            <text:p text:style-name="P141">1 st</text:p>
          </table:table-cell>
        </table:table-row>
        <text:soft-page-break/>
        <table:table-row>
          <table:table-cell table:style-name="Tabulka1.A2" office:value-type="string">
            <text:p text:style-name="Table_20_Contents"><text:span text:style-name="T65">skřetí luk </text:span><text:span text:style-name="T92">(karta)</text:span>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<text:span text:style-name="T65">skřetí vrhací nůž </text:span><text:span text:style-name="T92">(karta)</text:span></text:p>
          </table:table-cell>
          <table:table-cell table:style-name="Tabulka1.A2" office:value-type="string">
            <text:p text:style-name="P141">1 st</text:p>
          </table:table-cell>
        </table:table-row>
        <table:table-row>
          <table:table-cell table:style-name="Tabulka1.A2" office:value-type="string">
            <text:p text:style-name="Table_20_Contents"><text:span text:style-name="T65">lehká skřetí zbroj </text:span><text:span text:style-name="T92">(karta)</text:span></text:p>
          </table:table-cell>
          <table:table-cell table:style-name="Tabulka1.A2" office:value-type="string">
            <text:p text:style-name="P141">1 zl</text:p>
          </table:table-cell>
        </table:table-row>
        <table:table-row>
          <table:table-cell table:style-name="Tabulka1.A2" office:value-type="string">
            <text:p text:style-name="Table_20_Contents">zlobří kladivo</text:p>
          </table:table-cell>
          <table:table-cell table:style-name="Tabulka1.A2" office:value-type="string">
            <text:p text:style-name="P141">8 st</text:p>
          </table:table-cell>
        </table:table-row>
        <table:table-row>
          <table:table-cell table:style-name="Tabulka1.A2" office:value-type="string">
            <text:p text:style-name="Table_20_Contents">ochočený had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balíček cigaret (halucinogenní narkotikum)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<text:span text:style-name="T65">trpaslická dvoubřitá sekera </text:span><text:span text:style-name="T92">(karta)</text:span>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<text:span text:style-name="T65">trpaslický nůž </text:span><text:span text:style-name="T92">(karta)</text:span></text:p>
          </table:table-cell>
          <table:table-cell table:style-name="Tabulka1.A2" office:value-type="string">
            <text:p text:style-name="P141">3 st</text:p>
          </table:table-cell>
        </table:table-row>
        <table:table-row>
          <table:table-cell table:style-name="Tabulka1.A2" office:value-type="string">
            <text:p text:style-name="Table_20_Contents"><text:span text:style-name="T65">opakovací kuše (funkční) </text:span><text:span text:style-name="T92">(karta)</text:span>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<text:span text:style-name="T65">ruční plamenomet (funkční) </text:span><text:span text:style-name="T92">(karta)</text:span>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<text:span text:style-name="T65">důlní výbušnina (</text:span><text:span text:style-name="T93">1</text:span><text:span text:style-name="T65"> váleč</text:span><text:span text:style-name="T93">e</text:span><text:span text:style-name="T65">k) </text:span><text:span text:style-name="T92">(karta)</text:span></text:p>
          </table:table-cell>
          <table:table-cell table:style-name="Tabulka1.A2" office:value-type="string">
            <text:p text:style-name="P141">5 st</text:p>
          </table:table-cell>
        </table:table-row>
        <table:table-row>
          <table:table-cell table:style-name="Tabulka1.A2" office:value-type="string">
            <text:p text:style-name="Table_20_Contents"><text:span text:style-name="T65">světélkující pasta </text:span><text:span text:style-name="T92">(karta)</text:span>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<text:span text:style-name="T825">železná </text:span>truhlice s vnitřním zámkem (z B16)</text:p>
          </table:table-cell>
          <table:table-cell table:style-name="Tabulka1.A2" office:value-type="string">
            <text:p text:style-name="P141">2 zl</text:p>
          </table:table-cell>
        </table:table-row>
        <table:table-row>
          <table:table-cell table:style-name="Tabulka1.A2" office:value-type="string">
            <text:p text:style-name="Table_20_Contents">trpaslický vnitřní zámek (ze dveří B2d1)</text:p>
          </table:table-cell>
          <table:table-cell table:style-name="Tabulka1.A2" office:value-type="string">
            <text:p text:style-name="P139"><text:s/><text:span text:style-name="T825">5 zl</text:span></text:p>
          </table:table-cell>
        </table:table-row>
        <table:table-row>
          <table:table-cell table:style-name="Tabulka1.A2" office:value-type="string">
            <text:p text:style-name="Table_20_Contents">20 metrů provazu</text:p>
          </table:table-cell>
          <table:table-cell table:style-name="Tabulka1.A2" office:value-type="string">
            <text:p text:style-name="P141">5 st</text:p>
          </table:table-cell>
        </table:table-row>
        <table:table-row>
          <table:table-cell table:style-name="Tabulka1.A2" office:value-type="string">
            <text:p text:style-name="Table_20_Contents">50 metrů řetězu (váží 2 metráky)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masivní železný hák</text:p>
          </table:table-cell>
          <table:table-cell table:style-name="Tabulka1.A2" office:value-type="string">
            <text:p text:style-name="P141">3 st</text:p>
          </table:table-cell>
        </table:table-row>
        <table:table-row>
          <table:table-cell table:style-name="Tabulka1.A2" office:value-type="string">
            <text:p text:style-name="Table_20_Contents">železný hák</text:p>
          </table:table-cell>
          <table:table-cell table:style-name="Tabulka1.A2" office:value-type="string">
            <text:p text:style-name="P141">1 st</text:p>
          </table:table-cell>
        </table:table-row>
        <table:table-row>
          <table:table-cell table:style-name="Tabulka1.A2" office:value-type="string">
            <text:p text:style-name="Table_20_Contents">trpaslický kahan</text:p>
          </table:table-cell>
          <table:table-cell table:style-name="Tabulka1.A2" office:value-type="string">
            <text:p text:style-name="P141">2 st</text:p>
          </table:table-cell>
        </table:table-row>
        <table:table-row>
          <table:table-cell table:style-name="Tabulka1.A2" office:value-type="string">
            <text:p text:style-name="Table_20_Contents">živá nákladní ploštice</text:p>
          </table:table-cell>
          <table:table-cell table:style-name="Tabulka1.A2" office:value-type="string">
            <text:p text:style-name="P141">1 zl</text:p>
          </table:table-cell>
        </table:table-row>
        <table:table-row>
          <table:table-cell table:style-name="Tabulka1.A2" office:value-type="string">
            <text:p text:style-name="Table_20_Contents"><text:span text:style-name="T65">Jehelníček (</text:span><text:span text:style-name="T92">kouzelný </text:span><text:span text:style-name="T65">štít) </text:span><text:span text:style-name="T92">(karta)</text:span></text:p>
          </table:table-cell>
          <table:table-cell table:style-name="Tabulka1.A2" office:value-type="string">
            <text:p text:style-name="P141">4 zl</text:p>
          </table:table-cell>
        </table:table-row>
        <table:table-row>
          <table:table-cell table:style-name="Tabulka1.A2" office:value-type="string">
            <text:p text:style-name="Table_20_Contents"><text:span text:style-name="T65">trpaslický cepín </text:span><text:span text:style-name="T92">(karta)</text:span>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<text:span text:style-name="T65">trpaslické kovářské kladivo </text:span><text:span text:style-name="T92">(karta)</text:span></text:p>
          </table:table-cell>
          <table:table-cell table:style-name="Tabulka1.A2" office:value-type="string">
            <text:p text:style-name="P141">5 zl</text:p>
          </table:table-cell>
        </table:table-row>
        <table:table-row>
          <table:table-cell table:style-name="Tabulka1.A2" office:value-type="string">
            <text:p text:style-name="Table_20_Contents"><text:span text:style-name="T65">oprava (svitek </text:span><text:span text:style-name="T92">s rituálem</text:span><text:span text:style-name="T65">) </text:span><text:span text:style-name="T92">(karta)</text:span></text:p>
          </table:table-cell>
          <table:table-cell table:style-name="Tabulka1.A2" office:value-type="string">
            <text:p text:style-name="P141">6 zl</text:p>
          </table:table-cell>
        </table:table-row>
        <table:table-row>
          <table:table-cell table:style-name="Tabulka1.A2" office:value-type="string">
            <text:p text:style-name="Table_20_Contents"><text:span text:style-name="T65">runová stráž (svitek </text:span><text:span text:style-name="T92">s rituálem</text:span><text:span text:style-name="T65">) </text:span><text:span text:style-name="T92">(karta)</text:span></text:p>
          </table:table-cell>
          <table:table-cell table:style-name="Tabulka1.A2" office:value-type="string">
            <text:p text:style-name="P141">6 zl</text:p>
          </table:table-cell>
        </table:table-row>
        <table:table-row>
          <table:table-cell table:style-name="Tabulka1.A2" office:value-type="string">
            <text:p text:style-name="Table_20_Contents"><text:span text:style-name="T65">náhrdelník z medvědích drápů </text:span><text:span text:style-name="T92">(karta)</text:span></text:p>
          </table:table-cell>
          <table:table-cell table:style-name="Tabulka1.A2" office:value-type="string">
            <text:p text:style-name="P141">5 st</text:p>
          </table:table-cell>
        </table:table-row>
        <table:table-row>
          <table:table-cell table:style-name="Tabulka1.A2" office:value-type="string">
            <text:p text:style-name="Table_20_Contents"><text:span text:style-name="T65">duhový kámen </text:span><text:span text:style-name="T92">(karta)</text:span></text:p>
          </table:table-cell>
          <table:table-cell table:style-name="Tabulka1.A2" office:value-type="string">
            <text:p text:style-name="P141">1 st</text:p>
          </table:table-cell>
        </table:table-row>
        <table:table-row>
          <table:table-cell table:style-name="Tabulka1.A2" office:value-type="string">
            <text:p text:style-name="Table_20_Contents"><text:span text:style-name="T65">pavoučí lektvar </text:span><text:span text:style-name="T92">(karta)</text:span></text:p>
          </table:table-cell>
          <table:table-cell table:style-name="Tabulka1.A2" office:value-type="string">
            <text:p text:style-name="P142">2 zl</text:p>
          </table:table-cell>
        </table:table-row>
        <table:table-row>
          <table:table-cell table:style-name="Tabulka1.A2" office:value-type="string">
            <text:p text:style-name="Table_20_Contents"><text:span text:style-name="T65">lektvar vodního dechu </text:span><text:span text:style-name="T92">(karta)</text:span></text:p>
          </table:table-cell>
          <table:table-cell table:style-name="Tabulka1.A2" office:value-type="string">
            <text:p text:style-name="P142">2 zl</text:p>
          </table:table-cell>
        </table:table-row>
        <table:table-row>
          <table:table-cell table:style-name="Tabulka1.A2" office:value-type="string">
            <text:p text:style-name="Table_20_Contents"><text:span text:style-name="T65">lektvar regenerace </text:span><text:span text:style-name="T92">(karta)</text:span></text:p>
          </table:table-cell>
          <table:table-cell table:style-name="Tabulka1.A2" office:value-type="string">
            <text:p text:style-name="P142">10 zl</text:p>
          </table:table-cell>
        </table:table-row>
        <table:table-row>
          <table:table-cell table:style-name="Tabulka1.A2" office:value-type="string">
            <text:p text:style-name="Table_20_Contents"><text:span text:style-name="T65">runotepecké pero </text:span><text:span text:style-name="T92">(karta)</text:span></text:p>
          </table:table-cell>
          <table:table-cell table:style-name="Tabulka1.A2" office:value-type="string">
            <text:p text:style-name="P141">7 zl</text:p>
          </table:table-cell>
        </table:table-row>
        <text:soft-page-break/>
        <table:table-row>
          <table:table-cell table:style-name="Tabulka1.A2" office:value-type="string">
            <text:p text:style-name="Table_20_Contents"><text:span text:style-name="T65">runa věčnosti </text:span><text:span text:style-name="T92">(karta)</text:span></text:p>
          </table:table-cell>
          <table:table-cell table:style-name="Tabulka1.A2" office:value-type="string">
            <text:p text:style-name="P141">6 zl</text:p>
          </table:table-cell>
        </table:table-row>
        <table:table-row>
          <table:table-cell table:style-name="Tabulka1.A2" office:value-type="string">
            <text:p text:style-name="Table_20_Contents"><text:span text:style-name="T65">rzivý prach </text:span><text:span text:style-name="T92">(karta)</text:span></text:p>
          </table:table-cell>
          <table:table-cell table:style-name="Tabulka1.A2" office:value-type="string">
            <text:p text:style-name="P141">2 zl</text:p>
          </table:table-cell>
        </table:table-row>
        <table:table-row>
          <table:table-cell table:style-name="Tabulka1.A2" office:value-type="string">
            <text:p text:style-name="Table_20_Contents"><text:span text:style-name="T65">malý stříbrný ingot </text:span><text:span text:style-name="T92">(karta)</text:span></text:p>
          </table:table-cell>
          <table:table-cell table:style-name="Tabulka1.A2" office:value-type="string">
            <text:p text:style-name="P140">4 zl</text:p>
          </table:table-cell>
        </table:table-row>
        <table:table-row>
          <table:table-cell table:style-name="Tabulka1.A2" office:value-type="string">
            <text:p text:style-name="Table_20_Contents"><text:span text:style-name="T65">přívěsek se sekerou </text:span><text:span text:style-name="T92">(karta)</text:span></text:p>
          </table:table-cell>
          <table:table-cell table:style-name="Tabulka1.A2" office:value-type="string">
            <text:p text:style-name="P140">1 zl</text:p>
          </table:table-cell>
        </table:table-row>
        <table:table-row>
          <table:table-cell table:style-name="Tabulka1.A2" office:value-type="string">
            <text:p text:style-name="Table_20_Contents"><text:span text:style-name="T65">stříbrný kroužek do nosu </text:span><text:span text:style-name="T92">(karta)</text:span></text:p>
          </table:table-cell>
          <table:table-cell table:style-name="Tabulka1.A2" office:value-type="string">
            <text:p text:style-name="P148"><text:span text:style-name="T772">5</text:span> <text:span text:style-name="T772">st</text:span></text:p>
          </table:table-cell>
        </table:table-row>
        <table:table-row>
          <table:table-cell table:style-name="Tabulka1.A2" office:value-type="string">
            <text:p text:style-name="Table_20_Contents"><text:span text:style-name="T65">zlatá soška žáby </text:span><text:span text:style-name="T92">(karta)</text:span></text:p>
          </table:table-cell>
          <table:table-cell table:style-name="Tabulka1.A2" office:value-type="string">
            <text:p text:style-name="P145">15 zl</text:p>
          </table:table-cell>
        </table:table-row>
        <table:table-row>
          <table:table-cell table:style-name="Tabulka1.A58" office:value-type="string">
            <text:p text:style-name="Table_20_Contents">smaragdový náhrdelník (karta)</text:p>
          </table:table-cell>
          <table:table-cell table:style-name="Tabulka1.A58" office:value-type="string">
            <text:p text:style-name="P147">8 zl</text:p>
          </table:table-cell>
        </table:table-row>
      </table:table>
      <text:p text:style-name="P14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3</text:page-number></text:p>
      </style:header>
      <style:header-left>
        <text:p text:style-name="MP2"><text:page-number text:select-page="current">34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5T16:12:14.316000000</dc:date>
    <meta:editing-cycles>15783</meta:editing-cycles>
    <meta:editing-duration>P45DT2M17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1" meta:image-count="0" meta:object-count="0" meta:page-count="34" meta:paragraph-count="422" meta:word-count="5963" meta:character-count="34343" meta:non-whitespace-character-count="28866"/>
  </office:meta>
</office:document-meta>
</file>